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82">
      <style:table-cell-properties fo:border-top="none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8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82">
      <style:table-cell-properties fo:border-top="none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7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9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2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9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82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9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7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8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9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8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Default" style:data-style-name="N52">
      <style:text-properties fo:font-weight="bold" style:font-weight-asian="bold" style:font-weight-complex="bold"/>
    </style:style>
    <style:style style:name="ce112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Default" style:data-style-name="N52"/>
    <style:style style:name="ce125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126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7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128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129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8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10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10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10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26032__34920__34399_04_44_05_44__36895__22577_3_38542__27573__24180__40801_-_36899__32080__40__20844__24335__41__27284_102.09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10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26032__34920__34399_04_44_05_44__36895__22577_3_38542__27573__24180__40801_-_36899__32080__40__20844__24335__41__27284_102.09-_26032__43__30007__22899_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3" style:data-style-name="N10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10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10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2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3" style:data-style-name="N10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10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10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4" style:family="table-cell" style:parent-style-name="_19968__33324___26032__34920__34399_04_44_05_44__36895__22577_3_38542__27573__24180__40801_-_36899__32080__40__20844__24335__41__27284_102.09-_26032__43__30007__22899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Default" style:data-style-name="N52">
      <style:table-cell-properties fo:border-top="none" fo:border-bottom="2pt solid #000000" fo:border-left="2pt solid #000000" fo:border-right="thin solid #000000"/>
    </style:style>
    <style:style style:name="ce180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18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185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187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0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2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5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2.143125cm"/>
    </style:style>
    <style:style style:name="co28" style:family="table-column">
      <style:table-column-properties fo:break-before="auto" style:column-width="2.69875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1.53458333333333cm"/>
    </style:style>
    <style:style style:name="co32" style:family="table-column">
      <style:table-column-properties fo:break-before="auto" style:column-width="1.455208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42875cm"/>
    </style:style>
    <style:style style:name="co35" style:family="table-column">
      <style:table-column-properties fo:break-before="auto" style:column-width="2.56645833333333cm"/>
    </style:style>
    <style:style style:name="co36" style:family="table-column">
      <style:table-column-properties fo:break-before="auto" style:column-width="2.38125cm"/>
    </style:style>
    <style:style style:name="co37" style:family="table-column">
      <style:table-column-properties fo:break-before="auto" style:column-width="2.88395833333333cm"/>
    </style:style>
    <style:style style:name="co38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3.8pt" style:use-optimal-row-height="false" fo:break-before="auto"/>
    </style:style>
    <style:style style:name="ro9" style:family="table-row">
      <style:table-row-properties style:row-height="14.55pt" style:use-optimal-row-height="false" fo:break-before="auto"/>
    </style:style>
    <style:style style:name="ro10" style:family="table-row">
      <style:table-row-properties style:row-height="12.6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5.3pt" style:use-optimal-row-height="false" fo:break-before="auto"/>
    </style:style>
    <style:style style:name="ro14" style:family="table-row">
      <style:table-row-properties style:row-height="3pt" style:use-optimal-row-height="false" fo:break-before="auto"/>
    </style:style>
    <style:style style:name="ro15" style:family="table-row">
      <style:table-row-properties style:row-height="28.9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16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2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16.95pt" style:use-optimal-row-height="false" fo:break-before="auto"/>
    </style:style>
    <style:style style:name="ro31" style:family="table-row">
      <style:table-row-properties style:row-height="27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14.4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8pt" style:use-optimal-row-height="false" fo:break-before="auto"/>
    </style:style>
    <style:style style:name="ro37" style:family="table-row">
      <style:table-row-properties style:row-height="27.6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8" table:default-cell-style-name="ce124"/>
        <table:table-column table:style-name="co9" table:default-cell-style-name="ce124"/>
        <table:table-column table:style-name="co10" table:number-columns-repeated="2" table:default-cell-style-name="ce124"/>
        <table:table-column table:style-name="co11" table:default-cell-style-name="ce124"/>
        <table:table-column table:style-name="co12" table:default-cell-style-name="ce124"/>
        <table:table-column table:style-name="co3" table:default-cell-style-name="ce124"/>
        <table:table-column table:style-name="co13" table:default-cell-style-name="ce124"/>
        <table:table-column table:style-name="co14" table:default-cell-style-name="ce124"/>
        <table:table-column table:style-name="co6" table:default-cell-style-name="ce124"/>
        <table:table-column table:style-name="co11" table:default-cell-style-name="ce124"/>
        <table:table-column table:style-name="co14" table:default-cell-style-name="ce124"/>
        <table:table-column table:style-name="co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6" table:number-columns-repeated="16359" table:default-cell-style-name="ce124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9">
            <text:p>民 國 102 年 9 月 戶 口 統 計 速 報 表</text:p>
          </table:table-cell>
          <table:covered-table-cell table:number-columns-repeated="22"/>
          <table:table-cell table:number-columns-repeated="16361" table:style-name="ce124"/>
        </table:table-row>
        <table:table-row table:style-name="ro3">
          <table:table-cell office:value-type="string" table:number-columns-spanned="2" table:number-rows-spanned="4" table:style-name="ce242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number-columns-repeated="16361" table:style-name="ce124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7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124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124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124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38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35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35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124"/>
        </table:table-row>
        <table:table-row table:style-name="ro6">
          <table:table-cell office:value-type="string" table:number-columns-spanned="2" table:number-rows-spanned="1" table:style-name="ce235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5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7">
            <text:p>345,523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28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7">
            <text:p>420,892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28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7">
            <text:p>474,919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29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28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7">
            <text:p>484,174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28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7">
            <text:p>494,107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28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7">
            <text:p>504,531</text:p>
          </table:table-cell>
          <table:table-cell table:number-columns-repeated="16361" table:style-name="ce126"/>
        </table:table-row>
        <table:table-row table:style-name="ro6">
          <table:table-cell office:value-type="string" table:number-columns-spanned="2" table:number-rows-spanned="1" table:style-name="ce235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28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7">
            <text:p>512,701</text:p>
          </table:table-cell>
          <table:table-cell table:number-columns-repeated="16361" table:style-name="ce125"/>
        </table:table-row>
        <table:table-row table:style-name="ro6">
          <table:table-cell office:value-type="string" table:number-columns-spanned="2" table:number-rows-spanned="1" table:style-name="ce236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0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0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0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0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0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7">
            <text:p>519,984</text:p>
          </table:table-cell>
          <table:table-cell table:number-columns-repeated="16361" table:style-name="ce126"/>
        </table:table-row>
        <table:table-row table:style-name="ro7">
          <table:table-cell office:value-type="string" table:number-columns-spanned="2" table:number-rows-spanned="1" table:style-name="ce236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1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0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0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0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0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7">
            <text:p>527,250</text:p>
          </table:table-cell>
          <table:table-cell table:number-columns-repeated="16361" table:style-name="ce127"/>
        </table:table-row>
        <table:table-row table:style-name="ro8">
          <table:table-cell office:value-type="string" table:number-columns-spanned="2" table:number-rows-spanned="1" table:style-name="ce178">
            <text:p>1 月</text:p>
          </table:table-cell>
          <table:covered-table-cell/>
          <table:table-cell office:value-type="float" office:value="8061054" table:style-name="ce33">
            <text:p>8,061,054</text:p>
          </table:table-cell>
          <table:table-cell office:value-type="float" office:value="23230506" table:style-name="ce33">
            <text:p>23,230,506</text:p>
          </table:table-cell>
          <table:table-cell office:value-type="float" office:value="11646876" table:style-name="ce33">
            <text:p>11,646,876</text:p>
          </table:table-cell>
          <table:table-cell office:value-type="float" office:value="11583630" table:style-name="ce33">
            <text:p>11,583,630</text:p>
          </table:table-cell>
          <table:table-cell office:value-type="float" office:value="15296" table:style-name="ce33">
            <text:p>15,296</text:p>
          </table:table-cell>
          <table:table-cell office:value-type="float" office:value="7955" table:style-name="ce33">
            <text:p>7,955</text:p>
          </table:table-cell>
          <table:table-cell office:value-type="float" office:value="7341" table:style-name="ce33">
            <text:p>7,341</text:p>
          </table:table-cell>
          <table:table-cell office:value-type="float" office:value="7.77" table:style-name="ce34">
            <text:p>7.77</text:p>
          </table:table-cell>
          <table:table-cell office:value-type="float" office:value="12991" table:style-name="ce33">
            <text:p>12,991</text:p>
          </table:table-cell>
          <table:table-cell office:value-type="float" office:value="7979" table:style-name="ce33">
            <text:p>7,979</text:p>
          </table:table-cell>
          <table:table-cell office:value-type="float" office:value="5012" table:style-name="ce33">
            <text:p>5,012</text:p>
          </table:table-cell>
          <table:table-cell office:value-type="float" office:value="6.6" table:style-name="ce34">
            <text:p>6.60</text:p>
          </table:table-cell>
          <table:table-cell office:value-type="float" office:value="2305" table:style-name="ce35">
            <text:p><text:s text:c="3"/>2,305</text:p>
          </table:table-cell>
          <table:table-cell office:value-type="float" office:value="1.17" table:style-name="ce34">
            <text:p>1.17</text:p>
          </table:table-cell>
          <table:table-cell office:value-type="float" office:value="14442" table:style-name="ce33">
            <text:p>14,442</text:p>
          </table:table-cell>
          <table:table-cell office:value-type="float" office:value="7.34" table:style-name="ce34">
            <text:p>7.34</text:p>
          </table:table-cell>
          <table:table-cell office:value-type="float" office:value="3633" table:style-name="ce33">
            <text:p>3,633</text:p>
          </table:table-cell>
          <table:table-cell office:value-type="float" office:value="1.85" table:style-name="ce34">
            <text:p>1.85</text:p>
          </table:table-cell>
          <table:table-cell office:value-type="float" office:value="69788" table:style-name="ce33">
            <text:p>69,788</text:p>
          </table:table-cell>
          <table:table-cell office:value-type="float" office:value="66499" table:style-name="ce33">
            <text:p>66,499</text:p>
          </table:table-cell>
          <table:table-cell office:value-type="float" office:value="520440" table:style-name="ce36">
            <text:p>520,440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2 月</text:p>
          </table:table-cell>
          <table:covered-table-cell/>
          <table:table-cell office:value-type="float" office:value="8069543" table:style-name="ce33">
            <text:p>8,069,543</text:p>
          </table:table-cell>
          <table:table-cell office:value-type="float" office:value="23234003" table:style-name="ce33">
            <text:p>23,234,003</text:p>
          </table:table-cell>
          <table:table-cell office:value-type="float" office:value="11647114" table:style-name="ce33">
            <text:p>11,647,114</text:p>
          </table:table-cell>
          <table:table-cell office:value-type="float" office:value="11586889" table:style-name="ce33">
            <text:p>11,586,889</text:p>
          </table:table-cell>
          <table:table-cell office:value-type="float" office:value="17500" table:style-name="ce33">
            <text:p>17,500</text:p>
          </table:table-cell>
          <table:table-cell office:value-type="float" office:value="9171" table:style-name="ce33">
            <text:p>9,171</text:p>
          </table:table-cell>
          <table:table-cell office:value-type="float" office:value="8329" table:style-name="ce33">
            <text:p>8,329</text:p>
          </table:table-cell>
          <table:table-cell office:value-type="float" office:value="9.51" table:style-name="ce34">
            <text:p>9.51</text:p>
          </table:table-cell>
          <table:table-cell office:value-type="float" office:value="14318" table:style-name="ce33">
            <text:p>14,318</text:p>
          </table:table-cell>
          <table:table-cell office:value-type="float" office:value="8686" table:style-name="ce33">
            <text:p>8,686</text:p>
          </table:table-cell>
          <table:table-cell office:value-type="float" office:value="5632" table:style-name="ce33">
            <text:p>5,632</text:p>
          </table:table-cell>
          <table:table-cell office:value-type="float" office:value="7.78" table:style-name="ce34">
            <text:p>7.78</text:p>
          </table:table-cell>
          <table:table-cell office:value-type="float" office:value="3182" table:style-name="ce35">
            <text:p><text:s text:c="3"/>3,182</text:p>
          </table:table-cell>
          <table:table-cell office:value-type="float" office:value="1.73" table:style-name="ce34">
            <text:p>1.73</text:p>
          </table:table-cell>
          <table:table-cell office:value-type="float" office:value="9855" table:style-name="ce33">
            <text:p>9,855</text:p>
          </table:table-cell>
          <table:table-cell office:value-type="float" office:value="5.35" table:style-name="ce34">
            <text:p>5.35</text:p>
          </table:table-cell>
          <table:table-cell office:value-type="float" office:value="4425" table:style-name="ce33">
            <text:p>4,425</text:p>
          </table:table-cell>
          <table:table-cell office:value-type="float" office:value="2.4" table:style-name="ce34">
            <text:p>2.40</text:p>
          </table:table-cell>
          <table:table-cell office:value-type="float" office:value="101194" table:style-name="ce33">
            <text:p>101,194</text:p>
          </table:table-cell>
          <table:table-cell office:value-type="float" office:value="100879" table:style-name="ce33">
            <text:p>100,879</text:p>
          </table:table-cell>
          <table:table-cell office:value-type="float" office:value="521183" table:style-name="ce36">
            <text:p>521,183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3 月</text:p>
          </table:table-cell>
          <table:covered-table-cell/>
          <table:table-cell office:value-type="float" office:value="8081433" table:style-name="ce33">
            <text:p>8,081,433</text:p>
          </table:table-cell>
          <table:table-cell office:value-type="float" office:value="23239268" table:style-name="ce33">
            <text:p>23,239,268</text:p>
          </table:table-cell>
          <table:table-cell office:value-type="float" office:value="11648121" table:style-name="ce33">
            <text:p>11,648,121</text:p>
          </table:table-cell>
          <table:table-cell office:value-type="float" office:value="11591147" table:style-name="ce33">
            <text:p>11,591,147</text:p>
          </table:table-cell>
          <table:table-cell office:value-type="float" office:value="19283" table:style-name="ce33">
            <text:p>19,283</text:p>
          </table:table-cell>
          <table:table-cell office:value-type="float" office:value="9940" table:style-name="ce33">
            <text:p>9,940</text:p>
          </table:table-cell>
          <table:table-cell office:value-type="float" office:value="9343" table:style-name="ce33">
            <text:p>9,343</text:p>
          </table:table-cell>
          <table:table-cell office:value-type="float" office:value="9.8000000000000007" table:style-name="ce34">
            <text:p>9.80</text:p>
          </table:table-cell>
          <table:table-cell office:value-type="float" office:value="14487" table:style-name="ce33">
            <text:p>14,487</text:p>
          </table:table-cell>
          <table:table-cell office:value-type="float" office:value="8778" table:style-name="ce33">
            <text:p>8,778</text:p>
          </table:table-cell>
          <table:table-cell office:value-type="float" office:value="5709" table:style-name="ce33">
            <text:p>5,709</text:p>
          </table:table-cell>
          <table:table-cell office:value-type="float" office:value="7.36" table:style-name="ce34">
            <text:p>7.36</text:p>
          </table:table-cell>
          <table:table-cell office:value-type="float" office:value="4796" table:style-name="ce35">
            <text:p><text:s text:c="3"/>4,796</text:p>
          </table:table-cell>
          <table:table-cell office:value-type="float" office:value="2.44" table:style-name="ce34">
            <text:p>2.44</text:p>
          </table:table-cell>
          <table:table-cell office:value-type="float" office:value="15151" table:style-name="ce33">
            <text:p>15,151</text:p>
          </table:table-cell>
          <table:table-cell office:value-type="float" office:value="7.7" table:style-name="ce34">
            <text:p>7.70</text:p>
          </table:table-cell>
          <table:table-cell office:value-type="float" office:value="4989" table:style-name="ce33">
            <text:p>4,989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3872" table:style-name="ce33">
            <text:p>103,872</text:p>
          </table:table-cell>
          <table:table-cell office:value-type="float" office:value="103403" table:style-name="ce33">
            <text:p>103,403</text:p>
          </table:table-cell>
          <table:table-cell office:value-type="float" office:value="521709" table:style-name="ce36">
            <text:p>521,70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4 月</text:p>
          </table:table-cell>
          <table:covered-table-cell/>
          <table:table-cell office:value-type="float" office:value="8091437" table:style-name="ce33">
            <text:p>8,091,437</text:p>
          </table:table-cell>
          <table:table-cell office:value-type="float" office:value="23245018" table:style-name="ce33">
            <text:p>23,245,018</text:p>
          </table:table-cell>
          <table:table-cell office:value-type="float" office:value="11649610" table:style-name="ce33">
            <text:p>11,649,610</text:p>
          </table:table-cell>
          <table:table-cell office:value-type="float" office:value="11595408" table:style-name="ce33">
            <text:p>11,595,408</text:p>
          </table:table-cell>
          <table:table-cell office:value-type="float" office:value="17405" table:style-name="ce33">
            <text:p>17,405</text:p>
          </table:table-cell>
          <table:table-cell office:value-type="float" office:value="8957" table:style-name="ce33">
            <text:p>8,957</text:p>
          </table:table-cell>
          <table:table-cell office:value-type="float" office:value="8448" table:style-name="ce33">
            <text:p>8,448</text:p>
          </table:table-cell>
          <table:table-cell office:value-type="float" office:value="9.14" table:style-name="ce34">
            <text:p>9.14</text:p>
          </table:table-cell>
          <table:table-cell office:value-type="float" office:value="12919" table:style-name="ce33">
            <text:p>12,919</text:p>
          </table:table-cell>
          <table:table-cell office:value-type="float" office:value="7818" table:style-name="ce33">
            <text:p>7,818</text:p>
          </table:table-cell>
          <table:table-cell office:value-type="float" office:value="5101" table:style-name="ce33">
            <text:p>5,101</text:p>
          </table:table-cell>
          <table:table-cell office:value-type="float" office:value="6.78" table:style-name="ce34">
            <text:p>6.78</text:p>
          </table:table-cell>
          <table:table-cell office:value-type="float" office:value="4486" table:style-name="ce35">
            <text:p><text:s text:c="3"/>4,486</text:p>
          </table:table-cell>
          <table:table-cell office:value-type="float" office:value="2.35" table:style-name="ce34">
            <text:p>2.35</text:p>
          </table:table-cell>
          <table:table-cell office:value-type="float" office:value="10110" table:style-name="ce33">
            <text:p>10,110</text:p>
          </table:table-cell>
          <table:table-cell office:value-type="float" office:value="5.31" table:style-name="ce34">
            <text:p>5.31</text:p>
          </table:table-cell>
          <table:table-cell office:value-type="float" office:value="4795" table:style-name="ce33">
            <text:p>4,795</text:p>
          </table:table-cell>
          <table:table-cell office:value-type="float" office:value="2.52" table:style-name="ce34">
            <text:p>2.52</text:p>
          </table:table-cell>
          <table:table-cell office:value-type="float" office:value="91444" table:style-name="ce33">
            <text:p>91,444</text:p>
          </table:table-cell>
          <table:table-cell office:value-type="float" office:value="90180" table:style-name="ce33">
            <text:p>90,180</text:p>
          </table:table-cell>
          <table:table-cell office:value-type="float" office:value="522245" table:style-name="ce36">
            <text:p>522,245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5 月</text:p>
          </table:table-cell>
          <table:covered-table-cell/>
          <table:table-cell office:value-type="float" office:value="8103991" table:style-name="ce33">
            <text:p>8,103,991</text:p>
          </table:table-cell>
          <table:table-cell office:value-type="float" office:value="23252392" table:style-name="ce33">
            <text:p>23,252,392</text:p>
          </table:table-cell>
          <table:table-cell office:value-type="float" office:value="11651384" table:style-name="ce33">
            <text:p>11,651,384</text:p>
          </table:table-cell>
          <table:table-cell office:value-type="float" office:value="11601008" table:style-name="ce33">
            <text:p>11,601,008</text:p>
          </table:table-cell>
          <table:table-cell office:value-type="float" office:value="18542" table:style-name="ce33">
            <text:p>18,542</text:p>
          </table:table-cell>
          <table:table-cell office:value-type="float" office:value="9527" table:style-name="ce33">
            <text:p>9,527</text:p>
          </table:table-cell>
          <table:table-cell office:value-type="float" office:value="9015" table:style-name="ce33">
            <text:p>9,015</text:p>
          </table:table-cell>
          <table:table-cell office:value-type="float" office:value="9.42" table:style-name="ce34">
            <text:p>9.42</text:p>
          </table:table-cell>
          <table:table-cell office:value-type="float" office:value="13120" table:style-name="ce33">
            <text:p>13,120</text:p>
          </table:table-cell>
          <table:table-cell office:value-type="float" office:value="7977" table:style-name="ce33">
            <text:p>7,977</text:p>
          </table:table-cell>
          <table:table-cell office:value-type="float" office:value="5143" table:style-name="ce33">
            <text:p>5,143</text:p>
          </table:table-cell>
          <table:table-cell office:value-type="float" office:value="6.66" table:style-name="ce34">
            <text:p>6.66</text:p>
          </table:table-cell>
          <table:table-cell office:value-type="float" office:value="5422" table:style-name="ce35">
            <text:p><text:s text:c="3"/>5,422</text:p>
          </table:table-cell>
          <table:table-cell office:value-type="float" office:value="2.75" table:style-name="ce34">
            <text:p>2.75</text:p>
          </table:table-cell>
          <table:table-cell office:value-type="float" office:value="10630" table:style-name="ce33">
            <text:p>10,630</text:p>
          </table:table-cell>
          <table:table-cell office:value-type="float" office:value="5.4" table:style-name="ce34">
            <text:p>5.40</text:p>
          </table:table-cell>
          <table:table-cell office:value-type="float" office:value="5110" table:style-name="ce33">
            <text:p>5,110</text:p>
          </table:table-cell>
          <table:table-cell office:value-type="float" office:value="2.6" table:style-name="ce34">
            <text:p>2.60</text:p>
          </table:table-cell>
          <table:table-cell office:value-type="float" office:value="103777" table:style-name="ce33">
            <text:p>103,777</text:p>
          </table:table-cell>
          <table:table-cell office:value-type="float" office:value="101825" table:style-name="ce33">
            <text:p>101,825</text:p>
          </table:table-cell>
          <table:table-cell office:value-type="float" office:value="522942" table:style-name="ce36">
            <text:p>522,942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6 月</text:p>
          </table:table-cell>
          <table:covered-table-cell/>
          <table:table-cell office:value-type="float" office:value="8114073" table:style-name="ce33">
            <text:p>8,114,073</text:p>
          </table:table-cell>
          <table:table-cell office:value-type="float" office:value="23261747" table:style-name="ce33">
            <text:p>23,261,747</text:p>
          </table:table-cell>
          <table:table-cell office:value-type="float" office:value="11654907" table:style-name="ce33">
            <text:p>11,654,907</text:p>
          </table:table-cell>
          <table:table-cell office:value-type="float" office:value="11606840" table:style-name="ce33">
            <text:p>11,606,840</text:p>
          </table:table-cell>
          <table:table-cell office:value-type="float" office:value="19482" table:style-name="ce33">
            <text:p>19,482</text:p>
          </table:table-cell>
          <table:table-cell office:value-type="float" office:value="10192" table:style-name="ce33">
            <text:p>10,192</text:p>
          </table:table-cell>
          <table:table-cell office:value-type="float" office:value="9290" table:style-name="ce33">
            <text:p>9,290</text:p>
          </table:table-cell>
          <table:table-cell office:value-type="float" office:value="10.220000000000001" table:style-name="ce34">
            <text:p>10.22</text:p>
          </table:table-cell>
          <table:table-cell office:value-type="float" office:value="11719" table:style-name="ce33">
            <text:p>11,719</text:p>
          </table:table-cell>
          <table:table-cell office:value-type="float" office:value="7053" table:style-name="ce33">
            <text:p>7,053</text:p>
          </table:table-cell>
          <table:table-cell office:value-type="float" office:value="4666" table:style-name="ce33">
            <text:p>4,666</text:p>
          </table:table-cell>
          <table:table-cell office:value-type="float" office:value="6.15" table:style-name="ce34">
            <text:p>6.15</text:p>
          </table:table-cell>
          <table:table-cell office:value-type="float" office:value="7763" table:style-name="ce35">
            <text:p><text:s text:c="3"/>7,763</text:p>
          </table:table-cell>
          <table:table-cell office:value-type="float" office:value="4.07" table:style-name="ce34">
            <text:p>4.07</text:p>
          </table:table-cell>
          <table:table-cell office:value-type="float" office:value="10543" table:style-name="ce33">
            <text:p>10,543</text:p>
          </table:table-cell>
          <table:table-cell office:value-type="float" office:value="5.53" table:style-name="ce34">
            <text:p>5.53</text:p>
          </table:table-cell>
          <table:table-cell office:value-type="float" office:value="4661" table:style-name="ce33">
            <text:p>4,661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9886" table:style-name="ce33">
            <text:p>89,886</text:p>
          </table:table-cell>
          <table:table-cell office:value-type="float" office:value="88294" table:style-name="ce33">
            <text:p>88,294</text:p>
          </table:table-cell>
          <table:table-cell office:value-type="float" office:value="523498" table:style-name="ce36">
            <text:p>523,498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7 月</text:p>
          </table:table-cell>
          <table:covered-table-cell/>
          <table:table-cell office:value-type="float" office:value="8129272" table:style-name="ce33">
            <text:p>8,129,272</text:p>
          </table:table-cell>
          <table:table-cell office:value-type="float" office:value="23268372" table:style-name="ce33">
            <text:p>23,268,372</text:p>
          </table:table-cell>
          <table:table-cell office:value-type="float" office:value="11656497" table:style-name="ce33">
            <text:p>11,656,497</text:p>
          </table:table-cell>
          <table:table-cell office:value-type="float" office:value="11611875" table:style-name="ce33">
            <text:p>11,611,875</text:p>
          </table:table-cell>
          <table:table-cell office:value-type="float" office:value="16897" table:style-name="ce33">
            <text:p>16,897</text:p>
          </table:table-cell>
          <table:table-cell office:value-type="float" office:value="8806" table:style-name="ce33">
            <text:p>8,806</text:p>
          </table:table-cell>
          <table:table-cell office:value-type="float" office:value="8091" table:style-name="ce33">
            <text:p>8,091</text:p>
          </table:table-cell>
          <table:table-cell office:value-type="float" office:value="8.57" table:style-name="ce34">
            <text:p>8.57</text:p>
          </table:table-cell>
          <table:table-cell office:value-type="float" office:value="13576" table:style-name="ce33">
            <text:p>13,576</text:p>
          </table:table-cell>
          <table:table-cell office:value-type="float" office:value="8190" table:style-name="ce33">
            <text:p>8,190</text:p>
          </table:table-cell>
          <table:table-cell office:value-type="float" office:value="5386" table:style-name="ce33">
            <text:p>5,386</text:p>
          </table:table-cell>
          <table:table-cell office:value-type="float" office:value="6.89" table:style-name="ce34">
            <text:p>6.89</text:p>
          </table:table-cell>
          <table:table-cell office:value-type="float" office:value="3321" table:style-name="ce35">
            <text:p><text:s text:c="3"/>3,321</text:p>
          </table:table-cell>
          <table:table-cell office:value-type="float" office:value="1.69" table:style-name="ce34">
            <text:p>1.69</text:p>
          </table:table-cell>
          <table:table-cell office:value-type="float" office:value="12306" table:style-name="ce33">
            <text:p>12,306</text:p>
          </table:table-cell>
          <table:table-cell office:value-type="float" office:value="6.24" table:style-name="ce34">
            <text:p>6.24</text:p>
          </table:table-cell>
          <table:table-cell office:value-type="float" office:value="5189" table:style-name="ce33">
            <text:p>5,189</text:p>
          </table:table-cell>
          <table:table-cell office:value-type="float" office:value="2.63" table:style-name="ce34">
            <text:p>2.63</text:p>
          </table:table-cell>
          <table:table-cell office:value-type="float" office:value="108129" table:style-name="ce33">
            <text:p>108,129</text:p>
          </table:table-cell>
          <table:table-cell office:value-type="float" office:value="104825" table:style-name="ce33">
            <text:p>104,825</text:p>
          </table:table-cell>
          <table:table-cell office:value-type="float" office:value="524059" table:style-name="ce36">
            <text:p>524,05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8 月</text:p>
          </table:table-cell>
          <table:covered-table-cell/>
          <table:table-cell office:value-type="float" office:value="8148406" table:style-name="ce33">
            <text:p>8,148,406</text:p>
          </table:table-cell>
          <table:table-cell office:value-type="float" office:value="23276441" table:style-name="ce33">
            <text:p>23,276,441</text:p>
          </table:table-cell>
          <table:table-cell office:value-type="float" office:value="11658899" table:style-name="ce33">
            <text:p>11,658,899</text:p>
          </table:table-cell>
          <table:table-cell office:value-type="float" office:value="11617542" table:style-name="ce33">
            <text:p>11,617,542</text:p>
          </table:table-cell>
          <table:table-cell office:value-type="float" office:value="19615" table:style-name="ce33">
            <text:p>19,615</text:p>
          </table:table-cell>
          <table:table-cell office:value-type="float" office:value="10020" table:style-name="ce33">
            <text:p>10,020</text:p>
          </table:table-cell>
          <table:table-cell office:value-type="float" office:value="9595" table:style-name="ce33">
            <text:p>9,595</text:p>
          </table:table-cell>
          <table:table-cell office:value-type="float" office:value="9.9499999999999993" table:style-name="ce34">
            <text:p>9.95</text:p>
          </table:table-cell>
          <table:table-cell office:value-type="float" office:value="12726" table:style-name="ce33">
            <text:p>12,726</text:p>
          </table:table-cell>
          <table:table-cell office:value-type="float" office:value="7696" table:style-name="ce33">
            <text:p>7,696</text:p>
          </table:table-cell>
          <table:table-cell office:value-type="float" office:value="5030" table:style-name="ce33">
            <text:p>5,030</text:p>
          </table:table-cell>
          <table:table-cell office:value-type="float" office:value="6.46" table:style-name="ce34">
            <text:p>6.46</text:p>
          </table:table-cell>
          <table:table-cell office:value-type="float" office:value="6889" table:style-name="ce35">
            <text:p><text:s text:c="3"/>6,889</text:p>
          </table:table-cell>
          <table:table-cell office:value-type="float" office:value="3.49" table:style-name="ce34">
            <text:p>3.49</text:p>
          </table:table-cell>
          <table:table-cell office:value-type="float" office:value="8045" table:style-name="ce33">
            <text:p>8,045</text:p>
          </table:table-cell>
          <table:table-cell office:value-type="float" office:value="4.08" table:style-name="ce34">
            <text:p>4.08</text:p>
          </table:table-cell>
          <table:table-cell office:value-type="float" office:value="4993" table:style-name="ce33">
            <text:p>4,993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14752" table:style-name="ce33">
            <text:p>114,752</text:p>
          </table:table-cell>
          <table:table-cell office:value-type="float" office:value="113572" table:style-name="ce33">
            <text:p>113,572</text:p>
          </table:table-cell>
          <table:table-cell office:value-type="float" office:value="524854" table:style-name="ce36">
            <text:p>524,854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9 月</text:p>
          </table:table-cell>
          <table:covered-table-cell/>
          <table:table-cell office:value-type="float" office:value="8167676" table:style-name="ce33">
            <text:p>8,167,676</text:p>
          </table:table-cell>
          <table:table-cell office:value-type="float" office:value="23282670" table:style-name="ce33">
            <text:p>23,282,670</text:p>
          </table:table-cell>
          <table:table-cell office:value-type="float" office:value="11660959" table:style-name="ce33">
            <text:p>11,660,959</text:p>
          </table:table-cell>
          <table:table-cell office:value-type="float" office:value="11621711" table:style-name="ce33">
            <text:p>11,621,711</text:p>
          </table:table-cell>
          <table:table-cell office:value-type="float" office:value="18908" table:style-name="ce33">
            <text:p>18,908</text:p>
          </table:table-cell>
          <table:table-cell office:value-type="float" office:value="9831" table:style-name="ce33">
            <text:p>9,831</text:p>
          </table:table-cell>
          <table:table-cell office:value-type="float" office:value="9077" table:style-name="ce33">
            <text:p>9,077</text:p>
          </table:table-cell>
          <table:table-cell office:value-type="float" office:value="9.91" table:style-name="ce34">
            <text:p>9.91</text:p>
          </table:table-cell>
          <table:table-cell office:value-type="float" office:value="11359" table:style-name="ce33">
            <text:p>11,359</text:p>
          </table:table-cell>
          <table:table-cell office:value-type="float" office:value="6947" table:style-name="ce33">
            <text:p>6,947</text:p>
          </table:table-cell>
          <table:table-cell office:value-type="float" office:value="4412" table:style-name="ce33">
            <text:p>4,412</text:p>
          </table:table-cell>
          <table:table-cell office:value-type="float" office:value="5.95" table:style-name="ce34">
            <text:p>5.95</text:p>
          </table:table-cell>
          <table:table-cell office:value-type="float" office:value="7549" table:style-name="ce35">
            <text:p><text:s text:c="3"/>7,549</text:p>
          </table:table-cell>
          <table:table-cell office:value-type="float" office:value="3.96" table:style-name="ce34">
            <text:p>3.96</text:p>
          </table:table-cell>
          <table:table-cell office:value-type="float" office:value="7924" table:style-name="ce33">
            <text:p>7,924</text:p>
          </table:table-cell>
          <table:table-cell office:value-type="float" office:value="4.1500000000000004" table:style-name="ce34">
            <text:p>4.15</text:p>
          </table:table-cell>
          <table:table-cell office:value-type="float" office:value="4530" table:style-name="ce33">
            <text:p>4,530</text:p>
          </table:table-cell>
          <table:table-cell office:value-type="float" office:value="2.37" table:style-name="ce34">
            <text:p>2.37</text:p>
          </table:table-cell>
          <table:table-cell office:value-type="float" office:value="94126" table:style-name="ce33">
            <text:p>94,126</text:p>
          </table:table-cell>
          <table:table-cell office:value-type="float" office:value="95446" table:style-name="ce33">
            <text:p>95,446</text:p>
          </table:table-cell>
          <table:table-cell office:value-type="float" office:value="525539" table:style-name="ce36">
            <text:p>525,539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10 月</text:p>
          </table:table-cell>
          <table:covered-table-cell/>
          <table:table-cell office:value-type="float" office:value="8172681" table:style-name="ce33">
            <text:p>8,172,681</text:p>
          </table:table-cell>
          <table:table-cell office:value-type="float" office:value="23293593" table:style-name="ce33">
            <text:p>23,293,593</text:p>
          </table:table-cell>
          <table:table-cell office:value-type="float" office:value="11665126" table:style-name="ce33">
            <text:p>11,665,126</text:p>
          </table:table-cell>
          <table:table-cell office:value-type="float" office:value="11628467" table:style-name="ce33">
            <text:p>11,628,467</text:p>
          </table:table-cell>
          <table:table-cell office:value-type="float" office:value="23398" table:style-name="ce33">
            <text:p>23,398</text:p>
          </table:table-cell>
          <table:table-cell office:value-type="float" office:value="12163" table:style-name="ce33">
            <text:p>12,163</text:p>
          </table:table-cell>
          <table:table-cell office:value-type="float" office:value="11235" table:style-name="ce33">
            <text:p>11,235</text:p>
          </table:table-cell>
          <table:table-cell office:value-type="float" office:value="11.86" table:style-name="ce34">
            <text:p>11.86</text:p>
          </table:table-cell>
          <table:table-cell office:value-type="float" office:value="13107" table:style-name="ce33">
            <text:p>13,107</text:p>
          </table:table-cell>
          <table:table-cell office:value-type="float" office:value="7860" table:style-name="ce33">
            <text:p>7,860</text:p>
          </table:table-cell>
          <table:table-cell office:value-type="float" office:value="5247" table:style-name="ce33">
            <text:p>5,247</text:p>
          </table:table-cell>
          <table:table-cell office:value-type="float" office:value="6.64" table:style-name="ce34">
            <text:p>6.64</text:p>
          </table:table-cell>
          <table:table-cell office:value-type="float" office:value="10291" table:style-name="ce35">
            <text:p><text:s text:c="3"/>10,291</text:p>
          </table:table-cell>
          <table:table-cell office:value-type="float" office:value="5.22" table:style-name="ce34">
            <text:p>5.22</text:p>
          </table:table-cell>
          <table:table-cell office:value-type="float" office:value="13797" table:style-name="ce33">
            <text:p>13,797</text:p>
          </table:table-cell>
          <table:table-cell office:value-type="float" office:value="6.99" table:style-name="ce34">
            <text:p>6.99</text:p>
          </table:table-cell>
          <table:table-cell office:value-type="float" office:value="5102" table:style-name="ce33">
            <text:p>5,102</text:p>
          </table:table-cell>
          <table:table-cell office:value-type="float" office:value="2.59" table:style-name="ce34">
            <text:p>2.59</text:p>
          </table:table-cell>
          <table:table-cell office:value-type="float" office:value="84014" table:style-name="ce33">
            <text:p>84,014</text:p>
          </table:table-cell>
          <table:table-cell office:value-type="float" office:value="83382" table:style-name="ce33">
            <text:p>83,382</text:p>
          </table:table-cell>
          <table:table-cell office:value-type="float" office:value="526148" table:style-name="ce36">
            <text:p>526,148</text:p>
          </table:table-cell>
          <table:table-cell table:number-columns-repeated="16361" table:style-name="ce126"/>
        </table:table-row>
        <table:table-row table:style-name="ro9">
          <table:table-cell office:value-type="string" table:number-columns-spanned="2" table:number-rows-spanned="1" table:style-name="ce178">
            <text:p>11 月</text:p>
          </table:table-cell>
          <table:covered-table-cell/>
          <table:table-cell office:value-type="float" office:value="8179429" table:style-name="ce33">
            <text:p>8,179,429</text:p>
          </table:table-cell>
          <table:table-cell office:value-type="float" office:value="23305021" table:style-name="ce33">
            <text:p>23,305,021</text:p>
          </table:table-cell>
          <table:table-cell office:value-type="float" office:value="11669309" table:style-name="ce33">
            <text:p>11,669,309</text:p>
          </table:table-cell>
          <table:table-cell office:value-type="float" office:value="11635712" table:style-name="ce33">
            <text:p>11,635,712</text:p>
          </table:table-cell>
          <table:table-cell office:value-type="float" office:value="21953" table:style-name="ce33">
            <text:p>21,953</text:p>
          </table:table-cell>
          <table:table-cell office:value-type="float" office:value="11425" table:style-name="ce33">
            <text:p>11,425</text:p>
          </table:table-cell>
          <table:table-cell office:value-type="float" office:value="10528" table:style-name="ce33">
            <text:p>10,528</text:p>
          </table:table-cell>
          <table:table-cell office:value-type="float" office:value="11.5" table:style-name="ce34">
            <text:p>11.50</text:p>
          </table:table-cell>
          <table:table-cell office:value-type="float" office:value="12086" table:style-name="ce33">
            <text:p>12,086</text:p>
          </table:table-cell>
          <table:table-cell office:value-type="float" office:value="7387" table:style-name="ce33">
            <text:p>7,387</text:p>
          </table:table-cell>
          <table:table-cell office:value-type="float" office:value="4699" table:style-name="ce33">
            <text:p>4,699</text:p>
          </table:table-cell>
          <table:table-cell office:value-type="float" office:value="6.33" table:style-name="ce34">
            <text:p>6.33</text:p>
          </table:table-cell>
          <table:table-cell office:value-type="float" office:value="9867" table:style-name="ce35">
            <text:p><text:s text:c="3"/>9,867</text:p>
          </table:table-cell>
          <table:table-cell office:value-type="float" office:value="5.17" table:style-name="ce34">
            <text:p>5.17</text:p>
          </table:table-cell>
          <table:table-cell office:value-type="float" office:value="15280" table:style-name="ce33">
            <text:p>15,280</text:p>
          </table:table-cell>
          <table:table-cell office:value-type="float" office:value="8" table:style-name="ce34">
            <text:p>8.00</text:p>
          </table:table-cell>
          <table:table-cell office:value-type="float" office:value="4499" table:style-name="ce33">
            <text:p>4,499</text:p>
          </table:table-cell>
          <table:table-cell office:value-type="float" office:value="2.36" table:style-name="ce34">
            <text:p>2.36</text:p>
          </table:table-cell>
          <table:table-cell office:value-type="float" office:value="78779" table:style-name="ce33">
            <text:p>78,779</text:p>
          </table:table-cell>
          <table:table-cell office:value-type="float" office:value="77218" table:style-name="ce33">
            <text:p>77,218</text:p>
          </table:table-cell>
          <table:table-cell office:value-type="float" office:value="526720" table:style-name="ce36">
            <text:p>526,720</text:p>
          </table:table-cell>
          <table:table-cell table:number-columns-repeated="16361" table:style-name="ce126"/>
        </table:table-row>
        <table:table-row table:style-name="ro10">
          <table:table-cell office:value-type="string" table:number-columns-spanned="2" table:number-rows-spanned="1" table:style-name="ce178">
            <text:p>12 月</text:p>
          </table:table-cell>
          <table:covered-table-cell/>
          <table:table-cell office:value-type="float" office:value="8186432" table:style-name="ce33">
            <text:p>8,186,432</text:p>
          </table:table-cell>
          <table:table-cell office:value-type="float" office:value="23315822" table:style-name="ce33">
            <text:p>23,315,822</text:p>
          </table:table-cell>
          <table:table-cell office:value-type="float" office:value="11673319" table:style-name="ce33">
            <text:p>11,673,319</text:p>
          </table:table-cell>
          <table:table-cell office:value-type="float" office:value="11642503" table:style-name="ce33">
            <text:p>11,642,503</text:p>
          </table:table-cell>
          <table:table-cell office:value-type="float" office:value="21202" table:style-name="ce33">
            <text:p>21,202</text:p>
          </table:table-cell>
          <table:table-cell office:value-type="float" office:value="10861" table:style-name="ce33">
            <text:p>10,861</text:p>
          </table:table-cell>
          <table:table-cell office:value-type="float" office:value="10341" table:style-name="ce33">
            <text:p>10,341</text:p>
          </table:table-cell>
          <table:table-cell office:value-type="float" office:value="10.74" table:style-name="ce34">
            <text:p>10.74</text:p>
          </table:table-cell>
          <table:table-cell office:value-type="float" office:value="11843" table:style-name="ce33">
            <text:p>11,843</text:p>
          </table:table-cell>
          <table:table-cell office:value-type="float" office:value="7247" table:style-name="ce33">
            <text:p>7,247</text:p>
          </table:table-cell>
          <table:table-cell office:value-type="float" office:value="4596" table:style-name="ce33">
            <text:p>4,596</text:p>
          </table:table-cell>
          <table:table-cell office:value-type="float" office:value="6" table:style-name="ce34">
            <text:p>6.00</text:p>
          </table:table-cell>
          <table:table-cell office:value-type="float" office:value="9359" table:style-name="ce35">
            <text:p><text:s text:c="3"/>9,359</text:p>
          </table:table-cell>
          <table:table-cell office:value-type="float" office:value="4.74" table:style-name="ce34">
            <text:p>4.74</text:p>
          </table:table-cell>
          <table:table-cell office:value-type="float" office:value="15301" table:style-name="ce33">
            <text:p>15,301</text:p>
          </table:table-cell>
          <table:table-cell office:value-type="float" office:value="7.75" table:style-name="ce34">
            <text:p>7.75</text:p>
          </table:table-cell>
          <table:table-cell office:value-type="float" office:value="4054" table:style-name="ce33">
            <text:p>4,054</text:p>
          </table:table-cell>
          <table:table-cell office:value-type="float" office:value="2.0499999999999998" table:style-name="ce34">
            <text:p>2.05</text:p>
          </table:table-cell>
          <table:table-cell office:value-type="float" office:value="78245" table:style-name="ce33">
            <text:p>78,245</text:p>
          </table:table-cell>
          <table:table-cell office:value-type="float" office:value="76803" table:style-name="ce33">
            <text:p>76,803</text:p>
          </table:table-cell>
          <table:table-cell office:value-type="float" office:value="527250" table:style-name="ce36">
            <text:p>527,250</text:p>
          </table:table-cell>
          <table:table-cell table:number-columns-repeated="16361" table:style-name="ce126"/>
        </table:table-row>
        <table:table-row table:style-name="ro11">
          <table:table-cell office:value-type="string" table:number-columns-spanned="2" table:number-rows-spanned="1" table:style-name="ce235">
            <text:p>102年1~9月</text:p>
          </table:table-cell>
          <table:covered-table-cell/>
          <table:table-cell office:value-type="float" office:value="8270689" table:style-name="ce20">
            <text:p>8,270,689</text:p>
          </table:table-cell>
          <table:table-cell office:value-type="float" office:value="23356588" table:style-name="ce20">
            <text:p>23,356,588</text:p>
          </table:table-cell>
          <table:table-cell office:value-type="float" office:value="11680729" table:style-name="ce20">
            <text:p>11,680,729</text:p>
          </table:table-cell>
          <table:table-cell office:value-type="float" office:value="11675859" table:style-name="ce20">
            <text:p>11,675,859</text:p>
          </table:table-cell>
          <table:table-cell office:value-type="float" office:value="147509" table:style-name="ce20">
            <text:p>147,509</text:p>
          </table:table-cell>
          <table:table-cell office:value-type="float" office:value="76402" table:style-name="ce20">
            <text:p>76,402</text:p>
          </table:table-cell>
          <table:table-cell office:value-type="float" office:value="71107" table:style-name="ce20">
            <text:p>71,107</text:p>
          </table:table-cell>
          <table:table-cell office:value-type="float" office:value="8.4499999999999993" table:style-name="ce30">
            <text:p><text:s text:c="3"/>8.45</text:p>
          </table:table-cell>
          <table:table-cell office:value-type="float" office:value="116592" table:style-name="ce20">
            <text:p>116,592</text:p>
          </table:table-cell>
          <table:table-cell office:value-type="float" office:value="70671" table:style-name="ce20">
            <text:p>70,671</text:p>
          </table:table-cell>
          <table:table-cell office:value-type="float" office:value="45921" table:style-name="ce20">
            <text:p>45,921</text:p>
          </table:table-cell>
          <table:table-cell office:value-type="float" office:value="6.68" table:style-name="ce30">
            <text:p><text:s text:c="3"/>6.68</text:p>
          </table:table-cell>
          <table:table-cell office:value-type="float" office:value="30917" table:style-name="ce20">
            <text:p>30,917</text:p>
          </table:table-cell>
          <table:table-cell office:value-type="float" office:value="1.77" table:style-name="ce30">
            <text:p><text:s text:c="3"/>1.77</text:p>
          </table:table-cell>
          <table:table-cell office:value-type="float" office:value="103564" table:style-name="ce20">
            <text:p>103,564</text:p>
          </table:table-cell>
          <table:table-cell office:value-type="float" office:value="5.93" table:style-name="ce30">
            <text:p><text:s text:c="3"/>5.93</text:p>
          </table:table-cell>
          <table:table-cell office:value-type="float" office:value="39907" table:style-name="ce20">
            <text:p>39,907</text:p>
          </table:table-cell>
          <table:table-cell office:value-type="float" office:value="2.29" table:style-name="ce30">
            <text:p><text:s text:c="3"/>2.29</text:p>
          </table:table-cell>
          <table:table-cell office:value-type="float" office:value="833994" table:style-name="ce20">
            <text:p>833,994</text:p>
          </table:table-cell>
          <table:table-cell office:value-type="float" office:value="824145" table:style-name="ce20">
            <text:p>824,145</text:p>
          </table:table-cell>
          <table:table-cell office:value-type="float" office:value="532061" table:style-name="ce27">
            <text:p>532,061</text:p>
          </table:table-cell>
          <table:table-cell table:number-columns-repeated="16361" table:style-name="ce125"/>
        </table:table-row>
        <table:table-row table:style-name="ro12">
          <table:table-cell office:value-type="string" table:number-columns-spanned="2" table:number-rows-spanned="1" table:style-name="ce178">
            <text:p>1 月</text:p>
          </table:table-cell>
          <table:covered-table-cell/>
          <table:table-cell office:value-type="float" office:value="8192452" table:style-name="ce33">
            <text:p>8,192,452</text:p>
          </table:table-cell>
          <table:table-cell office:value-type="float" office:value="23324092" table:style-name="ce33">
            <text:p>23,324,092</text:p>
          </table:table-cell>
          <table:table-cell office:value-type="float" office:value="11675658" table:style-name="ce33">
            <text:p>11,675,658</text:p>
          </table:table-cell>
          <table:table-cell office:value-type="float" office:value="11648434" table:style-name="ce33">
            <text:p>11,648,434</text:p>
          </table:table-cell>
          <table:table-cell office:value-type="float" office:value="21982" table:style-name="ce33">
            <text:p>21,982</text:p>
          </table:table-cell>
          <table:table-cell office:value-type="float" office:value="11336" table:style-name="ce33">
            <text:p>11,336</text:p>
          </table:table-cell>
          <table:table-cell office:value-type="float" office:value="10646" table:style-name="ce33">
            <text:p>10,646</text:p>
          </table:table-cell>
          <table:table-cell office:value-type="float" office:value="11.1" table:style-name="ce34">
            <text:p>11.10</text:p>
          </table:table-cell>
          <table:table-cell office:value-type="float" office:value="15352" table:style-name="ce33">
            <text:p>15,352</text:p>
          </table:table-cell>
          <table:table-cell office:value-type="float" office:value="9318" table:style-name="ce33">
            <text:p>9,318</text:p>
          </table:table-cell>
          <table:table-cell office:value-type="float" office:value="6034" table:style-name="ce33">
            <text:p>6,034</text:p>
          </table:table-cell>
          <table:table-cell office:value-type="float" office:value="7.75" table:style-name="ce34">
            <text:p>7.75</text:p>
          </table:table-cell>
          <table:table-cell office:value-type="float" office:value="6630" table:style-name="ce35">
            <text:p><text:s text:c="3"/>6,630</text:p>
          </table:table-cell>
          <table:table-cell office:value-type="float" office:value="3.35" table:style-name="ce34">
            <text:p>3.35</text:p>
          </table:table-cell>
          <table:table-cell office:value-type="float" office:value="17258" table:style-name="ce33">
            <text:p>17,258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4266" table:style-name="ce33">
            <text:p>4,266</text:p>
          </table:table-cell>
          <table:table-cell office:value-type="float" office:value="2.15" table:style-name="ce34">
            <text:p>2.15</text:p>
          </table:table-cell>
          <table:table-cell office:value-type="float" office:value="87345" table:style-name="ce33">
            <text:p>87,345</text:p>
          </table:table-cell>
          <table:table-cell office:value-type="float" office:value="85705" table:style-name="ce33">
            <text:p>85,705</text:p>
          </table:table-cell>
          <table:table-cell office:value-type="float" office:value="527767" table:style-name="ce36">
            <text:p>527,767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2 月</text:p>
          </table:table-cell>
          <table:covered-table-cell/>
          <table:table-cell office:value-type="float" office:value="8196168" table:style-name="ce33">
            <text:p>8,196,168</text:p>
          </table:table-cell>
          <table:table-cell office:value-type="float" office:value="23328602" table:style-name="ce33">
            <text:p>23,328,602</text:p>
          </table:table-cell>
          <table:table-cell office:value-type="float" office:value="11676654" table:style-name="ce33">
            <text:p>11,676,654</text:p>
          </table:table-cell>
          <table:table-cell office:value-type="float" office:value="11651948" table:style-name="ce33">
            <text:p>11,651,948</text:p>
          </table:table-cell>
          <table:table-cell office:value-type="float" office:value="15666" table:style-name="ce33">
            <text:p>15,666</text:p>
          </table:table-cell>
          <table:table-cell office:value-type="float" office:value="8071" table:style-name="ce33">
            <text:p>8,071</text:p>
          </table:table-cell>
          <table:table-cell office:value-type="float" office:value="7595" table:style-name="ce33">
            <text:p>7,595</text:p>
          </table:table-cell>
          <table:table-cell office:value-type="float" office:value="8.75" table:style-name="ce34">
            <text:p>8.75</text:p>
          </table:table-cell>
          <table:table-cell office:value-type="float" office:value="11838" table:style-name="ce33">
            <text:p>11,838</text:p>
          </table:table-cell>
          <table:table-cell office:value-type="float" office:value="7228" table:style-name="ce33">
            <text:p>7,228</text:p>
          </table:table-cell>
          <table:table-cell office:value-type="float" office:value="4610" table:style-name="ce33">
            <text:p>4,610</text:p>
          </table:table-cell>
          <table:table-cell office:value-type="float" office:value="6.62" table:style-name="ce34">
            <text:p>6.62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2.14" table:style-name="ce34">
            <text:p>2.14</text:p>
          </table:table-cell>
          <table:table-cell office:value-type="float" office:value="7774" table:style-name="ce33">
            <text:p>7,774</text:p>
          </table:table-cell>
          <table:table-cell office:value-type="float" office:value="4.34" table:style-name="ce34">
            <text:p>4.34</text:p>
          </table:table-cell>
          <table:table-cell office:value-type="float" office:value="3282" table:style-name="ce33">
            <text:p>3,282</text:p>
          </table:table-cell>
          <table:table-cell office:value-type="float" office:value="1.83" table:style-name="ce34">
            <text:p>1.83</text:p>
          </table:table-cell>
          <table:table-cell office:value-type="float" office:value="66522" table:style-name="ce33">
            <text:p>66,522</text:p>
          </table:table-cell>
          <table:table-cell office:value-type="float" office:value="65840" table:style-name="ce33">
            <text:p>65,840</text:p>
          </table:table-cell>
          <table:table-cell office:value-type="float" office:value="528232" table:style-name="ce36">
            <text:p>528,232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3 月</text:p>
          </table:table-cell>
          <table:covered-table-cell/>
          <table:table-cell office:value-type="float" office:value="8203875" table:style-name="ce33">
            <text:p>8,203,875</text:p>
          </table:table-cell>
          <table:table-cell office:value-type="float" office:value="23332705" table:style-name="ce33">
            <text:p>23,332,705</text:p>
          </table:table-cell>
          <table:table-cell office:value-type="float" office:value="11677142" table:style-name="ce33">
            <text:p>11,677,142</text:p>
          </table:table-cell>
          <table:table-cell office:value-type="float" office:value="11655563" table:style-name="ce33">
            <text:p>11,655,563</text:p>
          </table:table-cell>
          <table:table-cell office:value-type="float" office:value="16880" table:style-name="ce33">
            <text:p>16,880</text:p>
          </table:table-cell>
          <table:table-cell office:value-type="float" office:value="8684" table:style-name="ce33">
            <text:p>8,684</text:p>
          </table:table-cell>
          <table:table-cell office:value-type="float" office:value="8196" table:style-name="ce33">
            <text:p>8,196</text:p>
          </table:table-cell>
          <table:table-cell office:value-type="float" office:value="8.52" table:style-name="ce34">
            <text:p>8.52</text:p>
          </table:table-cell>
          <table:table-cell office:value-type="float" office:value="13708" table:style-name="ce33">
            <text:p>13,708</text:p>
          </table:table-cell>
          <table:table-cell office:value-type="float" office:value="8242" table:style-name="ce33">
            <text:p>8,242</text:p>
          </table:table-cell>
          <table:table-cell office:value-type="float" office:value="5466" table:style-name="ce33">
            <text:p>5,466</text:p>
          </table:table-cell>
          <table:table-cell office:value-type="float" office:value="6.92" table:style-name="ce34">
            <text:p>6.92</text:p>
          </table:table-cell>
          <table:table-cell office:value-type="float" office:value="3172" table:style-name="ce35">
            <text:p><text:s text:c="3"/>3,172</text:p>
          </table:table-cell>
          <table:table-cell office:value-type="float" office:value="1.6" table:style-name="ce34">
            <text:p>1.60</text:p>
          </table:table-cell>
          <table:table-cell office:value-type="float" office:value="13562" table:style-name="ce33">
            <text:p>13,562</text:p>
          </table:table-cell>
          <table:table-cell office:value-type="float" office:value="6.84" table:style-name="ce34">
            <text:p>6.84</text:p>
          </table:table-cell>
          <table:table-cell office:value-type="float" office:value="4587" table:style-name="ce33">
            <text:p>4,587</text:p>
          </table:table-cell>
          <table:table-cell office:value-type="float" office:value="2.31" table:style-name="ce34">
            <text:p>2.31</text:p>
          </table:table-cell>
          <table:table-cell office:value-type="float" office:value="95224" table:style-name="ce33">
            <text:p>95,224</text:p>
          </table:table-cell>
          <table:table-cell office:value-type="float" office:value="94293" table:style-name="ce33">
            <text:p>94,293</text:p>
          </table:table-cell>
          <table:table-cell office:value-type="float" office:value="528799" table:style-name="ce36">
            <text:p>528,799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4 月</text:p>
          </table:table-cell>
          <table:covered-table-cell/>
          <table:table-cell office:value-type="float" office:value="8210846" table:style-name="ce33">
            <text:p>8,210,846</text:p>
          </table:table-cell>
          <table:table-cell office:value-type="float" office:value="23335580" table:style-name="ce33">
            <text:p>23,335,580</text:p>
          </table:table-cell>
          <table:table-cell office:value-type="float" office:value="11677390" table:style-name="ce33">
            <text:p>11,677,390</text:p>
          </table:table-cell>
          <table:table-cell office:value-type="float" office:value="11658190" table:style-name="ce33">
            <text:p>11,658,190</text:p>
          </table:table-cell>
          <table:table-cell office:value-type="float" office:value="15506" table:style-name="ce33">
            <text:p>15,506</text:p>
          </table:table-cell>
          <table:table-cell office:value-type="float" office:value="8160" table:style-name="ce33">
            <text:p>8,160</text:p>
          </table:table-cell>
          <table:table-cell office:value-type="float" office:value="7346" table:style-name="ce33">
            <text:p>7,346</text:p>
          </table:table-cell>
          <table:table-cell office:value-type="float" office:value="8.08" table:style-name="ce34">
            <text:p>8.08</text:p>
          </table:table-cell>
          <table:table-cell office:value-type="float" office:value="13176" table:style-name="ce33">
            <text:p>13,176</text:p>
          </table:table-cell>
          <table:table-cell office:value-type="float" office:value="8051" table:style-name="ce33">
            <text:p>8,051</text:p>
          </table:table-cell>
          <table:table-cell office:value-type="float" office:value="5125" table:style-name="ce33">
            <text:p>5,125</text:p>
          </table:table-cell>
          <table:table-cell office:value-type="float" office:value="6.87" table:style-name="ce34">
            <text:p>6.87</text:p>
          </table:table-cell>
          <table:table-cell office:value-type="float" office:value="2330" table:style-name="ce35">
            <text:p><text:s text:c="3"/>2,330</text:p>
          </table:table-cell>
          <table:table-cell office:value-type="float" office:value="1.21" table:style-name="ce34">
            <text:p>1.21</text:p>
          </table:table-cell>
          <table:table-cell office:value-type="float" office:value="10335" table:style-name="ce33">
            <text:p>10,335</text:p>
          </table:table-cell>
          <table:table-cell office:value-type="float" office:value="5.39" table:style-name="ce34">
            <text:p>5.39</text:p>
          </table:table-cell>
          <table:table-cell office:value-type="float" office:value="4326" table:style-name="ce33">
            <text:p>4,32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89296" table:style-name="ce33">
            <text:p>89,296</text:p>
          </table:table-cell>
          <table:table-cell office:value-type="float" office:value="88751" table:style-name="ce33">
            <text:p>88,751</text:p>
          </table:table-cell>
          <table:table-cell office:value-type="float" office:value="529281" table:style-name="ce36">
            <text:p>529,281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5 月</text:p>
          </table:table-cell>
          <table:covered-table-cell/>
          <table:table-cell office:value-type="float" office:value="8221727" table:style-name="ce33">
            <text:p>8,221,727</text:p>
          </table:table-cell>
          <table:table-cell office:value-type="float" office:value="23340136" table:style-name="ce33">
            <text:p>23,340,136</text:p>
          </table:table-cell>
          <table:table-cell office:value-type="float" office:value="11678151" table:style-name="ce33">
            <text:p>11,678,151</text:p>
          </table:table-cell>
          <table:table-cell office:value-type="float" office:value="11661985" table:style-name="ce33">
            <text:p>11,661,985</text:p>
          </table:table-cell>
          <table:table-cell office:value-type="float" office:value="16223" table:style-name="ce33">
            <text:p>16,223</text:p>
          </table:table-cell>
          <table:table-cell office:value-type="float" office:value="8519" table:style-name="ce33">
            <text:p>8,519</text:p>
          </table:table-cell>
          <table:table-cell office:value-type="float" office:value="7704" table:style-name="ce33">
            <text:p>7,704</text:p>
          </table:table-cell>
          <table:table-cell office:value-type="float" office:value="8.18" table:style-name="ce34">
            <text:p>8.18</text:p>
          </table:table-cell>
          <table:table-cell office:value-type="float" office:value="12973" table:style-name="ce33">
            <text:p>12,973</text:p>
          </table:table-cell>
          <table:table-cell office:value-type="float" office:value="7865" table:style-name="ce33">
            <text:p>7,865</text:p>
          </table:table-cell>
          <table:table-cell office:value-type="float" office:value="5108" table:style-name="ce33">
            <text:p>5,108</text:p>
          </table:table-cell>
          <table:table-cell office:value-type="float" office:value="6.55" table:style-name="ce34">
            <text:p>6.55</text:p>
          </table:table-cell>
          <table:table-cell office:value-type="float" office:value="3250" table:style-name="ce35">
            <text:p><text:s text:c="3"/>3,250</text:p>
          </table:table-cell>
          <table:table-cell office:value-type="float" office:value="1.64" table:style-name="ce34">
            <text:p>1.64</text:p>
          </table:table-cell>
          <table:table-cell office:value-type="float" office:value="16023" table:style-name="ce33">
            <text:p>16,023</text:p>
          </table:table-cell>
          <table:table-cell office:value-type="float" office:value="8.08" table:style-name="ce34">
            <text:p>8.08</text:p>
          </table:table-cell>
          <table:table-cell office:value-type="float" office:value="4801" table:style-name="ce33">
            <text:p>4,801</text:p>
          </table:table-cell>
          <table:table-cell office:value-type="float" office:value="2.42" table:style-name="ce34">
            <text:p>2.42</text:p>
          </table:table-cell>
          <table:table-cell office:value-type="float" office:value="103755" table:style-name="ce33">
            <text:p>103,755</text:p>
          </table:table-cell>
          <table:table-cell office:value-type="float" office:value="102449" table:style-name="ce33">
            <text:p>102,449</text:p>
          </table:table-cell>
          <table:table-cell office:value-type="float" office:value="529784" table:style-name="ce36">
            <text:p>529,784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6 月</text:p>
          </table:table-cell>
          <table:covered-table-cell/>
          <table:table-cell office:value-type="float" office:value="8230064" table:style-name="ce33">
            <text:p>8,230,064</text:p>
          </table:table-cell>
          <table:table-cell office:value-type="float" office:value="23344213" table:style-name="ce33">
            <text:p>23,344,213</text:p>
          </table:table-cell>
          <table:table-cell office:value-type="float" office:value="11678859" table:style-name="ce33">
            <text:p>11,678,859</text:p>
          </table:table-cell>
          <table:table-cell office:value-type="float" office:value="11665354" table:style-name="ce33">
            <text:p>11,665,354</text:p>
          </table:table-cell>
          <table:table-cell office:value-type="float" office:value="13963" table:style-name="ce33">
            <text:p>13,963</text:p>
          </table:table-cell>
          <table:table-cell office:value-type="float" office:value="7211" table:style-name="ce33">
            <text:p>7,211</text:p>
          </table:table-cell>
          <table:table-cell office:value-type="float" office:value="6752" table:style-name="ce33">
            <text:p>6,752</text:p>
          </table:table-cell>
          <table:table-cell office:value-type="float" office:value="7.28" table:style-name="ce34">
            <text:p>7.28</text:p>
          </table:table-cell>
          <table:table-cell office:value-type="float" office:value="11499" table:style-name="ce33">
            <text:p>11,499</text:p>
          </table:table-cell>
          <table:table-cell office:value-type="float" office:value="6928" table:style-name="ce33">
            <text:p>6,928</text:p>
          </table:table-cell>
          <table:table-cell office:value-type="float" office:value="4571" table:style-name="ce33">
            <text:p>4,571</text:p>
          </table:table-cell>
          <table:table-cell office:value-type="float" office:value="5.99" table:style-name="ce34">
            <text:p>5.99</text:p>
          </table:table-cell>
          <table:table-cell office:value-type="float" office:value="2464" table:style-name="ce35">
            <text:p><text:s text:c="3"/>2,464</text:p>
          </table:table-cell>
          <table:table-cell office:value-type="float" office:value="1.28" table:style-name="ce34">
            <text:p>1.28</text:p>
          </table:table-cell>
          <table:table-cell office:value-type="float" office:value="8776" table:style-name="ce33">
            <text:p>8,776</text:p>
          </table:table-cell>
          <table:table-cell office:value-type="float" office:value="4.57" table:style-name="ce34">
            <text:p>4.57</text:p>
          </table:table-cell>
          <table:table-cell office:value-type="float" office:value="4470" table:style-name="ce33">
            <text:p>4,470</text:p>
          </table:table-cell>
          <table:table-cell office:value-type="float" office:value="2.33" table:style-name="ce34">
            <text:p>2.33</text:p>
          </table:table-cell>
          <table:table-cell office:value-type="float" office:value="87265" table:style-name="ce33">
            <text:p>87,265</text:p>
          </table:table-cell>
          <table:table-cell office:value-type="float" office:value="85652" table:style-name="ce33">
            <text:p>85,652</text:p>
          </table:table-cell>
          <table:table-cell office:value-type="float" office:value="530277" table:style-name="ce36">
            <text:p>530,277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7 月</text:p>
          </table:table-cell>
          <table:covered-table-cell/>
          <table:table-cell office:value-type="float" office:value="8240217" table:style-name="ce33">
            <text:p>8,240,217</text:p>
          </table:table-cell>
          <table:table-cell office:value-type="float" office:value="23349724" table:style-name="ce33">
            <text:p>23,349,724</text:p>
          </table:table-cell>
          <table:table-cell office:value-type="float" office:value="11680017" table:style-name="ce33">
            <text:p>11,680,017</text:p>
          </table:table-cell>
          <table:table-cell office:value-type="float" office:value="11669707" table:style-name="ce33">
            <text:p>11,669,707</text:p>
          </table:table-cell>
          <table:table-cell office:value-type="float" office:value="16221" table:style-name="ce33">
            <text:p>16,221</text:p>
          </table:table-cell>
          <table:table-cell office:value-type="float" office:value="8445" table:style-name="ce33">
            <text:p>8,445</text:p>
          </table:table-cell>
          <table:table-cell office:value-type="float" office:value="7776" table:style-name="ce33">
            <text:p>7,776</text:p>
          </table:table-cell>
          <table:table-cell office:value-type="float" office:value="8.18" table:style-name="ce34">
            <text:p>8.18</text:p>
          </table:table-cell>
          <table:table-cell office:value-type="float" office:value="13618" table:style-name="ce33">
            <text:p>13,618</text:p>
          </table:table-cell>
          <table:table-cell office:value-type="float" office:value="8194" table:style-name="ce33">
            <text:p>8,194</text:p>
          </table:table-cell>
          <table:table-cell office:value-type="float" office:value="5424" table:style-name="ce33">
            <text:p>5,424</text:p>
          </table:table-cell>
          <table:table-cell office:value-type="float" office:value="6.87" table:style-name="ce34">
            <text:p>6.87</text:p>
          </table:table-cell>
          <table:table-cell office:value-type="float" office:value="2603" table:style-name="ce35">
            <text:p><text:s text:c="3"/>2,603</text:p>
          </table:table-cell>
          <table:table-cell office:value-type="float" office:value="1.31" table:style-name="ce34">
            <text:p>1.31</text:p>
          </table:table-cell>
          <table:table-cell office:value-type="float" office:value="11263" table:style-name="ce33">
            <text:p>11,263</text:p>
          </table:table-cell>
          <table:table-cell office:value-type="float" office:value="5.68" table:style-name="ce34">
            <text:p>5.68</text:p>
          </table:table-cell>
          <table:table-cell office:value-type="float" office:value="5024" table:style-name="ce33">
            <text:p>5,024</text:p>
          </table:table-cell>
          <table:table-cell office:value-type="float" office:value="2.5299999999999998" table:style-name="ce34">
            <text:p>2.53</text:p>
          </table:table-cell>
          <table:table-cell office:value-type="float" office:value="104068" table:style-name="ce33">
            <text:p>104,068</text:p>
          </table:table-cell>
          <table:table-cell office:value-type="float" office:value="101160" table:style-name="ce33">
            <text:p>101,160</text:p>
          </table:table-cell>
          <table:table-cell office:value-type="float" office:value="530756" table:style-name="ce36">
            <text:p>530,756</text:p>
          </table:table-cell>
          <table:table-cell table:number-columns-repeated="16361" table:style-name="ce126"/>
        </table:table-row>
        <table:table-row table:style-name="ro13">
          <table:table-cell office:value-type="string" table:number-columns-spanned="2" table:number-rows-spanned="1" table:style-name="ce178">
            <text:p>8 月</text:p>
          </table:table-cell>
          <table:covered-table-cell/>
          <table:table-cell office:value-type="float" office:value="8253520" table:style-name="ce33">
            <text:p>8,253,520</text:p>
          </table:table-cell>
          <table:table-cell office:value-type="float" office:value="23354061" table:style-name="ce33">
            <text:p>23,354,061</text:p>
          </table:table-cell>
          <table:table-cell office:value-type="float" office:value="11680706" table:style-name="ce33">
            <text:p>11,680,706</text:p>
          </table:table-cell>
          <table:table-cell office:value-type="float" office:value="11673355" table:style-name="ce33">
            <text:p>11,673,355</text:p>
          </table:table-cell>
          <table:table-cell office:value-type="float" office:value="15318" table:style-name="ce33">
            <text:p>15,318</text:p>
          </table:table-cell>
          <table:table-cell office:value-type="float" office:value="7879" table:style-name="ce33">
            <text:p>7,879</text:p>
          </table:table-cell>
          <table:table-cell office:value-type="float" office:value="7439" table:style-name="ce33">
            <text:p>7,439</text:p>
          </table:table-cell>
          <table:table-cell office:value-type="float" office:value="7.72" table:style-name="ce34">
            <text:p>7.72</text:p>
          </table:table-cell>
          <table:table-cell office:value-type="float" office:value="12063" table:style-name="ce33">
            <text:p>12,063</text:p>
          </table:table-cell>
          <table:table-cell office:value-type="float" office:value="7324" table:style-name="ce33">
            <text:p>7,324</text:p>
          </table:table-cell>
          <table:table-cell office:value-type="float" office:value="4739" table:style-name="ce33">
            <text:p>4,739</text:p>
          </table:table-cell>
          <table:table-cell office:value-type="float" office:value="6.08" table:style-name="ce34">
            <text:p>6.08</text:p>
          </table:table-cell>
          <table:table-cell office:value-type="float" office:value="3255" table:style-name="ce35">
            <text:p><text:s text:c="3"/>3,255</text:p>
          </table:table-cell>
          <table:table-cell office:value-type="float" office:value="1.64" table:style-name="ce34">
            <text:p>1.64</text:p>
          </table:table-cell>
          <table:table-cell office:value-type="float" office:value="5815" table:style-name="ce33">
            <text:p>5,815</text:p>
          </table:table-cell>
          <table:table-cell office:value-type="float" office:value="2.93" table:style-name="ce34">
            <text:p>2.93</text:p>
          </table:table-cell>
          <table:table-cell office:value-type="float" office:value="4641" table:style-name="ce33">
            <text:p>4,641</text:p>
          </table:table-cell>
          <table:table-cell office:value-type="float" office:value="2.34" table:style-name="ce34">
            <text:p>2.34</text:p>
          </table:table-cell>
          <table:table-cell office:value-type="float" office:value="101200" table:style-name="ce33">
            <text:p>101,200</text:p>
          </table:table-cell>
          <table:table-cell office:value-type="float" office:value="100118" table:style-name="ce33">
            <text:p>100,118</text:p>
          </table:table-cell>
          <table:table-cell office:value-type="float" office:value="531435" table:style-name="ce36">
            <text:p>531,435</text:p>
          </table:table-cell>
          <table:table-cell table:number-columns-repeated="16361" table:style-name="ce126"/>
        </table:table-row>
        <table:table-row table:style-name="ro12">
          <table:table-cell office:value-type="string" table:number-columns-spanned="2" table:number-rows-spanned="1" table:style-name="ce178">
            <text:p>9 月</text:p>
          </table:table-cell>
          <table:covered-table-cell/>
          <table:table-cell office:value-type="float" office:value="8270689" table:style-name="ce33">
            <text:p>8,270,689</text:p>
          </table:table-cell>
          <table:table-cell office:value-type="float" office:value="23356588" table:style-name="ce33">
            <text:p>23,356,588</text:p>
          </table:table-cell>
          <table:table-cell office:value-type="float" office:value="11680729" table:style-name="ce33">
            <text:p>11,680,729</text:p>
          </table:table-cell>
          <table:table-cell office:value-type="float" office:value="11675859" table:style-name="ce33">
            <text:p>11,675,859</text:p>
          </table:table-cell>
          <table:table-cell office:value-type="float" office:value="15750" table:style-name="ce33">
            <text:p>15,750</text:p>
          </table:table-cell>
          <table:table-cell office:value-type="float" office:value="8097" table:style-name="ce33">
            <text:p>8,097</text:p>
          </table:table-cell>
          <table:table-cell office:value-type="float" office:value="7653" table:style-name="ce33">
            <text:p>7,653</text:p>
          </table:table-cell>
          <table:table-cell office:value-type="float" office:value="8.1999999999999993" table:style-name="ce34">
            <text:p>8.20</text:p>
          </table:table-cell>
          <table:table-cell office:value-type="float" office:value="12365" table:style-name="ce33">
            <text:p>12,365</text:p>
          </table:table-cell>
          <table:table-cell office:value-type="float" office:value="7521" table:style-name="ce33">
            <text:p>7,521</text:p>
          </table:table-cell>
          <table:table-cell office:value-type="float" office:value="4844" table:style-name="ce33">
            <text:p>4,844</text:p>
          </table:table-cell>
          <table:table-cell office:value-type="float" office:value="6.44" table:style-name="ce34">
            <text:p>6.44</text:p>
          </table:table-cell>
          <table:table-cell office:value-type="float" office:value="3385" table:style-name="ce35">
            <text:p><text:s text:c="3"/>3,385</text:p>
          </table:table-cell>
          <table:table-cell office:value-type="float" office:value="1.76" table:style-name="ce34">
            <text:p>1.76</text:p>
          </table:table-cell>
          <table:table-cell office:value-type="float" office:value="12758" table:style-name="ce33">
            <text:p>12,758</text:p>
          </table:table-cell>
          <table:table-cell office:value-type="float" office:value="6.65" table:style-name="ce34">
            <text:p>6.65</text:p>
          </table:table-cell>
          <table:table-cell office:value-type="float" office:value="4510" table:style-name="ce33">
            <text:p>4,510</text:p>
          </table:table-cell>
          <table:table-cell office:value-type="float" office:value="2.35" table:style-name="ce34">
            <text:p>2.35</text:p>
          </table:table-cell>
          <table:table-cell office:value-type="float" office:value="99319" table:style-name="ce33">
            <text:p>99,319</text:p>
          </table:table-cell>
          <table:table-cell office:value-type="float" office:value="100177" table:style-name="ce33">
            <text:p>100,177</text:p>
          </table:table-cell>
          <table:table-cell office:value-type="float" office:value="532061" table:style-name="ce36">
            <text:p>532,061</text:p>
          </table:table-cell>
          <table:table-cell table:number-columns-repeated="16361" table:style-name="ce126"/>
        </table:table-row>
        <table:table-row table:style-name="ro14">
          <table:table-cell table:style-name="ce37"/>
          <table:table-cell table:style-name="ce38"/>
          <table:table-cell table:style-name="ce39"/>
          <table:table-cell table:number-columns-repeated="6" table:style-name="ce40"/>
          <table:table-cell table:style-name="ce41"/>
          <table:table-cell table:number-columns-repeated="3" table:style-name="ce40"/>
          <table:table-cell table:style-name="ce41"/>
          <table:table-cell table:style-name="ce42"/>
          <table:table-cell table:style-name="ce41"/>
          <table:table-cell table:style-name="ce40"/>
          <table:table-cell table:style-name="ce41"/>
          <table:table-cell table:style-name="ce40"/>
          <table:table-cell table:number-columns-repeated="2" table:style-name="ce41"/>
          <table:table-cell table:style-name="ce43"/>
          <table:table-cell table:style-name="ce44"/>
          <table:table-cell table:number-columns-repeated="16361" table:style-name="ce128"/>
        </table:table-row>
        <table:table-row table:style-name="ro15">
          <table:table-cell office:value-type="string" table:number-columns-spanned="2" table:number-rows-spanned="1" table:style-name="ce244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26" table:style-name="ce45">
            <text:p>1.26</text:p>
          </table:table-cell>
          <table:table-cell office:value-type="float" office:value="0.32" table:style-name="ce45">
            <text:p>0.32</text:p>
          </table:table-cell>
          <table:table-cell office:value-type="float" office:value="0.17" table:style-name="ce45">
            <text:p>0.17</text:p>
          </table:table-cell>
          <table:table-cell office:value-type="float" office:value="0.47" table:style-name="ce45">
            <text:p>0.47</text:p>
          </table:table-cell>
          <table:table-cell office:value-type="float" office:value="-16.7" table:style-name="ce46">
            <text:p>－ 16.70</text:p>
          </table:table-cell>
          <table:table-cell office:value-type="float" office:value="-17.64" table:style-name="ce46">
            <text:p>－ 17.64</text:p>
          </table:table-cell>
          <table:table-cell office:value-type="float" office:value="-15.69" table:style-name="ce46">
            <text:p>－ 15.69</text:p>
          </table:table-cell>
          <table:table-cell office:value-type="float" office:value="-1.71" table:style-name="ce47">
            <text:p>－ 1.71</text:p>
          </table:table-cell>
          <table:table-cell office:value-type="float" office:value="8.86" table:style-name="ce46">
            <text:p>8.86</text:p>
          </table:table-cell>
          <table:table-cell office:value-type="float" office:value="8.26" table:style-name="ce46">
            <text:p>8.26</text:p>
          </table:table-cell>
          <table:table-cell office:value-type="float" office:value="9.7899999999999991" table:style-name="ce46">
            <text:p>9.79</text:p>
          </table:table-cell>
          <table:table-cell office:value-type="float" office:value="0.49" table:style-name="ce47">
            <text:p>0.49</text:p>
          </table:table-cell>
          <table:table-cell office:value-type="float" office:value="-55.16" table:style-name="ce46">
            <text:p>－ 55.16</text:p>
          </table:table-cell>
          <table:table-cell office:value-type="float" office:value="-2.2000000000000002" table:style-name="ce47">
            <text:p>－ 2.20</text:p>
          </table:table-cell>
          <table:table-cell office:value-type="float" office:value="61" table:style-name="ce46">
            <text:p>61.00</text:p>
          </table:table-cell>
          <table:table-cell office:value-type="float" office:value="2.5" table:style-name="ce47">
            <text:p>2.50</text:p>
          </table:table-cell>
          <table:table-cell office:value-type="float" office:value="-0.44" table:style-name="ce46">
            <text:p>－ 0.44</text:p>
          </table:table-cell>
          <table:table-cell office:value-type="float" office:value="-0.02" table:style-name="ce47">
            <text:p>－ 0.02</text:p>
          </table:table-cell>
          <table:table-cell office:value-type="float" office:value="5.52" table:style-name="ce46">
            <text:p>5.52</text:p>
          </table:table-cell>
          <table:table-cell office:value-type="float" office:value="4.96" table:style-name="ce46">
            <text:p>4.96</text:p>
          </table:table-cell>
          <table:table-cell office:value-type="float" office:value="1.24" table:style-name="ce48">
            <text:p>1.24</text:p>
          </table:table-cell>
          <table:table-cell table:number-columns-repeated="16361" table:style-name="ce128"/>
        </table:table-row>
        <table:table-row table:style-name="ro15">
          <table:table-cell office:value-type="string" table:number-columns-spanned="2" table:number-rows-spanned="1" table:style-name="ce245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21" table:style-name="ce49">
            <text:p>0.21</text:p>
          </table:table-cell>
          <table:table-cell office:value-type="float" office:value="0.01" table:style-name="ce49">
            <text:p>0.01</text:p>
          </table:table-cell>
          <table:table-cell office:value-type="string" table:style-name="ce129">
            <text:p>0.00</text:p>
          </table:table-cell>
          <table:table-cell office:value-type="float" office:value="0.02" table:style-name="ce49">
            <text:p>0.02</text:p>
          </table:table-cell>
          <table:table-cell office:value-type="float" office:value="2.82" table:style-name="ce46">
            <text:p>2.82</text:p>
          </table:table-cell>
          <table:table-cell office:value-type="float" office:value="2.77" table:style-name="ce46">
            <text:p>2.77</text:p>
          </table:table-cell>
          <table:table-cell office:value-type="float" office:value="2.88" table:style-name="ce46">
            <text:p>2.88</text:p>
          </table:table-cell>
          <table:table-cell office:value-type="float" office:value="0.48" table:style-name="ce47">
            <text:p>0.48</text:p>
          </table:table-cell>
          <table:table-cell office:value-type="float" office:value="2.5" table:style-name="ce46">
            <text:p>2.50</text:p>
          </table:table-cell>
          <table:table-cell office:value-type="float" office:value="2.69" table:style-name="ce46">
            <text:p>2.69</text:p>
          </table:table-cell>
          <table:table-cell office:value-type="float" office:value="2.2200000000000002" table:style-name="ce46">
            <text:p>2.22</text:p>
          </table:table-cell>
          <table:table-cell office:value-type="float" office:value="0.36" table:style-name="ce47">
            <text:p>0.36</text:p>
          </table:table-cell>
          <table:table-cell office:value-type="float" office:value="3.99" table:style-name="ce46">
            <text:p>3.99</text:p>
          </table:table-cell>
          <table:table-cell office:value-type="float" office:value="0.12" table:style-name="ce47">
            <text:p>0.12</text:p>
          </table:table-cell>
          <table:table-cell office:value-type="float" office:value="119.4" table:style-name="ce46">
            <text:p>119.40</text:p>
          </table:table-cell>
          <table:table-cell office:value-type="float" office:value="3.72" table:style-name="ce47">
            <text:p>3.72</text:p>
          </table:table-cell>
          <table:table-cell office:value-type="float" office:value="-2.82" table:style-name="ce46">
            <text:p>－ 2.82</text:p>
          </table:table-cell>
          <table:table-cell office:value-type="float" office:value="1.0000000000000231E-2" table:style-name="ce47">
            <text:p>0.01</text:p>
          </table:table-cell>
          <table:table-cell office:value-type="float" office:value="-1.86" table:style-name="ce46">
            <text:p>－ 1.86</text:p>
          </table:table-cell>
          <table:table-cell office:value-type="float" office:value="0.06" table:style-name="ce46">
            <text:p>0.06</text:p>
          </table:table-cell>
          <table:table-cell office:value-type="float" office:value="0.12" table:style-name="ce50">
            <text:p>0.12</text:p>
          </table:table-cell>
          <table:table-cell table:number-columns-repeated="16361" table:style-name="ce128"/>
        </table:table-row>
        <table:table-row table:style-name="ro16">
          <table:table-cell office:value-type="string" table:number-columns-spanned="1" table:number-rows-spanned="2" table:style-name="ce243">
            <text:p>本年1~9月較上年1~9月増減</text:p>
          </table:table-cell>
          <table:table-cell office:value-type="string" table:style-name="ce32">
            <text:p>實數</text:p>
          </table:table-cell>
          <table:table-cell office:value-type="float" office:value="103013" table:style-name="ce51">
            <text:p>103,013</text:p>
          </table:table-cell>
          <table:table-cell office:value-type="float" office:value="73918" table:style-name="ce52">
            <text:p>73,918</text:p>
          </table:table-cell>
          <table:table-cell office:value-type="float" office:value="19770" table:style-name="ce52">
            <text:p>19,770</text:p>
          </table:table-cell>
          <table:table-cell office:value-type="float" office:value="54148" table:style-name="ce52">
            <text:p>54,148</text:p>
          </table:table-cell>
          <table:table-cell office:value-type="float" office:value="-15419" table:style-name="ce130">
            <text:p>－ 15,419</text:p>
          </table:table-cell>
          <table:table-cell office:value-type="float" office:value="-7997" table:style-name="ce130">
            <text:p>－ 7,997</text:p>
          </table:table-cell>
          <table:table-cell office:value-type="float" office:value="-7422" table:style-name="ce130">
            <text:p>－ 7,422</text:p>
          </table:table-cell>
          <table:table-cell office:value-type="string" table:style-name="ce53">
            <text:p>…</text:p>
          </table:table-cell>
          <table:table-cell office:value-type="float" office:value="-623" table:style-name="ce131">
            <text:p>－ <text:s/>623</text:p>
          </table:table-cell>
          <table:table-cell office:value-type="float" office:value="-453" table:style-name="ce130">
            <text:p>－ 453</text:p>
          </table:table-cell>
          <table:table-cell office:value-type="float" office:value="-170" table:style-name="ce130">
            <text:p>－ 170</text:p>
          </table:table-cell>
          <table:table-cell office:value-type="string" table:style-name="ce53">
            <text:p>…</text:p>
          </table:table-cell>
          <table:table-cell office:value-type="float" office:value="-14796" table:style-name="ce130">
            <text:p>－ 14,796</text:p>
          </table:table-cell>
          <table:table-cell office:value-type="string" table:style-name="ce53">
            <text:p>…</text:p>
          </table:table-cell>
          <table:table-cell office:value-type="float" office:value="4558" table:style-name="ce131">
            <text:p>4,558</text:p>
          </table:table-cell>
          <table:table-cell office:value-type="string" table:style-name="ce53">
            <text:p>…</text:p>
          </table:table-cell>
          <table:table-cell office:value-type="float" office:value="-2418" table:style-name="ce130">
            <text:p>－ 2,418</text:p>
          </table:table-cell>
          <table:table-cell office:value-type="string" table:style-name="ce53">
            <text:p>…</text:p>
          </table:table-cell>
          <table:table-cell office:value-type="float" office:value="-42974" table:style-name="ce130">
            <text:p>－ 42,974</text:p>
          </table:table-cell>
          <table:table-cell office:value-type="float" office:value="-40778" table:style-name="ce130">
            <text:p>－ 40,778</text:p>
          </table:table-cell>
          <table:table-cell office:value-type="float" office:value="6522" table:style-name="ce36">
            <text:p>6,522</text:p>
          </table:table-cell>
          <table:table-cell table:number-columns-repeated="16361" table:style-name="ce128"/>
        </table:table-row>
        <table:table-row table:style-name="ro16">
          <table:covered-table-cell/>
          <table:table-cell office:value-type="string" table:style-name="ce54">
            <text:p>%<text:s/><text:span text:style-name="T3">△</text:span></text:p>
          </table:table-cell>
          <table:table-cell office:value-type="float" office:value="1.26" table:style-name="ce55">
            <text:p>1.26</text:p>
          </table:table-cell>
          <table:table-cell office:value-type="float" office:value="0.32" table:style-name="ce56">
            <text:p>0.32</text:p>
          </table:table-cell>
          <table:table-cell office:value-type="float" office:value="0.17" table:style-name="ce56">
            <text:p>0.17</text:p>
          </table:table-cell>
          <table:table-cell office:value-type="float" office:value="0.47" table:style-name="ce56">
            <text:p>0.47</text:p>
          </table:table-cell>
          <table:table-cell office:value-type="float" office:value="-9.4636894824707838" table:style-name="ce132">
            <text:p>－ 9.46</text:p>
          </table:table-cell>
          <table:table-cell office:value-type="float" office:value="-9.4752307491794934" table:style-name="ce132">
            <text:p>－ 9.48</text:p>
          </table:table-cell>
          <table:table-cell office:value-type="float" office:value="-9.451285512358492" table:style-name="ce132">
            <text:p>－ 9.45</text:p>
          </table:table-cell>
          <table:table-cell office:value-type="float" office:value="-0.91" table:style-name="ce132">
            <text:p>－ 0.91</text:p>
          </table:table-cell>
          <table:table-cell office:value-type="float" office:value="-0.53150194087787395" table:style-name="ce132">
            <text:p>－ 0.53</text:p>
          </table:table-cell>
          <table:table-cell office:value-type="float" office:value="-0.63691580900961697" table:style-name="ce132">
            <text:p>－ 0.64</text:p>
          </table:table-cell>
          <table:table-cell office:value-type="float" office:value="-0.36883556442689464" table:style-name="ce132">
            <text:p>－ 0.37</text:p>
          </table:table-cell>
          <table:table-cell office:value-type="float" office:value="-5.0000000000000711E-2" table:style-name="ce132">
            <text:p>－ 0.05</text:p>
          </table:table-cell>
          <table:table-cell office:value-type="float" office:value="-32.36716032638418" table:style-name="ce132">
            <text:p>－ 32.37</text:p>
          </table:table-cell>
          <table:table-cell office:value-type="float" office:value="-0.86" table:style-name="ce132">
            <text:p>－ 0.86</text:p>
          </table:table-cell>
          <table:table-cell office:value-type="float" office:value="4.603761388198695" table:style-name="ce132">
            <text:p>4.60</text:p>
          </table:table-cell>
          <table:table-cell office:value-type="float" office:value="0.23999999999999932" table:style-name="ce132">
            <text:p>0.24</text:p>
          </table:table-cell>
          <table:table-cell office:value-type="float" office:value="-5.7129356172474894" table:style-name="ce132">
            <text:p>－ 5.71</text:p>
          </table:table-cell>
          <table:table-cell office:value-type="float" office:value="-0.14000000000000001" table:style-name="ce132">
            <text:p>－ 0.14</text:p>
          </table:table-cell>
          <table:table-cell office:value-type="float" office:value="-4.9002928271042956" table:style-name="ce132">
            <text:p>－ 4.90</text:p>
          </table:table-cell>
          <table:table-cell office:value-type="float" office:value="-4.7146393378370099" table:style-name="ce132">
            <text:p>－ 4.71</text:p>
          </table:table-cell>
          <table:table-cell office:value-type="float" office:value="1.24" table:style-name="ce57">
            <text:p>1.24</text:p>
          </table:table-cell>
          <table:table-cell table:number-columns-repeated="16361" table:style-name="ce125"/>
        </table:table-row>
        <table:table-row table:style-name="ro11">
          <table:table-cell office:value-type="string" table:style-name="ce5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58"/>
          <table:table-cell table:number-columns-repeated="8" table:style-name="ce59"/>
          <table:table-cell table:number-columns-repeated="3" table:style-name="ce124"/>
          <table:table-cell table:style-name="ce60"/>
          <table:table-cell table:style-name="ce61"/>
          <table:table-cell table:number-columns-repeated="2" table:style-name="ce124"/>
          <table:table-cell table:style-name="ce60"/>
          <table:table-cell table:style-name="ce61"/>
          <table:table-cell table:number-columns-repeated="3" table:style-name="ce124"/>
          <table:table-cell office:value-type="string" table:style-name="ce62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2<text:s/><text:span text:style-name="T2">年</text:span><text:s/>10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7">
          <table:table-cell office:value-type="string" table:style-name="ce6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124"/>
        </table:table-row>
        <table:table-row table:style-name="ro17">
          <table:table-cell office:value-type="string" table:style-name="ce63">
            <text:p><text:s text:c="14"/>3.本表出生、死亡、結婚、離婚、遷入及遷出資料係按登記日期統計。</text:p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  <table:named-expressions>
          <table:named-range table:name="Print_Area" table:cell-range-address="年月別.$A$2:年月別.$W$49" table:base-cell-address="年月別.$A$1"/>
        </table:named-expressions>
      </table:table>
      <table:table table:name="縣市別" table:style-name="ta2">
        <table:table-column table:style-name="co16" table:default-cell-style-name="ce2"/>
        <table:table-column table:style-name="co18" table:default-cell-style-name="ce2"/>
        <table:table-column table:style-name="co4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11" table:default-cell-style-name="ce2"/>
        <table:table-column table:style-name="co21" table:number-columns-repeated="3" table:default-cell-style-name="ce2"/>
        <table:table-column table:style-name="co8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8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5" table:default-cell-style-name="ce2"/>
        <table:table-column table:style-name="co16" table:number-columns-repeated="16362" table:default-cell-style-name="ce2"/>
        <table:table-row table:style-name="ro18">
          <table:table-cell table:number-columns-repeated="17" table:style-name="ce2"/>
          <table:table-cell table:style-name="ce64"/>
          <table:table-cell table:number-columns-repeated="16366" table:style-name="ce2"/>
        </table:table-row>
        <table:table-row table:style-name="ro19">
          <table:table-cell office:value-type="string" table:style-name="ce65">
            <text:p>民 國 102 年 9 月 戶 口 統 計 速 報 表 (續)</text:p>
          </table:table-cell>
          <table:table-cell table:number-columns-repeated="14" table:style-name="ce65"/>
          <table:table-cell table:style-name="ce66"/>
          <table:table-cell table:style-name="ce65"/>
          <table:table-cell table:style-name="ce67"/>
          <table:table-cell table:style-name="ce65"/>
          <table:table-cell table:number-columns-repeated="2" table:style-name="ce68"/>
          <table:table-cell table:style-name="ce67"/>
          <table:table-cell table:number-columns-repeated="16362" table:style-name="ce2"/>
        </table:table-row>
        <table:table-row table:style-name="ro20">
          <table:table-cell table:style-name="ce69"/>
          <table:table-cell table:style-name="ce70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0">
            <text:p>自 然 增 加</text:p>
          </table:table-cell>
          <table:covered-table-cell/>
          <table:table-cell office:value-type="string" table:number-columns-spanned="2" table:number-rows-spanned="1" table:style-name="ce240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0">
            <text:p>離 <text:s text:c="3"/>　婚</text:p>
          </table:table-cell>
          <table:covered-table-cell/>
          <table:table-cell office:value-type="string" table:number-columns-spanned="1" table:number-rows-spanned="4" table:style-name="ce241">
            <text:p>遷入</text:p>
            <text:p>人數</text:p>
          </table:table-cell>
          <table:table-cell office:value-type="string" table:number-columns-spanned="1" table:number-rows-spanned="4" table:style-name="ce241">
            <text:p>遷出</text:p>
            <text:p>人數</text:p>
          </table:table-cell>
          <table:table-cell office:value-type="string" table:number-columns-spanned="1" table:number-rows-spanned="4" table:style-name="ce239">
            <text:p>原住民</text:p>
            <text:p>人口數</text:p>
          </table:table-cell>
          <table:table-cell table:style-name="ce71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10">
            <text:p>區 域 別</text:p>
          </table:table-cell>
          <table:table-cell office:value-type="string" table:number-columns-spanned="1" table:number-rows-spanned="2" table:style-name="ce207">
            <text:p>戶　數</text:p>
          </table:table-cell>
          <table:table-cell table:number-columns-repeated="3" table:style-name="ce72"/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73">
            <text:p>折合年</text:p>
          </table:table-cell>
          <table:table-cell office:value-type="string" table:number-columns-spanned="1" table:number-rows-spanned="3" table:style-name="ce237">
            <text:p>計</text:p>
          </table:table-cell>
          <table:table-cell office:value-type="string" table:number-columns-spanned="1" table:number-rows-spanned="3" table:style-name="ce237">
            <text:p>男</text:p>
          </table:table-cell>
          <table:table-cell office:value-type="string" table:number-columns-spanned="1" table:number-rows-spanned="3" table:style-name="ce237">
            <text:p>女</text:p>
          </table:table-cell>
          <table:table-cell office:value-type="string" table:style-name="ce74">
            <text:p>折合年</text:p>
          </table:table-cell>
          <table:table-cell table:style-name="ce75"/>
          <table:table-cell office:value-type="string" table:style-name="ce75">
            <text:p>折合年自</text:p>
          </table:table-cell>
          <table:table-cell table:style-name="ce76"/>
          <table:table-cell office:value-type="string" table:style-name="ce74">
            <text:p>折合年</text:p>
          </table:table-cell>
          <table:table-cell table:style-name="ce75"/>
          <table:table-cell office:value-type="string" table:style-name="ce73">
            <text:p>折合年</text:p>
          </table:table-cell>
          <table:covered-table-cell/>
          <table:covered-table-cell/>
          <table:covered-table-cell/>
          <table:table-cell table:style-name="ce71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77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78"/>
          <table:table-cell table:number-columns-repeated="16361"/>
        </table:table-row>
        <table:table-row table:style-name="ro11">
          <table:table-cell table:style-name="ce79"/>
          <table:table-cell table:style-name="ce80"/>
          <table:table-cell table:style-name="ce81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82"/>
          <table:table-cell table:number-columns-repeated="16361"/>
        </table:table-row>
        <table:table-row table:style-name="ro21">
          <table:table-cell office:value-type="string" table:style-name="ce83">
            <text:p>總 <text:s text:c="7"/>計</text:p>
          </table:table-cell>
          <table:table-cell office:value-type="float" office:value="8270689" table:style-name="ce20">
            <text:p>8,270,689</text:p>
          </table:table-cell>
          <table:table-cell office:value-type="float" office:value="23356588" table:style-name="ce20">
            <text:p>23,356,588</text:p>
          </table:table-cell>
          <table:table-cell office:value-type="float" office:value="11680729" table:style-name="ce20">
            <text:p>11,680,729</text:p>
          </table:table-cell>
          <table:table-cell office:value-type="float" office:value="11675859" table:style-name="ce20">
            <text:p>11,675,859</text:p>
          </table:table-cell>
          <table:table-cell office:value-type="float" office:value="15750" table:style-name="ce20">
            <text:p>15,750</text:p>
          </table:table-cell>
          <table:table-cell office:value-type="float" office:value="8097" table:style-name="ce20">
            <text:p>8,097</text:p>
          </table:table-cell>
          <table:table-cell office:value-type="float" office:value="7653" table:style-name="ce20">
            <text:p>7,653</text:p>
          </table:table-cell>
          <table:table-cell office:value-type="float" office:value="8.1999999999999993" table:style-name="ce84">
            <text:p><text:s text:c="3"/>8.20</text:p>
          </table:table-cell>
          <table:table-cell office:value-type="float" office:value="12365" table:style-name="ce20">
            <text:p>12,365</text:p>
          </table:table-cell>
          <table:table-cell office:value-type="float" office:value="7521" table:style-name="ce20">
            <text:p>7,521</text:p>
          </table:table-cell>
          <table:table-cell office:value-type="float" office:value="4844" table:style-name="ce20">
            <text:p>4,844</text:p>
          </table:table-cell>
          <table:table-cell office:value-type="float" office:value="6.44" table:style-name="ce84">
            <text:p><text:s text:c="3"/>6.44</text:p>
          </table:table-cell>
          <table:table-cell office:value-type="float" office:value="3385" table:style-name="ce20">
            <text:p>3,385</text:p>
          </table:table-cell>
          <table:table-cell office:value-type="float" office:value="1.76" table:style-name="ce85">
            <text:p><text:s text:c="4"/>1.76</text:p>
          </table:table-cell>
          <table:table-cell office:value-type="float" office:value="12758" table:style-name="ce20">
            <text:p>12,758</text:p>
          </table:table-cell>
          <table:table-cell office:value-type="float" office:value="6.65" table:style-name="ce84">
            <text:p><text:s text:c="3"/>6.65</text:p>
          </table:table-cell>
          <table:table-cell office:value-type="float" office:value="4510" table:style-name="ce20">
            <text:p>4,510</text:p>
          </table:table-cell>
          <table:table-cell office:value-type="float" office:value="2.35" table:style-name="ce84">
            <text:p><text:s text:c="3"/>2.35</text:p>
          </table:table-cell>
          <table:table-cell office:value-type="float" office:value="99319" table:style-name="ce20">
            <text:p>99,319</text:p>
          </table:table-cell>
          <table:table-cell office:value-type="float" office:value="100177" table:style-name="ce20">
            <text:p>100,177</text:p>
          </table:table-cell>
          <table:table-cell office:value-type="float" office:value="532061" table:style-name="ce86">
            <text:p>532,061</text:p>
          </table:table-cell>
          <table:table-cell table:number-columns-repeated="16362" table:style-name="ce2"/>
        </table:table-row>
        <table:table-row table:style-name="ro22">
          <table:table-cell office:value-type="string" table:style-name="ce87">
            <text:p>新 <text:s/>北 <text:s/>市</text:p>
          </table:table-cell>
          <table:table-cell office:value-type="float" office:value="1474545" table:style-name="ce88">
            <text:p>1,474,545</text:p>
          </table:table-cell>
          <table:table-cell office:value-type="float" office:value="3951381" table:style-name="ce88">
            <text:p>3,951,381</text:p>
          </table:table-cell>
          <table:table-cell office:value-type="float" office:value="1949191" table:style-name="ce88">
            <text:p>1,949,191</text:p>
          </table:table-cell>
          <table:table-cell office:value-type="float" office:value="2002190" table:style-name="ce88">
            <text:p>2,002,190</text:p>
          </table:table-cell>
          <table:table-cell office:value-type="float" office:value="2751" table:style-name="ce88">
            <text:p>2,751</text:p>
          </table:table-cell>
          <table:table-cell office:value-type="float" office:value="1422" table:style-name="ce88">
            <text:p>1,422</text:p>
          </table:table-cell>
          <table:table-cell office:value-type="float" office:value="1329" table:style-name="ce88">
            <text:p>1,329</text:p>
          </table:table-cell>
          <table:table-cell office:value-type="float" office:value="8.4700000000000006" table:style-name="ce89">
            <text:p><text:s text:c="3"/>8.47</text:p>
          </table:table-cell>
          <table:table-cell office:value-type="float" office:value="1599" table:style-name="ce88">
            <text:p>1,599</text:p>
          </table:table-cell>
          <table:table-cell office:value-type="float" office:value="1022" table:style-name="ce88">
            <text:p>1,022</text:p>
          </table:table-cell>
          <table:table-cell office:value-type="float" office:value="577" table:style-name="ce88">
            <text:p>577</text:p>
          </table:table-cell>
          <table:table-cell office:value-type="float" office:value="4.92" table:style-name="ce89">
            <text:p><text:s text:c="3"/>4.92</text:p>
          </table:table-cell>
          <table:table-cell office:value-type="float" office:value="1152" table:style-name="ce88">
            <text:p>1,152</text:p>
          </table:table-cell>
          <table:table-cell office:value-type="float" office:value="3.55" table:style-name="ce89">
            <text:p><text:s text:c="3"/>3.55</text:p>
          </table:table-cell>
          <table:table-cell office:value-type="float" office:value="2567" table:style-name="ce88">
            <text:p>2,567</text:p>
          </table:table-cell>
          <table:table-cell office:value-type="float" office:value="7.91" table:style-name="ce89">
            <text:p><text:s text:c="3"/>7.91</text:p>
          </table:table-cell>
          <table:table-cell office:value-type="float" office:value="850" table:style-name="ce88">
            <text:p>850</text:p>
          </table:table-cell>
          <table:table-cell office:value-type="float" office:value="2.62" table:style-name="ce89">
            <text:p><text:s text:c="3"/>2.62</text:p>
          </table:table-cell>
          <table:table-cell office:value-type="float" office:value="17981" table:style-name="ce88">
            <text:p>17,981</text:p>
          </table:table-cell>
          <table:table-cell office:value-type="float" office:value="17517" table:style-name="ce88">
            <text:p>17,517</text:p>
          </table:table-cell>
          <table:table-cell office:value-type="float" office:value="52674" table:style-name="ce90">
            <text:p>52,674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7">
            <text:p>臺 <text:s/>北 <text:s/>市</text:p>
          </table:table-cell>
          <table:table-cell office:value-type="float" office:value="1025984" table:style-name="ce88">
            <text:p>1,025,984</text:p>
          </table:table-cell>
          <table:table-cell office:value-type="float" office:value="2681584" table:style-name="ce88">
            <text:p>2,681,584</text:p>
          </table:table-cell>
          <table:table-cell office:value-type="float" office:value="1288195" table:style-name="ce88">
            <text:p>1,288,195</text:p>
          </table:table-cell>
          <table:table-cell office:value-type="float" office:value="1393389" table:style-name="ce88">
            <text:p>1,393,389</text:p>
          </table:table-cell>
          <table:table-cell office:value-type="float" office:value="2009" table:style-name="ce88">
            <text:p>2,009</text:p>
          </table:table-cell>
          <table:table-cell office:value-type="float" office:value="1055" table:style-name="ce88">
            <text:p>1,055</text:p>
          </table:table-cell>
          <table:table-cell office:value-type="float" office:value="954" table:style-name="ce88">
            <text:p>954</text:p>
          </table:table-cell>
          <table:table-cell office:value-type="float" office:value="9.11" table:style-name="ce89">
            <text:p><text:s text:c="3"/>9.11</text:p>
          </table:table-cell>
          <table:table-cell office:value-type="float" office:value="1313" table:style-name="ce88">
            <text:p>1,313</text:p>
          </table:table-cell>
          <table:table-cell office:value-type="float" office:value="762" table:style-name="ce88">
            <text:p>762</text:p>
          </table:table-cell>
          <table:table-cell office:value-type="float" office:value="551" table:style-name="ce88">
            <text:p>551</text:p>
          </table:table-cell>
          <table:table-cell office:value-type="float" office:value="5.96" table:style-name="ce89">
            <text:p><text:s text:c="3"/>5.96</text:p>
          </table:table-cell>
          <table:table-cell office:value-type="float" office:value="696" table:style-name="ce88">
            <text:p>696</text:p>
          </table:table-cell>
          <table:table-cell office:value-type="float" office:value="3.16" table:style-name="ce89">
            <text:p><text:s text:c="3"/>3.16</text:p>
          </table:table-cell>
          <table:table-cell office:value-type="float" office:value="1747" table:style-name="ce88">
            <text:p>1,747</text:p>
          </table:table-cell>
          <table:table-cell office:value-type="float" office:value="7.93" table:style-name="ce89">
            <text:p><text:s text:c="3"/>7.93</text:p>
          </table:table-cell>
          <table:table-cell office:value-type="float" office:value="491" table:style-name="ce88">
            <text:p>491</text:p>
          </table:table-cell>
          <table:table-cell office:value-type="float" office:value="2.23" table:style-name="ce89">
            <text:p><text:s text:c="3"/>2.23</text:p>
          </table:table-cell>
          <table:table-cell office:value-type="float" office:value="14963" table:style-name="ce88">
            <text:p>14,963</text:p>
          </table:table-cell>
          <table:table-cell office:value-type="float" office:value="16092" table:style-name="ce88">
            <text:p>16,092</text:p>
          </table:table-cell>
          <table:table-cell office:value-type="float" office:value="15116" table:style-name="ce90">
            <text:p>15,116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7">
            <text:p>臺 <text:s/>中 <text:s/>市</text:p>
          </table:table-cell>
          <table:table-cell office:value-type="float" office:value="894779" table:style-name="ce88">
            <text:p>894,779</text:p>
          </table:table-cell>
          <table:table-cell office:value-type="float" office:value="2697665" table:style-name="ce88">
            <text:p>2,697,665</text:p>
          </table:table-cell>
          <table:table-cell office:value-type="float" office:value="1338235" table:style-name="ce88">
            <text:p>1,338,235</text:p>
          </table:table-cell>
          <table:table-cell office:value-type="float" office:value="1359430" table:style-name="ce88">
            <text:p>1,359,430</text:p>
          </table:table-cell>
          <table:table-cell office:value-type="float" office:value="1971" table:style-name="ce88">
            <text:p>1,971</text:p>
          </table:table-cell>
          <table:table-cell office:value-type="float" office:value="1020" table:style-name="ce88">
            <text:p>1,020</text:p>
          </table:table-cell>
          <table:table-cell office:value-type="float" office:value="951" table:style-name="ce88">
            <text:p>951</text:p>
          </table:table-cell>
          <table:table-cell office:value-type="float" office:value="8.89" table:style-name="ce89">
            <text:p><text:s text:c="3"/>8.89</text:p>
          </table:table-cell>
          <table:table-cell office:value-type="float" office:value="1160" table:style-name="ce88">
            <text:p>1,160</text:p>
          </table:table-cell>
          <table:table-cell office:value-type="float" office:value="693" table:style-name="ce88">
            <text:p>693</text:p>
          </table:table-cell>
          <table:table-cell office:value-type="float" office:value="467" table:style-name="ce88">
            <text:p>467</text:p>
          </table:table-cell>
          <table:table-cell office:value-type="float" office:value="5.23" table:style-name="ce89">
            <text:p><text:s text:c="3"/>5.23</text:p>
          </table:table-cell>
          <table:table-cell office:value-type="float" office:value="811" table:style-name="ce88">
            <text:p>811</text:p>
          </table:table-cell>
          <table:table-cell office:value-type="float" office:value="3.66" table:style-name="ce89">
            <text:p><text:s text:c="3"/>3.66</text:p>
          </table:table-cell>
          <table:table-cell office:value-type="float" office:value="1588" table:style-name="ce88">
            <text:p>1,588</text:p>
          </table:table-cell>
          <table:table-cell office:value-type="float" office:value="7.16" table:style-name="ce89">
            <text:p><text:s text:c="3"/>7.16</text:p>
          </table:table-cell>
          <table:table-cell office:value-type="float" office:value="524" table:style-name="ce88">
            <text:p>524</text:p>
          </table:table-cell>
          <table:table-cell office:value-type="float" office:value="2.36" table:style-name="ce89">
            <text:p><text:s text:c="3"/>2.36</text:p>
          </table:table-cell>
          <table:table-cell office:value-type="float" office:value="11813" table:style-name="ce88">
            <text:p>11,813</text:p>
          </table:table-cell>
          <table:table-cell office:value-type="float" office:value="11671" table:style-name="ce88">
            <text:p>11,671</text:p>
          </table:table-cell>
          <table:table-cell office:value-type="float" office:value="30304" table:style-name="ce90">
            <text:p>30,304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7">
            <text:p>臺 <text:s/>南 <text:s/>市</text:p>
          </table:table-cell>
          <table:table-cell office:value-type="float" office:value="662444" table:style-name="ce88">
            <text:p>662,444</text:p>
          </table:table-cell>
          <table:table-cell office:value-type="float" office:value="1882803" table:style-name="ce88">
            <text:p>1,882,803</text:p>
          </table:table-cell>
          <table:table-cell office:value-type="float" office:value="944760" table:style-name="ce88">
            <text:p>944,760</text:p>
          </table:table-cell>
          <table:table-cell office:value-type="float" office:value="938043" table:style-name="ce88">
            <text:p>938,043</text:p>
          </table:table-cell>
          <table:table-cell office:value-type="float" office:value="1186" table:style-name="ce88">
            <text:p>1,186</text:p>
          </table:table-cell>
          <table:table-cell office:value-type="float" office:value="609" table:style-name="ce88">
            <text:p>609</text:p>
          </table:table-cell>
          <table:table-cell office:value-type="float" office:value="577" table:style-name="ce88">
            <text:p>577</text:p>
          </table:table-cell>
          <table:table-cell office:value-type="float" office:value="7.66" table:style-name="ce89">
            <text:p><text:s text:c="3"/>7.66</text:p>
          </table:table-cell>
          <table:table-cell office:value-type="float" office:value="1130" table:style-name="ce88">
            <text:p>1,130</text:p>
          </table:table-cell>
          <table:table-cell office:value-type="float" office:value="673" table:style-name="ce88">
            <text:p>673</text:p>
          </table:table-cell>
          <table:table-cell office:value-type="float" office:value="457" table:style-name="ce88">
            <text:p>457</text:p>
          </table:table-cell>
          <table:table-cell office:value-type="float" office:value="7.3" table:style-name="ce89">
            <text:p><text:s text:c="3"/>7.30</text:p>
          </table:table-cell>
          <table:table-cell office:value-type="float" office:value="56" table:style-name="ce91">
            <text:p><text:s text:c="3"/>56</text:p>
          </table:table-cell>
          <table:table-cell office:value-type="float" office:value="0.36" table:style-name="ce92">
            <text:p><text:s text:c="4"/>0.36</text:p>
          </table:table-cell>
          <table:table-cell office:value-type="float" office:value="862" table:style-name="ce88">
            <text:p>862</text:p>
          </table:table-cell>
          <table:table-cell office:value-type="float" office:value="5.57" table:style-name="ce89">
            <text:p><text:s text:c="3"/>5.57</text:p>
          </table:table-cell>
          <table:table-cell office:value-type="float" office:value="373" table:style-name="ce88">
            <text:p>373</text:p>
          </table:table-cell>
          <table:table-cell office:value-type="float" office:value="2.41" table:style-name="ce89">
            <text:p><text:s text:c="3"/>2.41</text:p>
          </table:table-cell>
          <table:table-cell office:value-type="float" office:value="7048" table:style-name="ce88">
            <text:p>7,048</text:p>
          </table:table-cell>
          <table:table-cell office:value-type="float" office:value="7075" table:style-name="ce88">
            <text:p>7,075</text:p>
          </table:table-cell>
          <table:table-cell office:value-type="float" office:value="6691" table:style-name="ce90">
            <text:p>6,691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87">
            <text:p>高 <text:s/>雄 <text:s/>市</text:p>
          </table:table-cell>
          <table:table-cell office:value-type="float" office:value="1055340" table:style-name="ce88">
            <text:p>1,055,340</text:p>
          </table:table-cell>
          <table:table-cell office:value-type="float" office:value="2779246" table:style-name="ce88">
            <text:p>2,779,246</text:p>
          </table:table-cell>
          <table:table-cell office:value-type="float" office:value="1386293" table:style-name="ce88">
            <text:p>1,386,293</text:p>
          </table:table-cell>
          <table:table-cell office:value-type="float" office:value="1392953" table:style-name="ce88">
            <text:p>1,392,953</text:p>
          </table:table-cell>
          <table:table-cell office:value-type="float" office:value="1721" table:style-name="ce88">
            <text:p>1,721</text:p>
          </table:table-cell>
          <table:table-cell office:value-type="float" office:value="881" table:style-name="ce88">
            <text:p>881</text:p>
          </table:table-cell>
          <table:table-cell office:value-type="float" office:value="840" table:style-name="ce88">
            <text:p>840</text:p>
          </table:table-cell>
          <table:table-cell office:value-type="float" office:value="7.53" table:style-name="ce89">
            <text:p><text:s text:c="3"/>7.53</text:p>
          </table:table-cell>
          <table:table-cell office:value-type="float" office:value="1588" table:style-name="ce88">
            <text:p>1,588</text:p>
          </table:table-cell>
          <table:table-cell office:value-type="float" office:value="962" table:style-name="ce88">
            <text:p>962</text:p>
          </table:table-cell>
          <table:table-cell office:value-type="float" office:value="626" table:style-name="ce88">
            <text:p>626</text:p>
          </table:table-cell>
          <table:table-cell office:value-type="float" office:value="6.95" table:style-name="ce89">
            <text:p><text:s text:c="3"/>6.95</text:p>
          </table:table-cell>
          <table:table-cell office:value-type="float" office:value="133" table:style-name="ce88">
            <text:p>133</text:p>
          </table:table-cell>
          <table:table-cell office:value-type="float" office:value="0.57999999999999996" table:style-name="ce93">
            <text:p><text:s text:c="4"/>0.58</text:p>
          </table:table-cell>
          <table:table-cell office:value-type="float" office:value="1390" table:style-name="ce88">
            <text:p>1,390</text:p>
          </table:table-cell>
          <table:table-cell office:value-type="float" office:value="6.08" table:style-name="ce89">
            <text:p><text:s text:c="3"/>6.08</text:p>
          </table:table-cell>
          <table:table-cell office:value-type="float" office:value="525" table:style-name="ce88">
            <text:p>525</text:p>
          </table:table-cell>
          <table:table-cell office:value-type="float" office:value="2.2999999999999998" table:style-name="ce89">
            <text:p><text:s text:c="3"/>2.30</text:p>
          </table:table-cell>
          <table:table-cell office:value-type="float" office:value="12028" table:style-name="ce88">
            <text:p>12,028</text:p>
          </table:table-cell>
          <table:table-cell office:value-type="float" office:value="12363" table:style-name="ce88">
            <text:p>12,363</text:p>
          </table:table-cell>
          <table:table-cell office:value-type="float" office:value="31653" table:style-name="ce90">
            <text:p>31,653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4">
            <text:p><text:s/>臺 <text:s/>灣 <text:s/>省<text:s/></text:p>
          </table:table-cell>
          <table:table-cell office:value-type="float" office:value="3118828" table:style-name="ce88">
            <text:p>3,118,828</text:p>
          </table:table-cell>
          <table:table-cell office:value-type="float" office:value="9232944" table:style-name="ce88">
            <text:p>9,232,944</text:p>
          </table:table-cell>
          <table:table-cell office:value-type="float" office:value="4707389" table:style-name="ce88">
            <text:p>4,707,389</text:p>
          </table:table-cell>
          <table:table-cell office:value-type="float" office:value="4525555" table:style-name="ce88">
            <text:p>4,525,555</text:p>
          </table:table-cell>
          <table:table-cell office:value-type="float" office:value="5992" table:style-name="ce88">
            <text:p>5,992</text:p>
          </table:table-cell>
          <table:table-cell office:value-type="float" office:value="3047" table:style-name="ce88">
            <text:p>3,047</text:p>
          </table:table-cell>
          <table:table-cell office:value-type="float" office:value="2945" table:style-name="ce88">
            <text:p>2,945</text:p>
          </table:table-cell>
          <table:table-cell office:value-type="float" office:value="7.9" table:style-name="ce89">
            <text:p><text:s text:c="3"/>7.90</text:p>
          </table:table-cell>
          <table:table-cell office:value-type="float" office:value="5528" table:style-name="ce88">
            <text:p>5,528</text:p>
          </table:table-cell>
          <table:table-cell office:value-type="float" office:value="3385" table:style-name="ce88">
            <text:p>3,385</text:p>
          </table:table-cell>
          <table:table-cell office:value-type="float" office:value="2143" table:style-name="ce88">
            <text:p>2,143</text:p>
          </table:table-cell>
          <table:table-cell office:value-type="float" office:value="7.28" table:style-name="ce89">
            <text:p><text:s text:c="3"/>7.28</text:p>
          </table:table-cell>
          <table:table-cell office:value-type="float" office:value="464" table:style-name="ce95">
            <text:p><text:s text:c="3"/>464</text:p>
          </table:table-cell>
          <table:table-cell office:value-type="float" office:value="0.61" table:style-name="ce92">
            <text:p><text:s text:c="4"/>0.61</text:p>
          </table:table-cell>
          <table:table-cell office:value-type="float" office:value="4549" table:style-name="ce88">
            <text:p>4,549</text:p>
          </table:table-cell>
          <table:table-cell office:value-type="float" office:value="5.99" table:style-name="ce89">
            <text:p><text:s text:c="3"/>5.99</text:p>
          </table:table-cell>
          <table:table-cell office:value-type="float" office:value="1733" table:style-name="ce88">
            <text:p>1,733</text:p>
          </table:table-cell>
          <table:table-cell office:value-type="float" office:value="2.2799999999999998" table:style-name="ce89">
            <text:p><text:s text:c="3"/>2.28</text:p>
          </table:table-cell>
          <table:table-cell office:value-type="float" office:value="33846" table:style-name="ce88">
            <text:p>33,846</text:p>
          </table:table-cell>
          <table:table-cell office:value-type="float" office:value="34911" table:style-name="ce88">
            <text:p>34,911</text:p>
          </table:table-cell>
          <table:table-cell office:value-type="float" office:value="394690" table:style-name="ce90">
            <text:p>394,690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96">
            <text:p>宜 蘭 縣</text:p>
          </table:table-cell>
          <table:table-cell office:value-type="float" office:value="160647" table:style-name="ce97">
            <text:p><text:s text:c="3"/>160,647</text:p>
          </table:table-cell>
          <table:table-cell office:value-type="float" office:value="458580" table:style-name="ce97">
            <text:p><text:s text:c="3"/>458,580</text:p>
          </table:table-cell>
          <table:table-cell office:value-type="float" office:value="233097" table:style-name="ce97">
            <text:p><text:s text:c="3"/>233,097</text:p>
          </table:table-cell>
          <table:table-cell office:value-type="float" office:value="225483" table:style-name="ce97">
            <text:p><text:s text:c="3"/>225,483</text:p>
          </table:table-cell>
          <table:table-cell office:value-type="float" office:value="303" table:style-name="ce98">
            <text:p>303</text:p>
          </table:table-cell>
          <table:table-cell office:value-type="float" office:value="162" table:style-name="ce98">
            <text:p>162</text:p>
          </table:table-cell>
          <table:table-cell office:value-type="float" office:value="141" table:style-name="ce98">
            <text:p>141</text:p>
          </table:table-cell>
          <table:table-cell office:value-type="float" office:value="8.0399999999999991" table:style-name="ce99">
            <text:p><text:s text:c="3"/>8.04</text:p>
          </table:table-cell>
          <table:table-cell office:value-type="float" office:value="264" table:style-name="ce97">
            <text:p><text:s text:c="3"/>264</text:p>
          </table:table-cell>
          <table:table-cell office:value-type="float" office:value="169" table:style-name="ce98">
            <text:p>169</text:p>
          </table:table-cell>
          <table:table-cell office:value-type="float" office:value="95" table:style-name="ce98">
            <text:p>95</text:p>
          </table:table-cell>
          <table:table-cell office:value-type="float" office:value="7" table:style-name="ce99">
            <text:p><text:s text:c="3"/>7.00</text:p>
          </table:table-cell>
          <table:table-cell office:value-type="float" office:value="39" table:style-name="ce100">
            <text:p><text:s text:c="3"/>39</text:p>
          </table:table-cell>
          <table:table-cell office:value-type="float" office:value="1.03" table:style-name="ce101">
            <text:p>1.03</text:p>
          </table:table-cell>
          <table:table-cell office:value-type="float" office:value="190" table:style-name="ce97">
            <text:p><text:s text:c="3"/>190</text:p>
          </table:table-cell>
          <table:table-cell office:value-type="float" office:value="5.04" table:style-name="ce99">
            <text:p><text:s text:c="3"/>5.0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.83" table:style-name="ce99">
            <text:p><text:s text:c="3"/>1.83</text:p>
          </table:table-cell>
          <table:table-cell office:value-type="float" office:value="1917" table:style-name="ce98">
            <text:p>1,917</text:p>
          </table:table-cell>
          <table:table-cell office:value-type="float" office:value="2024" table:style-name="ce98">
            <text:p>2,024</text:p>
          </table:table-cell>
          <table:table-cell office:value-type="float" office:value="16052" table:style-name="ce102">
            <text:p><text:s text:c="3"/>16,05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桃 園 縣</text:p>
          </table:table-cell>
          <table:table-cell office:value-type="float" office:value="713505" table:style-name="ce97">
            <text:p><text:s text:c="3"/>713,505</text:p>
          </table:table-cell>
          <table:table-cell office:value-type="float" office:value="2040629" table:style-name="ce97">
            <text:p><text:s text:c="3"/>2,040,629</text:p>
          </table:table-cell>
          <table:table-cell office:value-type="float" office:value="1025241" table:style-name="ce97">
            <text:p><text:s text:c="3"/>1,025,241</text:p>
          </table:table-cell>
          <table:table-cell office:value-type="float" office:value="1015388" table:style-name="ce97">
            <text:p><text:s text:c="3"/>1,015,388</text:p>
          </table:table-cell>
          <table:table-cell office:value-type="float" office:value="1321" table:style-name="ce97">
            <text:p><text:s text:c="3"/>1,321</text:p>
          </table:table-cell>
          <table:table-cell office:value-type="float" office:value="672" table:style-name="ce98">
            <text:p>672</text:p>
          </table:table-cell>
          <table:table-cell office:value-type="float" office:value="649" table:style-name="ce98">
            <text:p>649</text:p>
          </table:table-cell>
          <table:table-cell office:value-type="float" office:value="7.88" table:style-name="ce99">
            <text:p><text:s text:c="3"/>7.88</text:p>
          </table:table-cell>
          <table:table-cell office:value-type="float" office:value="864" table:style-name="ce97">
            <text:p><text:s text:c="3"/>864</text:p>
          </table:table-cell>
          <table:table-cell office:value-type="float" office:value="567" table:style-name="ce98">
            <text:p>567</text:p>
          </table:table-cell>
          <table:table-cell office:value-type="float" office:value="297" table:style-name="ce98">
            <text:p>297</text:p>
          </table:table-cell>
          <table:table-cell office:value-type="float" office:value="5.15" table:style-name="ce99">
            <text:p><text:s text:c="3"/>5.15</text:p>
          </table:table-cell>
          <table:table-cell office:value-type="float" office:value="457" table:style-name="ce103">
            <text:p><text:s text:c="3"/>457</text:p>
          </table:table-cell>
          <table:table-cell office:value-type="float" office:value="2.73" table:style-name="ce104">
            <text:p><text:s text:c="4"/>2.73</text:p>
          </table:table-cell>
          <table:table-cell office:value-type="float" office:value="1243" table:style-name="ce97">
            <text:p><text:s text:c="3"/>1,243</text:p>
          </table:table-cell>
          <table:table-cell office:value-type="float" office:value="7.41" table:style-name="ce99">
            <text:p><text:s text:c="3"/>7.41</text:p>
          </table:table-cell>
          <table:table-cell office:value-type="float" office:value="511" table:style-name="ce97">
            <text:p><text:s text:c="3"/>511</text:p>
          </table:table-cell>
          <table:table-cell office:value-type="float" office:value="3.05" table:style-name="ce99">
            <text:p><text:s text:c="3"/>3.05</text:p>
          </table:table-cell>
          <table:table-cell office:value-type="float" office:value="9474" table:style-name="ce98">
            <text:p>9,474</text:p>
          </table:table-cell>
          <table:table-cell office:value-type="float" office:value="8859" table:style-name="ce98">
            <text:p>8,859</text:p>
          </table:table-cell>
          <table:table-cell office:value-type="float" office:value="63965" table:style-name="ce102">
            <text:p><text:s text:c="3"/>63,965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新 竹 縣</text:p>
          </table:table-cell>
          <table:table-cell office:value-type="float" office:value="174144" table:style-name="ce97">
            <text:p><text:s text:c="3"/>174,144</text:p>
          </table:table-cell>
          <table:table-cell office:value-type="float" office:value="529175" table:style-name="ce97">
            <text:p><text:s text:c="3"/>529,175</text:p>
          </table:table-cell>
          <table:table-cell office:value-type="float" office:value="271310" table:style-name="ce97">
            <text:p><text:s text:c="3"/>271,310</text:p>
          </table:table-cell>
          <table:table-cell office:value-type="float" office:value="257865" table:style-name="ce97">
            <text:p><text:s text:c="3"/>257,865</text:p>
          </table:table-cell>
          <table:table-cell office:value-type="float" office:value="408" table:style-name="ce97">
            <text:p><text:s text:c="3"/>408</text:p>
          </table:table-cell>
          <table:table-cell office:value-type="float" office:value="210" table:style-name="ce98">
            <text:p>210</text:p>
          </table:table-cell>
          <table:table-cell office:value-type="float" office:value="198" table:style-name="ce98">
            <text:p>198</text:p>
          </table:table-cell>
          <table:table-cell office:value-type="float" office:value="9.39" table:style-name="ce99">
            <text:p><text:s text:c="3"/>9.39</text:p>
          </table:table-cell>
          <table:table-cell office:value-type="float" office:value="253" table:style-name="ce97">
            <text:p><text:s text:c="3"/>253</text:p>
          </table:table-cell>
          <table:table-cell office:value-type="float" office:value="150" table:style-name="ce98">
            <text:p>150</text:p>
          </table:table-cell>
          <table:table-cell office:value-type="float" office:value="103" table:style-name="ce98">
            <text:p>103</text:p>
          </table:table-cell>
          <table:table-cell office:value-type="float" office:value="5.82" table:style-name="ce99">
            <text:p><text:s text:c="3"/>5.82</text:p>
          </table:table-cell>
          <table:table-cell office:value-type="float" office:value="155" table:style-name="ce103">
            <text:p><text:s text:c="3"/>155</text:p>
          </table:table-cell>
          <table:table-cell office:value-type="float" office:value="3.57" table:style-name="ce104">
            <text:p><text:s text:c="4"/>3.57</text:p>
          </table:table-cell>
          <table:table-cell office:value-type="float" office:value="322" table:style-name="ce97">
            <text:p><text:s text:c="3"/>322</text:p>
          </table:table-cell>
          <table:table-cell office:value-type="float" office:value="7.41" table:style-name="ce99">
            <text:p><text:s text:c="3"/>7.41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2.2999999999999998" table:style-name="ce99">
            <text:p><text:s text:c="3"/>2.30</text:p>
          </table:table-cell>
          <table:table-cell office:value-type="float" office:value="2671" table:style-name="ce98">
            <text:p>2,671</text:p>
          </table:table-cell>
          <table:table-cell office:value-type="float" office:value="2027" table:style-name="ce98">
            <text:p>2,027</text:p>
          </table:table-cell>
          <table:table-cell office:value-type="float" office:value="20568" table:style-name="ce102">
            <text:p><text:s text:c="3"/>20,568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苗 栗 縣</text:p>
          </table:table-cell>
          <table:table-cell office:value-type="float" office:value="180534" table:style-name="ce97">
            <text:p><text:s text:c="3"/>180,534</text:p>
          </table:table-cell>
          <table:table-cell office:value-type="float" office:value="565107" table:style-name="ce97">
            <text:p><text:s text:c="3"/>565,107</text:p>
          </table:table-cell>
          <table:table-cell office:value-type="float" office:value="291915" table:style-name="ce97">
            <text:p><text:s text:c="3"/>291,915</text:p>
          </table:table-cell>
          <table:table-cell office:value-type="float" office:value="273192" table:style-name="ce97">
            <text:p><text:s text:c="3"/>273,192</text:p>
          </table:table-cell>
          <table:table-cell office:value-type="float" office:value="451" table:style-name="ce97">
            <text:p><text:s text:c="3"/>451</text:p>
          </table:table-cell>
          <table:table-cell office:value-type="float" office:value="229" table:style-name="ce98">
            <text:p>229</text:p>
          </table:table-cell>
          <table:table-cell office:value-type="float" office:value="222" table:style-name="ce98">
            <text:p>222</text:p>
          </table:table-cell>
          <table:table-cell office:value-type="float" office:value="9.7100000000000009" table:style-name="ce99">
            <text:p><text:s text:c="3"/>9.71</text:p>
          </table:table-cell>
          <table:table-cell office:value-type="float" office:value="349" table:style-name="ce97">
            <text:p><text:s text:c="3"/>349</text:p>
          </table:table-cell>
          <table:table-cell office:value-type="float" office:value="201" table:style-name="ce98">
            <text:p>201</text:p>
          </table:table-cell>
          <table:table-cell office:value-type="float" office:value="148" table:style-name="ce98">
            <text:p>148</text:p>
          </table:table-cell>
          <table:table-cell office:value-type="float" office:value="7.51" table:style-name="ce99">
            <text:p><text:s text:c="3"/>7.51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2.2000000000000002" table:style-name="ce104">
            <text:p><text:s text:c="4"/>2.20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6.72" table:style-name="ce99">
            <text:p><text:s text:c="3"/>6.72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2.02" table:style-name="ce99">
            <text:p><text:s text:c="3"/>2.02</text:p>
          </table:table-cell>
          <table:table-cell office:value-type="float" office:value="1725" table:style-name="ce98">
            <text:p>1,725</text:p>
          </table:table-cell>
          <table:table-cell office:value-type="float" office:value="1743" table:style-name="ce98">
            <text:p>1,743</text:p>
          </table:table-cell>
          <table:table-cell office:value-type="float" office:value="10938" table:style-name="ce102">
            <text:p><text:s text:c="3"/>10,93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96">
            <text:p>彰 化 縣</text:p>
          </table:table-cell>
          <table:table-cell office:value-type="float" office:value="375282" table:style-name="ce97">
            <text:p><text:s text:c="3"/>375,282</text:p>
          </table:table-cell>
          <table:table-cell office:value-type="float" office:value="1296660" table:style-name="ce97">
            <text:p><text:s text:c="3"/>1,296,660</text:p>
          </table:table-cell>
          <table:table-cell office:value-type="float" office:value="663990" table:style-name="ce97">
            <text:p><text:s text:c="3"/>663,990</text:p>
          </table:table-cell>
          <table:table-cell office:value-type="float" office:value="632670" table:style-name="ce97">
            <text:p><text:s text:c="3"/>632,670</text:p>
          </table:table-cell>
          <table:table-cell office:value-type="float" office:value="984" table:style-name="ce97">
            <text:p><text:s text:c="3"/>984</text:p>
          </table:table-cell>
          <table:table-cell office:value-type="float" office:value="511" table:style-name="ce98">
            <text:p>511</text:p>
          </table:table-cell>
          <table:table-cell office:value-type="float" office:value="473" table:style-name="ce98">
            <text:p>473</text:p>
          </table:table-cell>
          <table:table-cell office:value-type="float" office:value="9.23" table:style-name="ce99">
            <text:p><text:s text:c="3"/>9.23</text:p>
          </table:table-cell>
          <table:table-cell office:value-type="float" office:value="757" table:style-name="ce97">
            <text:p><text:s text:c="3"/>757</text:p>
          </table:table-cell>
          <table:table-cell office:value-type="float" office:value="446" table:style-name="ce98">
            <text:p>446</text:p>
          </table:table-cell>
          <table:table-cell office:value-type="float" office:value="311" table:style-name="ce98">
            <text:p>311</text:p>
          </table:table-cell>
          <table:table-cell office:value-type="float" office:value="7.1" table:style-name="ce99">
            <text:p><text:s text:c="3"/>7.10</text:p>
          </table:table-cell>
          <table:table-cell office:value-type="float" office:value="227" table:style-name="ce105">
            <text:p><text:s text:c="3"/>227</text:p>
          </table:table-cell>
          <table:table-cell office:value-type="float" office:value="2.13" table:style-name="ce104">
            <text:p><text:s text:c="4"/>2.13</text:p>
          </table:table-cell>
          <table:table-cell office:value-type="float" office:value="587" table:style-name="ce97">
            <text:p><text:s text:c="3"/>587</text:p>
          </table:table-cell>
          <table:table-cell office:value-type="float" office:value="5.51" table:style-name="ce99">
            <text:p><text:s text:c="3"/>5.5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1.83" table:style-name="ce99">
            <text:p><text:s text:c="3"/>1.83</text:p>
          </table:table-cell>
          <table:table-cell office:value-type="float" office:value="2987" table:style-name="ce98">
            <text:p>2,987</text:p>
          </table:table-cell>
          <table:table-cell office:value-type="float" office:value="3721" table:style-name="ce98">
            <text:p>3,721</text:p>
          </table:table-cell>
          <table:table-cell office:value-type="float" office:value="5183" table:style-name="ce102">
            <text:p><text:s text:c="3"/>5,18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南 投 縣</text:p>
          </table:table-cell>
          <table:table-cell office:value-type="float" office:value="175299" table:style-name="ce97">
            <text:p><text:s text:c="3"/>175,299</text:p>
          </table:table-cell>
          <table:table-cell office:value-type="float" office:value="517984" table:style-name="ce97">
            <text:p><text:s text:c="3"/>517,984</text:p>
          </table:table-cell>
          <table:table-cell office:value-type="float" office:value="265873" table:style-name="ce97">
            <text:p><text:s text:c="3"/>265,873</text:p>
          </table:table-cell>
          <table:table-cell office:value-type="float" office:value="252111" table:style-name="ce97">
            <text:p><text:s text:c="3"/>252,111</text:p>
          </table:table-cell>
          <table:table-cell office:value-type="float" office:value="273" table:style-name="ce97">
            <text:p><text:s text:c="3"/>273</text:p>
          </table:table-cell>
          <table:table-cell office:value-type="float" office:value="135" table:style-name="ce98">
            <text:p>135</text:p>
          </table:table-cell>
          <table:table-cell office:value-type="float" office:value="138" table:style-name="ce98">
            <text:p>138</text:p>
          </table:table-cell>
          <table:table-cell office:value-type="float" office:value="6.41" table:style-name="ce99">
            <text:p><text:s text:c="3"/>6.41</text:p>
          </table:table-cell>
          <table:table-cell office:value-type="float" office:value="385" table:style-name="ce97">
            <text:p><text:s text:c="3"/>385</text:p>
          </table:table-cell>
          <table:table-cell office:value-type="float" office:value="230" table:style-name="ce98">
            <text:p>230</text:p>
          </table:table-cell>
          <table:table-cell office:value-type="float" office:value="155" table:style-name="ce98">
            <text:p>155</text:p>
          </table:table-cell>
          <table:table-cell office:value-type="float" office:value="9.0399999999999991" table:style-name="ce99">
            <text:p><text:s text:c="3"/>9.04</text:p>
          </table:table-cell>
          <table:table-cell office:value-type="float" office:value="-112" table:style-name="ce106">
            <text:p>－ 112</text:p>
          </table:table-cell>
          <table:table-cell office:value-type="float" office:value="-2.63" table:style-name="ce101">
            <text:p>－ <text:s/>2.63</text:p>
          </table:table-cell>
          <table:table-cell office:value-type="float" office:value="205" table:style-name="ce97">
            <text:p><text:s text:c="3"/>205</text:p>
          </table:table-cell>
          <table:table-cell office:value-type="float" office:value="4.8099999999999996" table:style-name="ce99">
            <text:p><text:s text:c="3"/>4.81</text:p>
          </table:table-cell>
          <table:table-cell office:value-type="float" office:value="78" table:style-name="ce97">
            <text:p><text:s text:c="3"/>78</text:p>
          </table:table-cell>
          <table:table-cell office:value-type="float" office:value="1.83" table:style-name="ce99">
            <text:p><text:s text:c="3"/>1.83</text:p>
          </table:table-cell>
          <table:table-cell office:value-type="float" office:value="1322" table:style-name="ce98">
            <text:p>1,322</text:p>
          </table:table-cell>
          <table:table-cell office:value-type="float" office:value="1538" table:style-name="ce98">
            <text:p>1,538</text:p>
          </table:table-cell>
          <table:table-cell office:value-type="float" office:value="28592" table:style-name="ce102">
            <text:p><text:s text:c="3"/>28,59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雲 林 縣</text:p>
          </table:table-cell>
          <table:table-cell office:value-type="float" office:value="236470" table:style-name="ce97">
            <text:p><text:s text:c="3"/>236,470</text:p>
          </table:table-cell>
          <table:table-cell office:value-type="float" office:value="708574" table:style-name="ce97">
            <text:p><text:s text:c="3"/>708,574</text:p>
          </table:table-cell>
          <table:table-cell office:value-type="float" office:value="368958" table:style-name="ce97">
            <text:p><text:s text:c="3"/>368,958</text:p>
          </table:table-cell>
          <table:table-cell office:value-type="float" office:value="339616" table:style-name="ce97">
            <text:p><text:s text:c="3"/>339,616</text:p>
          </table:table-cell>
          <table:table-cell office:value-type="float" office:value="426" table:style-name="ce97">
            <text:p><text:s text:c="3"/>426</text:p>
          </table:table-cell>
          <table:table-cell office:value-type="float" office:value="213" table:style-name="ce98">
            <text:p>213</text:p>
          </table:table-cell>
          <table:table-cell office:value-type="float" office:value="213" table:style-name="ce98">
            <text:p>213</text:p>
          </table:table-cell>
          <table:table-cell office:value-type="float" office:value="7.31" table:style-name="ce99">
            <text:p><text:s text:c="3"/>7.31</text:p>
          </table:table-cell>
          <table:table-cell office:value-type="float" office:value="561" table:style-name="ce97">
            <text:p><text:s text:c="3"/>561</text:p>
          </table:table-cell>
          <table:table-cell office:value-type="float" office:value="335" table:style-name="ce98">
            <text:p>335</text:p>
          </table:table-cell>
          <table:table-cell office:value-type="float" office:value="226" table:style-name="ce98">
            <text:p>226</text:p>
          </table:table-cell>
          <table:table-cell office:value-type="float" office:value="9.6300000000000008" table:style-name="ce99">
            <text:p><text:s text:c="3"/>9.63</text:p>
          </table:table-cell>
          <table:table-cell office:value-type="float" office:value="-135" table:style-name="ce106">
            <text:p>－ 135</text:p>
          </table:table-cell>
          <table:table-cell office:value-type="float" office:value="-2.3199999999999998" table:style-name="ce101">
            <text:p>－ <text:s/>2.32</text:p>
          </table:table-cell>
          <table:table-cell office:value-type="float" office:value="296" table:style-name="ce97">
            <text:p><text:s text:c="3"/>296</text:p>
          </table:table-cell>
          <table:table-cell office:value-type="float" office:value="5.08" table:style-name="ce99">
            <text:p><text:s text:c="3"/>5.08</text:p>
          </table:table-cell>
          <table:table-cell office:value-type="float" office:value="106" table:style-name="ce97">
            <text:p><text:s text:c="3"/>106</text:p>
          </table:table-cell>
          <table:table-cell office:value-type="float" office:value="1.82" table:style-name="ce99">
            <text:p><text:s text:c="3"/>1.82</text:p>
          </table:table-cell>
          <table:table-cell office:value-type="float" office:value="1866" table:style-name="ce98">
            <text:p>1,866</text:p>
          </table:table-cell>
          <table:table-cell office:value-type="float" office:value="2021" table:style-name="ce98">
            <text:p>2,021</text:p>
          </table:table-cell>
          <table:table-cell office:value-type="float" office:value="2106" table:style-name="ce102">
            <text:p><text:s text:c="3"/>2,106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嘉 義 縣</text:p>
          </table:table-cell>
          <table:table-cell office:value-type="float" office:value="180452" table:style-name="ce97">
            <text:p><text:s text:c="3"/>180,452</text:p>
          </table:table-cell>
          <table:table-cell office:value-type="float" office:value="530004" table:style-name="ce97">
            <text:p><text:s text:c="3"/>530,004</text:p>
          </table:table-cell>
          <table:table-cell office:value-type="float" office:value="276127" table:style-name="ce97">
            <text:p><text:s text:c="3"/>276,127</text:p>
          </table:table-cell>
          <table:table-cell office:value-type="float" office:value="253877" table:style-name="ce97">
            <text:p><text:s text:c="3"/>253,877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135" table:style-name="ce98">
            <text:p>135</text:p>
          </table:table-cell>
          <table:table-cell office:value-type="float" office:value="121" table:style-name="ce98">
            <text:p>121</text:p>
          </table:table-cell>
          <table:table-cell office:value-type="float" office:value="5.87" table:style-name="ce99">
            <text:p><text:s text:c="3"/>5.87</text:p>
          </table:table-cell>
          <table:table-cell office:value-type="float" office:value="437" table:style-name="ce97">
            <text:p><text:s text:c="3"/>437</text:p>
          </table:table-cell>
          <table:table-cell office:value-type="float" office:value="261" table:style-name="ce98">
            <text:p>261</text:p>
          </table:table-cell>
          <table:table-cell office:value-type="float" office:value="176" table:style-name="ce98">
            <text:p>176</text:p>
          </table:table-cell>
          <table:table-cell office:value-type="float" office:value="10.029999999999999" table:style-name="ce99">
            <text:p><text:s text:c="3"/>10.03</text:p>
          </table:table-cell>
          <table:table-cell office:value-type="float" office:value="-181" table:style-name="ce106">
            <text:p>－ 181</text:p>
          </table:table-cell>
          <table:table-cell office:value-type="float" office:value="-4.1500000000000004" table:style-name="ce101">
            <text:p>－ <text:s/>4.15</text:p>
          </table:table-cell>
          <table:table-cell office:value-type="float" office:value="201" table:style-name="ce97">
            <text:p><text:s text:c="3"/>201</text:p>
          </table:table-cell>
          <table:table-cell office:value-type="float" office:value="4.6100000000000003" table:style-name="ce99">
            <text:p><text:s text:c="3"/>4.61</text:p>
          </table:table-cell>
          <table:table-cell office:value-type="float" office:value="80" table:style-name="ce97">
            <text:p><text:s text:c="3"/>80</text:p>
          </table:table-cell>
          <table:table-cell office:value-type="float" office:value="1.84" table:style-name="ce99">
            <text:p><text:s text:c="3"/>1.84</text:p>
          </table:table-cell>
          <table:table-cell office:value-type="float" office:value="1484" table:style-name="ce98">
            <text:p>1,484</text:p>
          </table:table-cell>
          <table:table-cell office:value-type="float" office:value="1664" table:style-name="ce98">
            <text:p>1,664</text:p>
          </table:table-cell>
          <table:table-cell office:value-type="float" office:value="5726" table:style-name="ce102">
            <text:p><text:s text:c="3"/>5,726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6">
            <text:p>屏 東 縣</text:p>
          </table:table-cell>
          <table:table-cell office:value-type="float" office:value="282111" table:style-name="ce97">
            <text:p><text:s text:c="3"/>282,111</text:p>
          </table:table-cell>
          <table:table-cell office:value-type="float" office:value="853607" table:style-name="ce97">
            <text:p><text:s text:c="3"/>853,607</text:p>
          </table:table-cell>
          <table:table-cell office:value-type="float" office:value="437844" table:style-name="ce97">
            <text:p><text:s text:c="3"/>437,844</text:p>
          </table:table-cell>
          <table:table-cell office:value-type="float" office:value="415763" table:style-name="ce97">
            <text:p><text:s text:c="3"/>415,763</text:p>
          </table:table-cell>
          <table:table-cell office:value-type="float" office:value="455" table:style-name="ce97">
            <text:p><text:s text:c="3"/>455</text:p>
          </table:table-cell>
          <table:table-cell office:value-type="float" office:value="226" table:style-name="ce98">
            <text:p>226</text:p>
          </table:table-cell>
          <table:table-cell office:value-type="float" office:value="229" table:style-name="ce98">
            <text:p>229</text:p>
          </table:table-cell>
          <table:table-cell office:value-type="float" office:value="6.48" table:style-name="ce99">
            <text:p><text:s text:c="3"/>6.48</text:p>
          </table:table-cell>
          <table:table-cell office:value-type="float" office:value="575" table:style-name="ce97">
            <text:p><text:s text:c="3"/>575</text:p>
          </table:table-cell>
          <table:table-cell office:value-type="float" office:value="367" table:style-name="ce98">
            <text:p>367</text:p>
          </table:table-cell>
          <table:table-cell office:value-type="float" office:value="208" table:style-name="ce98">
            <text:p>208</text:p>
          </table:table-cell>
          <table:table-cell office:value-type="float" office:value="8.19" table:style-name="ce99">
            <text:p><text:s text:c="3"/>8.19</text:p>
          </table:table-cell>
          <table:table-cell office:value-type="float" office:value="-120" table:style-name="ce106">
            <text:p>－ 120</text:p>
          </table:table-cell>
          <table:table-cell office:value-type="float" office:value="-1.71" table:style-name="ce101">
            <text:p>－ <text:s/>1.71</text:p>
          </table:table-cell>
          <table:table-cell office:value-type="float" office:value="316" table:style-name="ce97">
            <text:p><text:s text:c="3"/>316</text:p>
          </table:table-cell>
          <table:table-cell office:value-type="float" office:value="4.5" table:style-name="ce99">
            <text:p><text:s text:c="3"/>4.50</text:p>
          </table:table-cell>
          <table:table-cell office:value-type="float" office:value="142" table:style-name="ce97">
            <text:p><text:s text:c="3"/>142</text:p>
          </table:table-cell>
          <table:table-cell office:value-type="float" office:value="2.02" table:style-name="ce99">
            <text:p><text:s text:c="3"/>2.02</text:p>
          </table:table-cell>
          <table:table-cell office:value-type="float" office:value="2348" table:style-name="ce98">
            <text:p>2,348</text:p>
          </table:table-cell>
          <table:table-cell office:value-type="float" office:value="2847" table:style-name="ce98">
            <text:p>2,847</text:p>
          </table:table-cell>
          <table:table-cell office:value-type="float" office:value="57549" table:style-name="ce102">
            <text:p><text:s text:c="3"/>57,549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96">
            <text:p>臺 東 縣</text:p>
          </table:table-cell>
          <table:table-cell office:value-type="float" office:value="81634" table:style-name="ce97">
            <text:p><text:s text:c="3"/>81,634</text:p>
          </table:table-cell>
          <table:table-cell office:value-type="float" office:value="224989" table:style-name="ce97">
            <text:p><text:s text:c="3"/>224,989</text:p>
          </table:table-cell>
          <table:table-cell office:value-type="float" office:value="117029" table:style-name="ce97">
            <text:p><text:s text:c="3"/>117,029</text:p>
          </table:table-cell>
          <table:table-cell office:value-type="float" office:value="107960" table:style-name="ce97">
            <text:p><text:s text:c="3"/>107,960</text:p>
          </table:table-cell>
          <table:table-cell office:value-type="float" office:value="141" table:style-name="ce97">
            <text:p><text:s text:c="3"/>141</text:p>
          </table:table-cell>
          <table:table-cell office:value-type="float" office:value="68" table:style-name="ce98">
            <text:p>68</text:p>
          </table:table-cell>
          <table:table-cell office:value-type="float" office:value="73" table:style-name="ce98">
            <text:p>73</text:p>
          </table:table-cell>
          <table:table-cell office:value-type="float" office:value="7.62" table:style-name="ce99">
            <text:p><text:s text:c="3"/>7.62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33" table:style-name="ce98">
            <text:p>133</text:p>
          </table:table-cell>
          <table:table-cell office:value-type="float" office:value="69" table:style-name="ce98">
            <text:p>69</text:p>
          </table:table-cell>
          <table:table-cell office:value-type="float" office:value="10.92" table:style-name="ce99">
            <text:p><text:s text:c="3"/>10.92</text:p>
          </table:table-cell>
          <table:table-cell office:value-type="float" office:value="-61" table:style-name="ce100">
            <text:p>－ <text:s text:c="2"/>61</text:p>
          </table:table-cell>
          <table:table-cell office:value-type="float" office:value="-3.3" table:style-name="ce101">
            <text:p>－ <text:s/>3.30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5.08" table:style-name="ce99">
            <text:p><text:s text:c="3"/>5.08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2.92" table:style-name="ce99">
            <text:p><text:s text:c="3"/>2.92</text:p>
          </table:table-cell>
          <table:table-cell office:value-type="float" office:value="676" table:style-name="ce98">
            <text:p>676</text:p>
          </table:table-cell>
          <table:table-cell office:value-type="float" office:value="763" table:style-name="ce98">
            <text:p>763</text:p>
          </table:table-cell>
          <table:table-cell office:value-type="float" office:value="79290" table:style-name="ce102">
            <text:p><text:s text:c="3"/>79,290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花 蓮 縣</text:p>
          </table:table-cell>
          <table:table-cell office:value-type="float" office:value="123301" table:style-name="ce97">
            <text:p><text:s text:c="3"/>123,301</text:p>
          </table:table-cell>
          <table:table-cell office:value-type="float" office:value="334039" table:style-name="ce97">
            <text:p><text:s text:c="3"/>334,039</text:p>
          </table:table-cell>
          <table:table-cell office:value-type="float" office:value="171196" table:style-name="ce97">
            <text:p><text:s text:c="3"/>171,196</text:p>
          </table:table-cell>
          <table:table-cell office:value-type="float" office:value="162843" table:style-name="ce97">
            <text:p><text:s text:c="3"/>162,843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121" table:style-name="ce98">
            <text:p>121</text:p>
          </table:table-cell>
          <table:table-cell office:value-type="float" office:value="100" table:style-name="ce98">
            <text:p>100</text:p>
          </table:table-cell>
          <table:table-cell office:value-type="float" office:value="8.0500000000000007" table:style-name="ce99">
            <text:p><text:s text:c="3"/>8.05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159" table:style-name="ce98">
            <text:p>159</text:p>
          </table:table-cell>
          <table:table-cell office:value-type="float" office:value="87" table:style-name="ce98">
            <text:p>87</text:p>
          </table:table-cell>
          <table:table-cell office:value-type="float" office:value="8.9600000000000009" table:style-name="ce99">
            <text:p><text:s text:c="3"/>8.96</text:p>
          </table:table-cell>
          <table:table-cell office:value-type="float" office:value="-25" table:style-name="ce100">
            <text:p>－ <text:s text:c="2"/>25</text:p>
          </table:table-cell>
          <table:table-cell office:value-type="float" office:value="-0.91" table:style-name="ce101">
            <text:p>－ <text:s/>0.91</text:p>
          </table:table-cell>
          <table:table-cell office:value-type="float" office:value="165" table:style-name="ce97">
            <text:p><text:s text:c="3"/>165</text:p>
          </table:table-cell>
          <table:table-cell office:value-type="float" office:value="6.01" table:style-name="ce99">
            <text:p><text:s text:c="3"/>6.01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3.06" table:style-name="ce99">
            <text:p><text:s text:c="3"/>3.06</text:p>
          </table:table-cell>
          <table:table-cell office:value-type="float" office:value="1540" table:style-name="ce98">
            <text:p>1,540</text:p>
          </table:table-cell>
          <table:table-cell office:value-type="float" office:value="1604" table:style-name="ce98">
            <text:p>1,604</text:p>
          </table:table-cell>
          <table:table-cell office:value-type="float" office:value="91063" table:style-name="ce102">
            <text:p><text:s text:c="3"/>91,063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澎 湖 縣</text:p>
          </table:table-cell>
          <table:table-cell office:value-type="float" office:value="36524" table:style-name="ce97">
            <text:p><text:s text:c="3"/>36,524</text:p>
          </table:table-cell>
          <table:table-cell office:value-type="float" office:value="99516" table:style-name="ce97">
            <text:p><text:s text:c="3"/>99,516</text:p>
          </table:table-cell>
          <table:table-cell office:value-type="float" office:value="51182" table:style-name="ce97">
            <text:p><text:s text:c="3"/>51,182</text:p>
          </table:table-cell>
          <table:table-cell office:value-type="float" office:value="48334" table:style-name="ce97">
            <text:p><text:s text:c="3"/>48,334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30" table:style-name="ce98">
            <text:p>30</text:p>
          </table:table-cell>
          <table:table-cell office:value-type="float" office:value="32" table:style-name="ce98">
            <text:p>32</text:p>
          </table:table-cell>
          <table:table-cell office:value-type="float" office:value="7.58" table:style-name="ce99">
            <text:p><text:s text:c="3"/>7.58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28" table:style-name="ce98">
            <text:p>28</text:p>
          </table:table-cell>
          <table:table-cell office:value-type="float" office:value="34" table:style-name="ce98">
            <text:p>34</text:p>
          </table:table-cell>
          <table:table-cell office:value-type="float" office:value="7.58" table:style-name="ce99">
            <text:p><text:s text:c="3"/>7.5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4.4000000000000004" table:style-name="ce99">
            <text:p><text:s text:c="3"/>4.40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1.96" table:style-name="ce99">
            <text:p><text:s text:c="3"/>1.96</text:p>
          </table:table-cell>
          <table:table-cell office:value-type="float" office:value="484" table:style-name="ce98">
            <text:p>484</text:p>
          </table:table-cell>
          <table:table-cell office:value-type="float" office:value="430" table:style-name="ce98">
            <text:p>430</text:p>
          </table:table-cell>
          <table:table-cell office:value-type="float" office:value="373" table:style-name="ce102">
            <text:p><text:s text:c="3"/>373</text:p>
          </table:table-cell>
          <table:table-cell table:number-columns-repeated="16362" table:style-name="ce2"/>
        </table:table-row>
        <table:table-row table:style-name="ro16">
          <table:table-cell office:value-type="string" table:style-name="ce96">
            <text:p>基 隆 市</text:p>
          </table:table-cell>
          <table:table-cell office:value-type="float" office:value="149609" table:style-name="ce97">
            <text:p><text:s text:c="3"/>149,609</text:p>
          </table:table-cell>
          <table:table-cell office:value-type="float" office:value="375413" table:style-name="ce97">
            <text:p><text:s text:c="3"/>375,413</text:p>
          </table:table-cell>
          <table:table-cell office:value-type="float" office:value="188911" table:style-name="ce97">
            <text:p><text:s text:c="3"/>188,911</text:p>
          </table:table-cell>
          <table:table-cell office:value-type="float" office:value="186502" table:style-name="ce97">
            <text:p><text:s text:c="3"/>186,502</text:p>
          </table:table-cell>
          <table:table-cell office:value-type="float" office:value="159" table:style-name="ce97">
            <text:p><text:s text:c="3"/>159</text:p>
          </table:table-cell>
          <table:table-cell office:value-type="float" office:value="73" table:style-name="ce98">
            <text:p>73</text:p>
          </table:table-cell>
          <table:table-cell office:value-type="float" office:value="86" table:style-name="ce98">
            <text:p>86</text:p>
          </table:table-cell>
          <table:table-cell office:value-type="float" office:value="5.15" table:style-name="ce99">
            <text:p><text:s text:c="3"/>5.15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143" table:style-name="ce98">
            <text:p>143</text:p>
          </table:table-cell>
          <table:table-cell office:value-type="float" office:value="87" table:style-name="ce98">
            <text:p>87</text:p>
          </table:table-cell>
          <table:table-cell office:value-type="float" office:value="7.45" table:style-name="ce99">
            <text:p><text:s text:c="3"/>7.45</text:p>
          </table:table-cell>
          <table:table-cell office:value-type="float" office:value="-71" table:style-name="ce100">
            <text:p>－ <text:s text:c="2"/>71</text:p>
          </table:table-cell>
          <table:table-cell office:value-type="float" office:value="-2.2999999999999998" table:style-name="ce101">
            <text:p>－ <text:s/>2.30</text:p>
          </table:table-cell>
          <table:table-cell office:value-type="float" office:value="206" table:style-name="ce97">
            <text:p><text:s text:c="3"/>206</text:p>
          </table:table-cell>
          <table:table-cell office:value-type="float" office:value="6.67" table:style-name="ce99">
            <text:p><text:s text:c="3"/>6.67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2.62" table:style-name="ce99">
            <text:p><text:s text:c="3"/>2.62</text:p>
          </table:table-cell>
          <table:table-cell office:value-type="float" office:value="1895" table:style-name="ce98">
            <text:p>1,895</text:p>
          </table:table-cell>
          <table:table-cell office:value-type="float" office:value="2166" table:style-name="ce98">
            <text:p>2,166</text:p>
          </table:table-cell>
          <table:table-cell office:value-type="float" office:value="8902" table:style-name="ce102">
            <text:p><text:s text:c="3"/>8,90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新 竹 市</text:p>
          </table:table-cell>
          <table:table-cell office:value-type="float" office:value="151681" table:style-name="ce97">
            <text:p><text:s text:c="3"/>151,681</text:p>
          </table:table-cell>
          <table:table-cell office:value-type="float" office:value="427561" table:style-name="ce97">
            <text:p><text:s text:c="3"/>427,561</text:p>
          </table:table-cell>
          <table:table-cell office:value-type="float" office:value="211875" table:style-name="ce97">
            <text:p><text:s text:c="3"/>211,875</text:p>
          </table:table-cell>
          <table:table-cell office:value-type="float" office:value="215686" table:style-name="ce97">
            <text:p><text:s text:c="3"/>215,686</text:p>
          </table:table-cell>
          <table:table-cell office:value-type="float" office:value="384" table:style-name="ce97">
            <text:p><text:s text:c="3"/>384</text:p>
          </table:table-cell>
          <table:table-cell office:value-type="float" office:value="189" table:style-name="ce98">
            <text:p>189</text:p>
          </table:table-cell>
          <table:table-cell office:value-type="float" office:value="195" table:style-name="ce98">
            <text:p>195</text:p>
          </table:table-cell>
          <table:table-cell office:value-type="float" office:value="10.93" table:style-name="ce99">
            <text:p><text:s text:c="3"/>10.93</text:p>
          </table:table-cell>
          <table:table-cell office:value-type="float" office:value="197" table:style-name="ce97">
            <text:p><text:s text:c="3"/>197</text:p>
          </table:table-cell>
          <table:table-cell office:value-type="float" office:value="114" table:style-name="ce98">
            <text:p>114</text:p>
          </table:table-cell>
          <table:table-cell office:value-type="float" office:value="83" table:style-name="ce98">
            <text:p>83</text:p>
          </table:table-cell>
          <table:table-cell office:value-type="float" office:value="5.61" table:style-name="ce99">
            <text:p><text:s text:c="3"/>5.61</text:p>
          </table:table-cell>
          <table:table-cell office:value-type="float" office:value="187" table:style-name="ce103">
            <text:p><text:s text:c="3"/>187</text:p>
          </table:table-cell>
          <table:table-cell office:value-type="float" office:value="5.32" table:style-name="ce104">
            <text:p><text:s text:c="4"/>5.32</text:p>
          </table:table-cell>
          <table:table-cell office:value-type="float" office:value="267" table:style-name="ce97">
            <text:p><text:s text:c="3"/>267</text:p>
          </table:table-cell>
          <table:table-cell office:value-type="float" office:value="7.6" table:style-name="ce99">
            <text:p><text:s text:c="3"/>7.60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2.11" table:style-name="ce99">
            <text:p><text:s text:c="3"/>2.11</text:p>
          </table:table-cell>
          <table:table-cell office:value-type="float" office:value="2473" table:style-name="ce98">
            <text:p>2,473</text:p>
          </table:table-cell>
          <table:table-cell office:value-type="float" office:value="2364" table:style-name="ce98">
            <text:p>2,364</text:p>
          </table:table-cell>
          <table:table-cell office:value-type="float" office:value="3471" table:style-name="ce102">
            <text:p><text:s text:c="3"/>3,471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96">
            <text:p>嘉 義 市</text:p>
          </table:table-cell>
          <table:table-cell office:value-type="float" office:value="97635" table:style-name="ce97">
            <text:p><text:s text:c="3"/>97,635</text:p>
          </table:table-cell>
          <table:table-cell office:value-type="float" office:value="271106" table:style-name="ce97">
            <text:p><text:s text:c="3"/>271,106</text:p>
          </table:table-cell>
          <table:table-cell office:value-type="float" office:value="132841" table:style-name="ce97">
            <text:p><text:s text:c="3"/>132,841</text:p>
          </table:table-cell>
          <table:table-cell office:value-type="float" office:value="138265" table:style-name="ce97">
            <text:p><text:s text:c="3"/>138,265</text:p>
          </table:table-cell>
          <table:table-cell office:value-type="float" office:value="148" table:style-name="ce97">
            <text:p><text:s text:c="3"/>148</text:p>
          </table:table-cell>
          <table:table-cell office:value-type="float" office:value="73" table:style-name="ce98">
            <text:p>73</text:p>
          </table:table-cell>
          <table:table-cell office:value-type="float" office:value="75" table:style-name="ce98">
            <text:p>75</text:p>
          </table:table-cell>
          <table:table-cell office:value-type="float" office:value="6.64" table:style-name="ce99">
            <text:p><text:s text:c="3"/>6.64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82" table:style-name="ce98">
            <text:p>82</text:p>
          </table:table-cell>
          <table:table-cell office:value-type="float" office:value="64" table:style-name="ce98">
            <text:p>64</text:p>
          </table:table-cell>
          <table:table-cell office:value-type="float" office:value="6.55" table:style-name="ce99">
            <text:p><text:s text:c="3"/>6.55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0.09" table:style-name="ce101">
            <text:p>0.09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.8899999999999997" table:style-name="ce99">
            <text:p><text:s text:c="3"/>4.89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2.2000000000000002" table:style-name="ce99">
            <text:p><text:s text:c="3"/>2.20</text:p>
          </table:table-cell>
          <table:table-cell office:value-type="float" office:value="984" table:style-name="ce98">
            <text:p>984</text:p>
          </table:table-cell>
          <table:table-cell office:value-type="float" office:value="1140" table:style-name="ce98">
            <text:p>1,140</text:p>
          </table:table-cell>
          <table:table-cell office:value-type="float" office:value="912" table:style-name="ce102">
            <text:p><text:s text:c="3"/>912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83">
            <text:p>福 <text:s/>建 <text:s/>省</text:p>
          </table:table-cell>
          <table:table-cell office:value-type="float" office:value="38769" table:style-name="ce108">
            <text:p><text:s text:c="3"/>38,769</text:p>
          </table:table-cell>
          <table:table-cell office:value-type="float" office:value="130965" table:style-name="ce108">
            <text:p><text:s text:c="3"/>130,965</text:p>
          </table:table-cell>
          <table:table-cell office:value-type="float" office:value="66666" table:style-name="ce108">
            <text:p><text:s text:c="3"/>66,666</text:p>
          </table:table-cell>
          <table:table-cell office:value-type="float" office:value="64299" table:style-name="ce108">
            <text:p><text:s text:c="3"/>64,299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63" table:style-name="ce20">
            <text:p>63</text:p>
          </table:table-cell>
          <table:table-cell office:value-type="float" office:value="57" table:style-name="ce20">
            <text:p>57</text:p>
          </table:table-cell>
          <table:table-cell office:value-type="float" office:value="11.2" table:style-name="ce84">
            <text:p><text:s text:c="3"/>11.20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24" table:style-name="ce20">
            <text:p>24</text:p>
          </table:table-cell>
          <table:table-cell office:value-type="float" office:value="23" table:style-name="ce20">
            <text:p>23</text:p>
          </table:table-cell>
          <table:table-cell office:value-type="float" office:value="4.3899999999999997" table:style-name="ce84">
            <text:p><text:s text:c="3"/>4.39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.81" table:style-name="ce85">
            <text:p><text:s text:c="4"/>6.81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5.13" table:style-name="ce84">
            <text:p><text:s text:c="3"/>5.13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.31" table:style-name="ce84">
            <text:p><text:s text:c="3"/>1.31</text:p>
          </table:table-cell>
          <table:table-cell office:value-type="float" office:value="1640" table:style-name="ce20">
            <text:p>1,640</text:p>
          </table:table-cell>
          <table:table-cell office:value-type="float" office:value="548" table:style-name="ce20">
            <text:p>548</text:p>
          </table:table-cell>
          <table:table-cell office:value-type="float" office:value="933" table:style-name="ce110">
            <text:p><text:s text:c="3"/>933</text:p>
          </table:table-cell>
          <table:table-cell table:number-columns-repeated="16362" table:style-name="ce111"/>
        </table:table-row>
        <table:table-row table:style-name="ro22">
          <table:table-cell office:value-type="string" table:style-name="ce96">
            <text:p>金 門 縣</text:p>
          </table:table-cell>
          <table:table-cell office:value-type="float" office:value="36371" table:style-name="ce112">
            <text:p><text:s text:c="3"/>36,371</text:p>
          </table:table-cell>
          <table:table-cell office:value-type="float" office:value="118924" table:style-name="ce97">
            <text:p><text:s text:c="3"/>118,924</text:p>
          </table:table-cell>
          <table:table-cell office:value-type="float" office:value="59844" table:style-name="ce97">
            <text:p><text:s text:c="3"/>59,844</text:p>
          </table:table-cell>
          <table:table-cell office:value-type="float" office:value="59080" table:style-name="ce97">
            <text:p><text:s text:c="3"/>59,080</text:p>
          </table:table-cell>
          <table:table-cell office:value-type="float" office:value="106" table:style-name="ce97">
            <text:p><text:s text:c="3"/>106</text:p>
          </table:table-cell>
          <table:table-cell office:value-type="float" office:value="56" table:style-name="ce98">
            <text:p>56</text:p>
          </table:table-cell>
          <table:table-cell office:value-type="float" office:value="50" table:style-name="ce98">
            <text:p>50</text:p>
          </table:table-cell>
          <table:table-cell office:value-type="float" office:value="10.89" table:style-name="ce99">
            <text:p><text:s text:c="3"/>10.89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21" table:style-name="ce98">
            <text:p>21</text:p>
          </table:table-cell>
          <table:table-cell office:value-type="float" office:value="19" table:style-name="ce98">
            <text:p>19</text:p>
          </table:table-cell>
          <table:table-cell office:value-type="float" office:value="4.1100000000000003" table:style-name="ce99">
            <text:p><text:s text:c="3"/>4.11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6.78" table:style-name="ce104">
            <text:p><text:s text:c="4"/>6.78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5.14" table:style-name="ce99">
            <text:p><text:s text:c="3"/>5.14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1.34" table:style-name="ce99">
            <text:p><text:s text:c="3"/>1.34</text:p>
          </table:table-cell>
          <table:table-cell office:value-type="float" office:value="1488" table:style-name="ce98">
            <text:p>1,488</text:p>
          </table:table-cell>
          <table:table-cell office:value-type="float" office:value="475" table:style-name="ce98">
            <text:p>475</text:p>
          </table:table-cell>
          <table:table-cell office:value-type="float" office:value="771" table:style-name="ce102">
            <text:p><text:s text:c="3"/>771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6">
            <text:p>連 江 縣</text:p>
          </table:table-cell>
          <table:table-cell office:value-type="float" office:value="2398" table:style-name="ce97">
            <text:p><text:s text:c="3"/>2,398</text:p>
          </table:table-cell>
          <table:table-cell office:value-type="float" office:value="12041" table:style-name="ce97">
            <text:p><text:s text:c="3"/>12,041</text:p>
          </table:table-cell>
          <table:table-cell office:value-type="float" office:value="6822" table:style-name="ce97">
            <text:p><text:s text:c="3"/>6,822</text:p>
          </table:table-cell>
          <table:table-cell office:value-type="float" office:value="5219" table:style-name="ce97">
            <text:p><text:s text:c="3"/>5,219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7" table:style-name="ce98">
            <text:p>7</text:p>
          </table:table-cell>
          <table:table-cell office:value-type="float" office:value="7" table:style-name="ce98">
            <text:p>7</text:p>
          </table:table-cell>
          <table:table-cell office:value-type="float" office:value="14.2" table:style-name="ce99">
            <text:p><text:s text:c="3"/>14.20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3" table:style-name="ce98">
            <text:p>3</text:p>
          </table:table-cell>
          <table:table-cell office:value-type="float" office:value="4" table:style-name="ce98">
            <text:p>4</text:p>
          </table:table-cell>
          <table:table-cell office:value-type="float" office:value="7.1" table:style-name="ce99">
            <text:p><text:s text:c="3"/>7.10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7.1" table:style-name="ce101">
            <text:p>7.10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5.07" table:style-name="ce99">
            <text:p><text:s text:c="3"/>5.0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.01" table:style-name="ce99">
            <text:p><text:s text:c="3"/>1.01</text:p>
          </table:table-cell>
          <table:table-cell office:value-type="float" office:value="152" table:style-name="ce98">
            <text:p>152</text:p>
          </table:table-cell>
          <table:table-cell office:value-type="float" office:value="73" table:style-name="ce98">
            <text:p>73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62" table:style-name="ce2"/>
        </table:table-row>
        <table:table-row table:style-name="ro14">
          <table:table-cell table:style-name="ce113"/>
          <table:table-cell table:number-columns-repeated="7"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5"/>
          <table:table-cell table:style-name="ce114"/>
          <table:table-cell table:style-name="ce115"/>
          <table:table-cell table:style-name="ce116"/>
          <table:table-cell table:number-columns-repeated="3" table:style-name="ce117"/>
          <table:table-cell table:style-name="ce118"/>
          <table:table-cell table:number-columns-repeated="16362" table:style-name="ce2"/>
        </table:table-row>
        <table:table-row table:style-name="ro3">
          <table:table-cell office:value-type="string" table:style-name="ce11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59"/>
          <table:table-cell table:number-columns-repeated="3" table:style-name="ce2"/>
          <table:table-cell table:style-name="ce60"/>
          <table:table-cell table:style-name="ce61"/>
          <table:table-cell table:style-name="ce2"/>
          <table:table-cell table:style-name="ce61"/>
          <table:table-cell table:number-columns-repeated="2" table:style-name="ce60"/>
          <table:table-cell table:number-columns-repeated="3" table:style-name="ce2"/>
          <table:table-cell office:value-type="string" table:style-name="ce120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2<text:s/><text:span text:style-name="T4">年</text:span><text:s/>10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0">
          <table:table-cell table:style-name="ce121"/>
          <table:table-cell table:number-columns-repeated="17" table:style-name="ce2"/>
          <table:table-cell table:number-columns-repeated="3" table:style-name="ce122"/>
          <table:table-cell table:number-columns-repeated="16363" table:style-name="ce2"/>
        </table:table-row>
        <table:table-row table:style-name="ro30">
          <table:table-cell table:style-name="ce123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11" table:default-cell-style-name="ce133"/>
        <table:table-column table:style-name="co28" table:default-cell-style-name="ce133"/>
        <table:table-column table:style-name="co4" table:default-cell-style-name="ce133"/>
        <table:table-column table:style-name="co29" table:default-cell-style-name="ce133"/>
        <table:table-column table:style-name="co30" table:default-cell-style-name="ce133"/>
        <table:table-column table:style-name="co8" table:default-cell-style-name="ce133"/>
        <table:table-column table:style-name="co11" table:number-columns-repeated="2" table:default-cell-style-name="ce133"/>
        <table:table-column table:style-name="co31" table:default-cell-style-name="ce133"/>
        <table:table-column table:style-name="co28" table:default-cell-style-name="ce133"/>
        <table:table-column table:style-name="co25" table:default-cell-style-name="ce133"/>
        <table:table-column table:style-name="co8" table:default-cell-style-name="ce133"/>
        <table:table-column table:style-name="co32" table:default-cell-style-name="ce133"/>
        <table:table-column table:style-name="co25" table:default-cell-style-name="ce133"/>
        <table:table-column table:style-name="co3" table:default-cell-style-name="ce133"/>
        <table:table-column table:style-name="co11" table:default-cell-style-name="ce133"/>
        <table:table-column table:style-name="co33" table:default-cell-style-name="ce133"/>
        <table:table-column table:style-name="co28" table:default-cell-style-name="ce133"/>
        <table:table-column table:style-name="co8" table:default-cell-style-name="ce133"/>
        <table:table-column table:style-name="co11" table:default-cell-style-name="ce133"/>
        <table:table-column table:style-name="co34" table:default-cell-style-name="ce133"/>
        <table:table-column table:style-name="co29" table:default-cell-style-name="ce133"/>
        <table:table-column table:style-name="co14" table:default-cell-style-name="ce133"/>
        <table:table-column table:style-name="co3" table:default-cell-style-name="ce133"/>
        <table:table-column table:style-name="co34" table:default-cell-style-name="ce133"/>
        <table:table-column table:style-name="co35" table:default-cell-style-name="ce133"/>
        <table:table-column table:style-name="co36" table:number-columns-repeated="16358" table:default-cell-style-name="ce133"/>
        <table:table-row table:style-name="ro31">
          <table:table-cell office:value-type="string" table:number-columns-spanned="25" table:number-rows-spanned="1" table:style-name="ce222">
            <text:p>各 縣 市 人 口 年 齡 結 構 統 計 表</text:p>
          </table:table-cell>
          <table:covered-table-cell table:number-columns-repeated="24"/>
          <table:table-cell table:number-columns-repeated="16359" table:style-name="ce133"/>
        </table:table-row>
        <table:table-row table:style-name="ro32">
          <table:table-cell table:style-name="ce134"/>
          <table:table-cell table:number-columns-repeated="8" table:style-name="ce135"/>
          <table:table-cell table:style-name="ce133"/>
          <table:table-cell office:value-type="string" table:style-name="ce136">
            <text:p>中 華 民 國 102年 9月 底</text:p>
          </table:table-cell>
          <table:table-cell table:style-name="ce137"/>
          <table:table-cell table:number-columns-repeated="9" table:style-name="ce135"/>
          <table:table-cell table:number-columns-repeated="3" table:style-name="ce133"/>
          <table:table-cell office:value-type="string" table:style-name="ce138">
            <text:p>單位：人；％</text:p>
          </table:table-cell>
          <table:table-cell table:number-columns-repeated="16359" table:style-name="ce133"/>
        </table:table-row>
        <table:table-row table:style-name="ro33">
          <table:table-cell office:value-type="string" table:number-columns-spanned="1" table:number-rows-spanned="3" table:style-name="ce249">
            <text:p>區域別</text:p>
          </table:table-cell>
          <table:table-cell office:value-type="string" table:number-columns-spanned="4" table:number-rows-spanned="2" table:style-name="ce24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7">
            <text:p>20歲以上</text:p>
          </table:table-cell>
          <table:covered-table-cell table:number-columns-repeated="3"/>
          <table:table-cell table:number-columns-repeated="16359" table:style-name="ce139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9"/>
        </table:table-row>
        <table:table-row table:style-name="ro35">
          <table:covered-table-cell/>
          <table:table-cell office:value-type="string" table:style-name="ce140">
            <text:p>計</text:p>
          </table:table-cell>
          <table:table-cell office:value-type="string" table:style-name="ce140">
            <text:p>男</text:p>
          </table:table-cell>
          <table:table-cell office:value-type="string" table:style-name="ce140">
            <text:p>女</text:p>
          </table:table-cell>
          <table:table-cell office:value-type="string" table:style-name="ce140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2">
            <text:p>％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總 <text:s text:c="5"/>計</text:p>
          </table:table-cell>
          <table:table-cell office:value-type="float" office:value="23356588" table:style-name="ce144">
            <text:p>23,356,588</text:p>
          </table:table-cell>
          <table:table-cell office:value-type="float" office:value="11680729" table:style-name="ce145">
            <text:p>11,680,729</text:p>
          </table:table-cell>
          <table:table-cell office:value-type="float" office:value="11675859" table:style-name="ce145">
            <text:p>11,675,859</text:p>
          </table:table-cell>
          <table:table-cell office:value-type="float" office:value="100" table:style-name="ce146">
            <text:p>100.00</text:p>
          </table:table-cell>
          <table:table-cell office:value-type="float" office:value="3362003" table:style-name="ce145">
            <text:p>3,362,003</text:p>
          </table:table-cell>
          <table:table-cell office:value-type="float" office:value="1753212" table:style-name="ce145">
            <text:p>1,753,212</text:p>
          </table:table-cell>
          <table:table-cell office:value-type="float" office:value="1608791" table:style-name="ce145">
            <text:p>1,608,791</text:p>
          </table:table-cell>
          <table:table-cell office:value-type="float" office:value="14.39" table:style-name="ce146">
            <text:p>14.39</text:p>
          </table:table-cell>
          <table:table-cell office:value-type="float" office:value="17333613" table:style-name="ce145">
            <text:p>17,333,613</text:p>
          </table:table-cell>
          <table:table-cell office:value-type="float" office:value="8679972" table:style-name="ce145">
            <text:p>8,679,972</text:p>
          </table:table-cell>
          <table:table-cell office:value-type="float" office:value="8653641" table:style-name="ce145">
            <text:p>8,653,641</text:p>
          </table:table-cell>
          <table:table-cell office:value-type="float" office:value="74.209999999999994" table:style-name="ce146">
            <text:p>74.21</text:p>
          </table:table-cell>
          <table:table-cell office:value-type="float" office:value="2660972" table:style-name="ce145">
            <text:p>2,660,972</text:p>
          </table:table-cell>
          <table:table-cell office:value-type="float" office:value="1247545" table:style-name="ce145">
            <text:p>1,247,545</text:p>
          </table:table-cell>
          <table:table-cell office:value-type="float" office:value="1413427" table:style-name="ce145">
            <text:p>1,413,427</text:p>
          </table:table-cell>
          <table:table-cell office:value-type="float" office:value="11.39" table:style-name="ce146">
            <text:p>11.39</text:p>
          </table:table-cell>
          <table:table-cell office:value-type="float" office:value="10879454" table:style-name="ce145">
            <text:p>10,879,454</text:p>
          </table:table-cell>
          <table:table-cell office:value-type="float" office:value="5464578" table:style-name="ce145">
            <text:p>5,464,578</text:p>
          </table:table-cell>
          <table:table-cell office:value-type="float" office:value="5414876" table:style-name="ce145">
            <text:p>5,414,876</text:p>
          </table:table-cell>
          <table:table-cell office:value-type="float" office:value="46.58" table:style-name="ce146">
            <text:p>46.58</text:p>
          </table:table-cell>
          <table:table-cell office:value-type="float" office:value="18417821" table:style-name="ce145">
            <text:p>18,417,821</text:p>
          </table:table-cell>
          <table:table-cell office:value-type="float" office:value="9108310" table:style-name="ce145">
            <text:p>9,108,310</text:p>
          </table:table-cell>
          <table:table-cell office:value-type="float" office:value="9309511" table:style-name="ce145">
            <text:p>9,309,511</text:p>
          </table:table-cell>
          <table:table-cell office:value-type="float" office:value="78.849999999999994" table:style-name="ce147">
            <text:p>78.85</text:p>
          </table:table-cell>
          <table:table-cell table:style-name="ce148"/>
          <table:table-cell table:number-columns-repeated="16358" table:style-name="ce149"/>
        </table:table-row>
        <table:table-row table:style-name="ro16">
          <table:table-cell office:value-type="string" table:style-name="ce150">
            <text:p>新 北 市</text:p>
          </table:table-cell>
          <table:table-cell office:value-type="float" office:value="3951381" table:style-name="ce151">
            <text:p>3,951,381</text:p>
          </table:table-cell>
          <table:table-cell office:value-type="float" office:value="1949191" table:style-name="ce152">
            <text:p>1,949,191</text:p>
          </table:table-cell>
          <table:table-cell office:value-type="float" office:value="2002190" table:style-name="ce152">
            <text:p>2,002,190</text:p>
          </table:table-cell>
          <table:table-cell office:value-type="float" office:value="100" table:style-name="ce153">
            <text:p>100.00</text:p>
          </table:table-cell>
          <table:table-cell office:value-type="float" office:value="546746" table:style-name="ce152">
            <text:p>546,746</text:p>
          </table:table-cell>
          <table:table-cell office:value-type="float" office:value="285000" table:style-name="ce152">
            <text:p>285,000</text:p>
          </table:table-cell>
          <table:table-cell office:value-type="float" office:value="261746" table:style-name="ce152">
            <text:p>261,746</text:p>
          </table:table-cell>
          <table:table-cell office:value-type="float" office:value="13.84" table:style-name="ce153">
            <text:p>13.84</text:p>
          </table:table-cell>
          <table:table-cell office:value-type="float" office:value="3036639" table:style-name="ce152">
            <text:p>3,036,639</text:p>
          </table:table-cell>
          <table:table-cell office:value-type="float" office:value="1490557" table:style-name="ce152">
            <text:p>1,490,557</text:p>
          </table:table-cell>
          <table:table-cell office:value-type="float" office:value="1546082" table:style-name="ce152">
            <text:p>1,546,082</text:p>
          </table:table-cell>
          <table:table-cell office:value-type="float" office:value="76.849999999999994" table:style-name="ce153">
            <text:p>76.85</text:p>
          </table:table-cell>
          <table:table-cell office:value-type="float" office:value="367996" table:style-name="ce152">
            <text:p>367,996</text:p>
          </table:table-cell>
          <table:table-cell office:value-type="float" office:value="173634" table:style-name="ce152">
            <text:p>173,634</text:p>
          </table:table-cell>
          <table:table-cell office:value-type="float" office:value="194362" table:style-name="ce152">
            <text:p>194,362</text:p>
          </table:table-cell>
          <table:table-cell office:value-type="float" office:value="9.31" table:style-name="ce153">
            <text:p>9.31</text:p>
          </table:table-cell>
          <table:table-cell office:value-type="float" office:value="1913508" table:style-name="ce152">
            <text:p>1,913,508</text:p>
          </table:table-cell>
          <table:table-cell office:value-type="float" office:value="949193" table:style-name="ce152">
            <text:p>949,193</text:p>
          </table:table-cell>
          <table:table-cell office:value-type="float" office:value="964315" table:style-name="ce152">
            <text:p>964,315</text:p>
          </table:table-cell>
          <table:table-cell office:value-type="float" office:value="48.43" table:style-name="ce153">
            <text:p>48.43</text:p>
          </table:table-cell>
          <table:table-cell office:value-type="float" office:value="3144333" table:style-name="ce152">
            <text:p>3,144,333</text:p>
          </table:table-cell>
          <table:table-cell office:value-type="float" office:value="1529458" table:style-name="ce152">
            <text:p>1,529,458</text:p>
          </table:table-cell>
          <table:table-cell office:value-type="float" office:value="1614875" table:style-name="ce152">
            <text:p>1,614,875</text:p>
          </table:table-cell>
          <table:table-cell office:value-type="float" office:value="79.58" table:style-name="ce154">
            <text:p>79.58</text:p>
          </table:table-cell>
          <table:table-cell table:number-columns-repeated="16359" table:style-name="ce139"/>
        </table:table-row>
        <table:table-row table:style-name="ro16">
          <table:table-cell office:value-type="string" table:style-name="ce150">
            <text:p>臺 北 市</text:p>
          </table:table-cell>
          <table:table-cell office:value-type="float" office:value="2681584" table:style-name="ce151">
            <text:p>2,681,584</text:p>
          </table:table-cell>
          <table:table-cell office:value-type="float" office:value="1288195" table:style-name="ce152">
            <text:p>1,288,195</text:p>
          </table:table-cell>
          <table:table-cell office:value-type="float" office:value="1393389" table:style-name="ce152">
            <text:p>1,393,389</text:p>
          </table:table-cell>
          <table:table-cell office:value-type="float" office:value="100" table:style-name="ce153">
            <text:p>100.00</text:p>
          </table:table-cell>
          <table:table-cell office:value-type="float" office:value="383288" table:style-name="ce152">
            <text:p>383,288</text:p>
          </table:table-cell>
          <table:table-cell office:value-type="float" office:value="199327" table:style-name="ce152">
            <text:p>199,327</text:p>
          </table:table-cell>
          <table:table-cell office:value-type="float" office:value="183961" table:style-name="ce152">
            <text:p>183,961</text:p>
          </table:table-cell>
          <table:table-cell office:value-type="float" office:value="14.29" table:style-name="ce153">
            <text:p>14.29</text:p>
          </table:table-cell>
          <table:table-cell office:value-type="float" office:value="1940659" table:style-name="ce152">
            <text:p>1,940,659</text:p>
          </table:table-cell>
          <table:table-cell office:value-type="float" office:value="923787" table:style-name="ce152">
            <text:p>923,787</text:p>
          </table:table-cell>
          <table:table-cell office:value-type="float" office:value="1016872" table:style-name="ce152">
            <text:p>1,016,872</text:p>
          </table:table-cell>
          <table:table-cell office:value-type="float" office:value="72.37" table:style-name="ce153">
            <text:p>72.37</text:p>
          </table:table-cell>
          <table:table-cell office:value-type="float" office:value="357637" table:style-name="ce152">
            <text:p>357,637</text:p>
          </table:table-cell>
          <table:table-cell office:value-type="float" office:value="165081" table:style-name="ce152">
            <text:p>165,081</text:p>
          </table:table-cell>
          <table:table-cell office:value-type="float" office:value="192556" table:style-name="ce152">
            <text:p>192,556</text:p>
          </table:table-cell>
          <table:table-cell office:value-type="float" office:value="13.34" table:style-name="ce153">
            <text:p>13.34</text:p>
          </table:table-cell>
          <table:table-cell office:value-type="float" office:value="1187042" table:style-name="ce152">
            <text:p>1,187,042</text:p>
          </table:table-cell>
          <table:table-cell office:value-type="float" office:value="563617" table:style-name="ce152">
            <text:p>563,617</text:p>
          </table:table-cell>
          <table:table-cell office:value-type="float" office:value="623425" table:style-name="ce152">
            <text:p>623,425</text:p>
          </table:table-cell>
          <table:table-cell office:value-type="float" office:value="44.27" table:style-name="ce153">
            <text:p>44.27</text:p>
          </table:table-cell>
          <table:table-cell office:value-type="float" office:value="2142630" table:style-name="ce152">
            <text:p>2,142,630</text:p>
          </table:table-cell>
          <table:table-cell office:value-type="float" office:value="1008025" table:style-name="ce152">
            <text:p>1,008,025</text:p>
          </table:table-cell>
          <table:table-cell office:value-type="float" office:value="1134605" table:style-name="ce152">
            <text:p>1,134,605</text:p>
          </table:table-cell>
          <table:table-cell office:value-type="float" office:value="79.900000000000006" table:style-name="ce154">
            <text:p>79.90</text:p>
          </table:table-cell>
          <table:table-cell table:number-columns-repeated="16359" table:style-name="ce139"/>
        </table:table-row>
        <table:table-row table:style-name="ro16">
          <table:table-cell office:value-type="string" table:style-name="ce150">
            <text:p>臺 中 市</text:p>
          </table:table-cell>
          <table:table-cell office:value-type="float" office:value="2697665" table:style-name="ce151">
            <text:p>2,697,665</text:p>
          </table:table-cell>
          <table:table-cell office:value-type="float" office:value="1338235" table:style-name="ce152">
            <text:p>1,338,235</text:p>
          </table:table-cell>
          <table:table-cell office:value-type="float" office:value="1359430" table:style-name="ce152">
            <text:p>1,359,430</text:p>
          </table:table-cell>
          <table:table-cell office:value-type="float" office:value="100" table:style-name="ce153">
            <text:p>100.00</text:p>
          </table:table-cell>
          <table:table-cell office:value-type="float" office:value="426704" table:style-name="ce152">
            <text:p>426,704</text:p>
          </table:table-cell>
          <table:table-cell office:value-type="float" office:value="221910" table:style-name="ce152">
            <text:p>221,910</text:p>
          </table:table-cell>
          <table:table-cell office:value-type="float" office:value="204794" table:style-name="ce152">
            <text:p>204,794</text:p>
          </table:table-cell>
          <table:table-cell office:value-type="float" office:value="15.82" table:style-name="ce153">
            <text:p>15.82</text:p>
          </table:table-cell>
          <table:table-cell office:value-type="float" office:value="2021249" table:style-name="ce152">
            <text:p>2,021,249</text:p>
          </table:table-cell>
          <table:table-cell office:value-type="float" office:value="998655" table:style-name="ce152">
            <text:p>998,655</text:p>
          </table:table-cell>
          <table:table-cell office:value-type="float" office:value="1022594" table:style-name="ce152">
            <text:p>1,022,594</text:p>
          </table:table-cell>
          <table:table-cell office:value-type="float" office:value="74.930000000000007" table:style-name="ce153">
            <text:p>74.93</text:p>
          </table:table-cell>
          <table:table-cell office:value-type="float" office:value="249712" table:style-name="ce152">
            <text:p>249,712</text:p>
          </table:table-cell>
          <table:table-cell office:value-type="float" office:value="117670" table:style-name="ce152">
            <text:p>117,670</text:p>
          </table:table-cell>
          <table:table-cell office:value-type="float" office:value="132042" table:style-name="ce152">
            <text:p>132,042</text:p>
          </table:table-cell>
          <table:table-cell office:value-type="float" office:value="9.26" table:style-name="ce153">
            <text:p>9.26</text:p>
          </table:table-cell>
          <table:table-cell office:value-type="float" office:value="1294512" table:style-name="ce152">
            <text:p>1,294,512</text:p>
          </table:table-cell>
          <table:table-cell office:value-type="float" office:value="639813" table:style-name="ce152">
            <text:p>639,813</text:p>
          </table:table-cell>
          <table:table-cell office:value-type="float" office:value="654699" table:style-name="ce152">
            <text:p>654,699</text:p>
          </table:table-cell>
          <table:table-cell office:value-type="float" office:value="47.99" table:style-name="ce153">
            <text:p>47.99</text:p>
          </table:table-cell>
          <table:table-cell office:value-type="float" office:value="2071248" table:style-name="ce152">
            <text:p>2,071,248</text:p>
          </table:table-cell>
          <table:table-cell office:value-type="float" office:value="1012550" table:style-name="ce152">
            <text:p>1,012,550</text:p>
          </table:table-cell>
          <table:table-cell office:value-type="float" office:value="1058698" table:style-name="ce152">
            <text:p>1,058,698</text:p>
          </table:table-cell>
          <table:table-cell office:value-type="float" office:value="76.78" table:style-name="ce154">
            <text:p>76.78</text:p>
          </table:table-cell>
          <table:table-cell table:number-columns-repeated="16359" table:style-name="ce139"/>
        </table:table-row>
        <table:table-row table:style-name="ro16">
          <table:table-cell office:value-type="string" table:style-name="ce150">
            <text:p>臺 南 市</text:p>
          </table:table-cell>
          <table:table-cell office:value-type="float" office:value="1882803" table:style-name="ce151">
            <text:p>1,882,803</text:p>
          </table:table-cell>
          <table:table-cell office:value-type="float" office:value="944760" table:style-name="ce152">
            <text:p>944,760</text:p>
          </table:table-cell>
          <table:table-cell office:value-type="float" office:value="938043" table:style-name="ce152">
            <text:p>938,043</text:p>
          </table:table-cell>
          <table:table-cell office:value-type="float" office:value="100" table:style-name="ce153">
            <text:p>100.00</text:p>
          </table:table-cell>
          <table:table-cell office:value-type="float" office:value="254270" table:style-name="ce152">
            <text:p>254,270</text:p>
          </table:table-cell>
          <table:table-cell office:value-type="float" office:value="132474" table:style-name="ce152">
            <text:p>132,474</text:p>
          </table:table-cell>
          <table:table-cell office:value-type="float" office:value="121796" table:style-name="ce152">
            <text:p>121,796</text:p>
          </table:table-cell>
          <table:table-cell office:value-type="float" office:value="13.5" table:style-name="ce153">
            <text:p>13.50</text:p>
          </table:table-cell>
          <table:table-cell office:value-type="float" office:value="1401099" table:style-name="ce152">
            <text:p>1,401,099</text:p>
          </table:table-cell>
          <table:table-cell office:value-type="float" office:value="707810" table:style-name="ce152">
            <text:p>707,810</text:p>
          </table:table-cell>
          <table:table-cell office:value-type="float" office:value="693289" table:style-name="ce152">
            <text:p>693,289</text:p>
          </table:table-cell>
          <table:table-cell office:value-type="float" office:value="74.42" table:style-name="ce153">
            <text:p>74.42</text:p>
          </table:table-cell>
          <table:table-cell office:value-type="float" office:value="227434" table:style-name="ce152">
            <text:p>227,434</text:p>
          </table:table-cell>
          <table:table-cell office:value-type="float" office:value="104476" table:style-name="ce152">
            <text:p>104,476</text:p>
          </table:table-cell>
          <table:table-cell office:value-type="float" office:value="122958" table:style-name="ce152">
            <text:p>122,958</text:p>
          </table:table-cell>
          <table:table-cell office:value-type="float" office:value="12.08" table:style-name="ce153">
            <text:p>12.08</text:p>
          </table:table-cell>
          <table:table-cell office:value-type="float" office:value="873958" table:style-name="ce152">
            <text:p>873,958</text:p>
          </table:table-cell>
          <table:table-cell office:value-type="float" office:value="440383" table:style-name="ce152">
            <text:p>440,383</text:p>
          </table:table-cell>
          <table:table-cell office:value-type="float" office:value="433575" table:style-name="ce152">
            <text:p>433,575</text:p>
          </table:table-cell>
          <table:table-cell office:value-type="float" office:value="46.42" table:style-name="ce153">
            <text:p>46.42</text:p>
          </table:table-cell>
          <table:table-cell office:value-type="float" office:value="1506081" table:style-name="ce152">
            <text:p>1,506,081</text:p>
          </table:table-cell>
          <table:table-cell office:value-type="float" office:value="748537" table:style-name="ce152">
            <text:p>748,537</text:p>
          </table:table-cell>
          <table:table-cell office:value-type="float" office:value="757544" table:style-name="ce152">
            <text:p>757,544</text:p>
          </table:table-cell>
          <table:table-cell office:value-type="float" office:value="79.989999999999995" table:style-name="ce154">
            <text:p>79.99</text:p>
          </table:table-cell>
          <table:table-cell table:number-columns-repeated="16359" table:style-name="ce139"/>
        </table:table-row>
        <table:table-row table:style-name="ro16">
          <table:table-cell office:value-type="string" table:style-name="ce150">
            <text:p>高 雄 市</text:p>
          </table:table-cell>
          <table:table-cell office:value-type="float" office:value="2779246" table:style-name="ce151">
            <text:p>2,779,246</text:p>
          </table:table-cell>
          <table:table-cell office:value-type="float" office:value="1386293" table:style-name="ce152">
            <text:p>1,386,293</text:p>
          </table:table-cell>
          <table:table-cell office:value-type="float" office:value="1392953" table:style-name="ce152">
            <text:p>1,392,953</text:p>
          </table:table-cell>
          <table:table-cell office:value-type="float" office:value="100" table:style-name="ce153">
            <text:p>100.00</text:p>
          </table:table-cell>
          <table:table-cell office:value-type="float" office:value="374579" table:style-name="ce152">
            <text:p>374,579</text:p>
          </table:table-cell>
          <table:table-cell office:value-type="float" office:value="194518" table:style-name="ce152">
            <text:p>194,518</text:p>
          </table:table-cell>
          <table:table-cell office:value-type="float" office:value="180061" table:style-name="ce152">
            <text:p>180,061</text:p>
          </table:table-cell>
          <table:table-cell office:value-type="float" office:value="13.48" table:style-name="ce153">
            <text:p>13.48</text:p>
          </table:table-cell>
          <table:table-cell office:value-type="float" office:value="2093064" table:style-name="ce152">
            <text:p>2,093,064</text:p>
          </table:table-cell>
          <table:table-cell office:value-type="float" office:value="1044007" table:style-name="ce152">
            <text:p>1,044,007</text:p>
          </table:table-cell>
          <table:table-cell office:value-type="float" office:value="1049057" table:style-name="ce152">
            <text:p>1,049,057</text:p>
          </table:table-cell>
          <table:table-cell office:value-type="float" office:value="75.31" table:style-name="ce153">
            <text:p>75.31</text:p>
          </table:table-cell>
          <table:table-cell office:value-type="float" office:value="311603" table:style-name="ce152">
            <text:p>311,603</text:p>
          </table:table-cell>
          <table:table-cell office:value-type="float" office:value="147768" table:style-name="ce152">
            <text:p>147,768</text:p>
          </table:table-cell>
          <table:table-cell office:value-type="float" office:value="163835" table:style-name="ce152">
            <text:p>163,835</text:p>
          </table:table-cell>
          <table:table-cell office:value-type="float" office:value="11.21" table:style-name="ce153">
            <text:p>11.21</text:p>
          </table:table-cell>
          <table:table-cell office:value-type="float" office:value="1306285" table:style-name="ce152">
            <text:p>1,306,285</text:p>
          </table:table-cell>
          <table:table-cell office:value-type="float" office:value="657120" table:style-name="ce152">
            <text:p>657,120</text:p>
          </table:table-cell>
          <table:table-cell office:value-type="float" office:value="649165" table:style-name="ce152">
            <text:p>649,165</text:p>
          </table:table-cell>
          <table:table-cell office:value-type="float" office:value="47" table:style-name="ce153">
            <text:p>47.00</text:p>
          </table:table-cell>
          <table:table-cell office:value-type="float" office:value="2222284" table:style-name="ce152">
            <text:p>2,222,284</text:p>
          </table:table-cell>
          <table:table-cell office:value-type="float" office:value="1097229" table:style-name="ce152">
            <text:p>1,097,229</text:p>
          </table:table-cell>
          <table:table-cell office:value-type="float" office:value="1125055" table:style-name="ce152">
            <text:p>1,125,055</text:p>
          </table:table-cell>
          <table:table-cell office:value-type="float" office:value="79.959999999999994" table:style-name="ce154">
            <text:p>79.96</text:p>
          </table:table-cell>
          <table:table-cell table:number-columns-repeated="16359" table:style-name="ce139"/>
        </table:table-row>
        <table:table-row table:style-name="ro36">
          <table:table-cell office:value-type="string" table:style-name="ce150">
            <text:p><text:s/>臺 灣 省<text:s/></text:p>
          </table:table-cell>
          <table:table-cell office:value-type="float" office:value="9232944" table:style-name="ce151">
            <text:p>9,232,944</text:p>
          </table:table-cell>
          <table:table-cell office:value-type="float" office:value="4707389" table:style-name="ce152">
            <text:p>4,707,389</text:p>
          </table:table-cell>
          <table:table-cell office:value-type="float" office:value="4525555" table:style-name="ce152">
            <text:p>4,525,555</text:p>
          </table:table-cell>
          <table:table-cell office:value-type="float" office:value="100" table:style-name="ce153">
            <text:p>100.00</text:p>
          </table:table-cell>
          <table:table-cell office:value-type="float" office:value="1361393" table:style-name="ce152">
            <text:p>1,361,393</text:p>
          </table:table-cell>
          <table:table-cell office:value-type="float" office:value="712154" table:style-name="ce152">
            <text:p>712,154</text:p>
          </table:table-cell>
          <table:table-cell office:value-type="float" office:value="649239" table:style-name="ce152">
            <text:p>649,239</text:p>
          </table:table-cell>
          <table:table-cell office:value-type="float" office:value="14.74" table:style-name="ce153">
            <text:p>14.74</text:p>
          </table:table-cell>
          <table:table-cell office:value-type="float" office:value="6739477" table:style-name="ce152">
            <text:p>6,739,477</text:p>
          </table:table-cell>
          <table:table-cell office:value-type="float" office:value="3463294" table:style-name="ce152">
            <text:p>3,463,294</text:p>
          </table:table-cell>
          <table:table-cell office:value-type="float" office:value="3276183" table:style-name="ce152">
            <text:p>3,276,183</text:p>
          </table:table-cell>
          <table:table-cell office:value-type="float" office:value="72.989999999999995" table:style-name="ce153">
            <text:p>72.99</text:p>
          </table:table-cell>
          <table:table-cell office:value-type="float" office:value="1132074" table:style-name="ce152">
            <text:p>1,132,074</text:p>
          </table:table-cell>
          <table:table-cell office:value-type="float" office:value="531941" table:style-name="ce152">
            <text:p>531,941</text:p>
          </table:table-cell>
          <table:table-cell office:value-type="float" office:value="600133" table:style-name="ce152">
            <text:p>600,133</text:p>
          </table:table-cell>
          <table:table-cell office:value-type="float" office:value="12.26" table:style-name="ce153">
            <text:p>12.26</text:p>
          </table:table-cell>
          <table:table-cell office:value-type="float" office:value="4240438" table:style-name="ce152">
            <text:p>4,240,438</text:p>
          </table:table-cell>
          <table:table-cell office:value-type="float" office:value="2182166" table:style-name="ce152">
            <text:p>2,182,166</text:p>
          </table:table-cell>
          <table:table-cell office:value-type="float" office:value="2058272" table:style-name="ce152">
            <text:p>2,058,272</text:p>
          </table:table-cell>
          <table:table-cell office:value-type="float" office:value="45.93" table:style-name="ce153">
            <text:p>45.93</text:p>
          </table:table-cell>
          <table:table-cell office:value-type="float" office:value="7223835" table:style-name="ce152">
            <text:p>7,223,835</text:p>
          </table:table-cell>
          <table:table-cell office:value-type="float" office:value="3657970" table:style-name="ce152">
            <text:p>3,657,970</text:p>
          </table:table-cell>
          <table:table-cell office:value-type="float" office:value="3565865" table:style-name="ce152">
            <text:p>3,565,865</text:p>
          </table:table-cell>
          <table:table-cell office:value-type="float" office:value="78.239999999999995" table:style-name="ce154">
            <text:p>78.24</text:p>
          </table:table-cell>
          <table:table-cell table:number-columns-repeated="16359" table:style-name="ce139"/>
        </table:table-row>
        <table:table-row table:style-name="ro37">
          <table:table-cell office:value-type="string" table:style-name="ce155">
            <text:p>宜 蘭 縣</text:p>
          </table:table-cell>
          <table:table-cell office:value-type="float" office:value="458580" table:style-name="ce156">
            <text:p>458,580</text:p>
          </table:table-cell>
          <table:table-cell office:value-type="float" office:value="233097" table:style-name="ce157">
            <text:p>233,097</text:p>
          </table:table-cell>
          <table:table-cell office:value-type="float" office:value="225483" table:style-name="ce157">
            <text:p>225,483</text:p>
          </table:table-cell>
          <table:table-cell office:value-type="float" office:value="100" table:style-name="ce158">
            <text:p>100.00</text:p>
          </table:table-cell>
          <table:table-cell office:value-type="float" office:value="62626" table:style-name="ce159">
            <text:p>62,626</text:p>
          </table:table-cell>
          <table:table-cell office:value-type="float" office:value="32692" table:style-name="ce159">
            <text:p>32,692</text:p>
          </table:table-cell>
          <table:table-cell office:value-type="float" office:value="29934" table:style-name="ce159">
            <text:p>29,934</text:p>
          </table:table-cell>
          <table:table-cell office:value-type="float" office:value="13.66" table:style-name="ce160">
            <text:p>13.66</text:p>
          </table:table-cell>
          <table:table-cell office:value-type="float" office:value="334285" table:style-name="ce159">
            <text:p>334,285</text:p>
          </table:table-cell>
          <table:table-cell office:value-type="float" office:value="171370" table:style-name="ce159">
            <text:p>171,370</text:p>
          </table:table-cell>
          <table:table-cell office:value-type="float" office:value="162915" table:style-name="ce159">
            <text:p>162,915</text:p>
          </table:table-cell>
          <table:table-cell office:value-type="float" office:value="72.900000000000006" table:style-name="ce160">
            <text:p>72.90</text:p>
          </table:table-cell>
          <table:table-cell office:value-type="float" office:value="61669" table:style-name="ce159">
            <text:p>61,669</text:p>
          </table:table-cell>
          <table:table-cell office:value-type="float" office:value="29035" table:style-name="ce159">
            <text:p>29,035</text:p>
          </table:table-cell>
          <table:table-cell office:value-type="float" office:value="32634" table:style-name="ce159">
            <text:p>32,634</text:p>
          </table:table-cell>
          <table:table-cell office:value-type="float" office:value="13.45" table:style-name="ce160">
            <text:p>13.45</text:p>
          </table:table-cell>
          <table:table-cell office:value-type="float" office:value="207365" table:style-name="ce159">
            <text:p>207,365</text:p>
          </table:table-cell>
          <table:table-cell office:value-type="float" office:value="106726" table:style-name="ce159">
            <text:p>106,726</text:p>
          </table:table-cell>
          <table:table-cell office:value-type="float" office:value="100639" table:style-name="ce159">
            <text:p>100,639</text:p>
          </table:table-cell>
          <table:table-cell office:value-type="float" office:value="45.22" table:style-name="ce160">
            <text:p>45.22</text:p>
          </table:table-cell>
          <table:table-cell office:value-type="float" office:value="363132" table:style-name="ce159">
            <text:p>363,132</text:p>
          </table:table-cell>
          <table:table-cell office:value-type="float" office:value="183341" table:style-name="ce159">
            <text:p>183,341</text:p>
          </table:table-cell>
          <table:table-cell office:value-type="float" office:value="179791" table:style-name="ce159">
            <text:p>179,791</text:p>
          </table:table-cell>
          <table:table-cell office:value-type="float" office:value="79.19" table:style-name="ce161">
            <text:p>79.19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桃 園 縣</text:p>
          </table:table-cell>
          <table:table-cell office:value-type="float" office:value="2040629" table:style-name="ce156">
            <text:p>2,040,629</text:p>
          </table:table-cell>
          <table:table-cell office:value-type="float" office:value="1025241" table:style-name="ce157">
            <text:p>1,025,241</text:p>
          </table:table-cell>
          <table:table-cell office:value-type="float" office:value="1015388" table:style-name="ce157">
            <text:p>1,015,388</text:p>
          </table:table-cell>
          <table:table-cell office:value-type="float" office:value="100" table:style-name="ce158">
            <text:p>100.00</text:p>
          </table:table-cell>
          <table:table-cell office:value-type="float" office:value="335657" table:style-name="ce159">
            <text:p>335,657</text:p>
          </table:table-cell>
          <table:table-cell office:value-type="float" office:value="175398" table:style-name="ce159">
            <text:p>175,398</text:p>
          </table:table-cell>
          <table:table-cell office:value-type="float" office:value="160259" table:style-name="ce159">
            <text:p>160,259</text:p>
          </table:table-cell>
          <table:table-cell office:value-type="float" office:value="16.45" table:style-name="ce160">
            <text:p>16.45</text:p>
          </table:table-cell>
          <table:table-cell office:value-type="float" office:value="1525834" table:style-name="ce159">
            <text:p>1,525,834</text:p>
          </table:table-cell>
          <table:table-cell office:value-type="float" office:value="761960" table:style-name="ce159">
            <text:p>761,960</text:p>
          </table:table-cell>
          <table:table-cell office:value-type="float" office:value="763874" table:style-name="ce159">
            <text:p>763,874</text:p>
          </table:table-cell>
          <table:table-cell office:value-type="float" office:value="74.77" table:style-name="ce160">
            <text:p>74.77</text:p>
          </table:table-cell>
          <table:table-cell office:value-type="float" office:value="179138" table:style-name="ce159">
            <text:p>179,138</text:p>
          </table:table-cell>
          <table:table-cell office:value-type="float" office:value="87883" table:style-name="ce159">
            <text:p>87,883</text:p>
          </table:table-cell>
          <table:table-cell office:value-type="float" office:value="91255" table:style-name="ce159">
            <text:p>91,255</text:p>
          </table:table-cell>
          <table:table-cell office:value-type="float" office:value="8.7799999999999994" table:style-name="ce160">
            <text:p>8.78</text:p>
          </table:table-cell>
          <table:table-cell office:value-type="float" office:value="984913" table:style-name="ce159">
            <text:p>984,913</text:p>
          </table:table-cell>
          <table:table-cell office:value-type="float" office:value="493900" table:style-name="ce159">
            <text:p>493,900</text:p>
          </table:table-cell>
          <table:table-cell office:value-type="float" office:value="491013" table:style-name="ce159">
            <text:p>491,013</text:p>
          </table:table-cell>
          <table:table-cell office:value-type="float" office:value="48.27" table:style-name="ce160">
            <text:p>48.27</text:p>
          </table:table-cell>
          <table:table-cell office:value-type="float" office:value="1551622" table:style-name="ce159">
            <text:p>1,551,622</text:p>
          </table:table-cell>
          <table:table-cell office:value-type="float" office:value="769835" table:style-name="ce159">
            <text:p>769,835</text:p>
          </table:table-cell>
          <table:table-cell office:value-type="float" office:value="781787" table:style-name="ce159">
            <text:p>781,787</text:p>
          </table:table-cell>
          <table:table-cell office:value-type="float" office:value="76.040000000000006" table:style-name="ce161">
            <text:p>76.04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新 竹 縣</text:p>
          </table:table-cell>
          <table:table-cell office:value-type="float" office:value="529175" table:style-name="ce156">
            <text:p>529,175</text:p>
          </table:table-cell>
          <table:table-cell office:value-type="float" office:value="271310" table:style-name="ce157">
            <text:p>271,310</text:p>
          </table:table-cell>
          <table:table-cell office:value-type="float" office:value="257865" table:style-name="ce157">
            <text:p>257,865</text:p>
          </table:table-cell>
          <table:table-cell office:value-type="float" office:value="100" table:style-name="ce158">
            <text:p>100.00</text:p>
          </table:table-cell>
          <table:table-cell office:value-type="float" office:value="93571" table:style-name="ce159">
            <text:p>93,571</text:p>
          </table:table-cell>
          <table:table-cell office:value-type="float" office:value="48778" table:style-name="ce159">
            <text:p>48,778</text:p>
          </table:table-cell>
          <table:table-cell office:value-type="float" office:value="44793" table:style-name="ce159">
            <text:p>44,793</text:p>
          </table:table-cell>
          <table:table-cell office:value-type="float" office:value="17.68" table:style-name="ce160">
            <text:p>17.68</text:p>
          </table:table-cell>
          <table:table-cell office:value-type="float" office:value="377184" table:style-name="ce159">
            <text:p>377,184</text:p>
          </table:table-cell>
          <table:table-cell office:value-type="float" office:value="193998" table:style-name="ce159">
            <text:p>193,998</text:p>
          </table:table-cell>
          <table:table-cell office:value-type="float" office:value="183186" table:style-name="ce159">
            <text:p>183,186</text:p>
          </table:table-cell>
          <table:table-cell office:value-type="float" office:value="71.28" table:style-name="ce160">
            <text:p>71.28</text:p>
          </table:table-cell>
          <table:table-cell office:value-type="float" office:value="58420" table:style-name="ce159">
            <text:p>58,420</text:p>
          </table:table-cell>
          <table:table-cell office:value-type="float" office:value="28534" table:style-name="ce159">
            <text:p>28,534</text:p>
          </table:table-cell>
          <table:table-cell office:value-type="float" office:value="29886" table:style-name="ce159">
            <text:p>29,886</text:p>
          </table:table-cell>
          <table:table-cell office:value-type="float" office:value="11.04" table:style-name="ce160">
            <text:p>11.04</text:p>
          </table:table-cell>
          <table:table-cell office:value-type="float" office:value="247960" table:style-name="ce159">
            <text:p>247,960</text:p>
          </table:table-cell>
          <table:table-cell office:value-type="float" office:value="126604" table:style-name="ce159">
            <text:p>126,604</text:p>
          </table:table-cell>
          <table:table-cell office:value-type="float" office:value="121356" table:style-name="ce159">
            <text:p>121,356</text:p>
          </table:table-cell>
          <table:table-cell office:value-type="float" office:value="46.86" table:style-name="ce160">
            <text:p>46.86</text:p>
          </table:table-cell>
          <table:table-cell office:value-type="float" office:value="397726" table:style-name="ce159">
            <text:p>397,726</text:p>
          </table:table-cell>
          <table:table-cell office:value-type="float" office:value="202749" table:style-name="ce159">
            <text:p>202,749</text:p>
          </table:table-cell>
          <table:table-cell office:value-type="float" office:value="194977" table:style-name="ce159">
            <text:p>194,977</text:p>
          </table:table-cell>
          <table:table-cell office:value-type="float" office:value="75.16" table:style-name="ce161">
            <text:p>75.16</text:p>
          </table:table-cell>
          <table:table-cell table:number-columns-repeated="16359" table:style-name="ce139"/>
        </table:table-row>
        <table:table-row table:style-name="ro38">
          <table:table-cell office:value-type="string" table:style-name="ce155">
            <text:p>苗 栗 縣</text:p>
          </table:table-cell>
          <table:table-cell office:value-type="float" office:value="565107" table:style-name="ce156">
            <text:p>565,107</text:p>
          </table:table-cell>
          <table:table-cell office:value-type="float" office:value="291915" table:style-name="ce157">
            <text:p>291,915</text:p>
          </table:table-cell>
          <table:table-cell office:value-type="float" office:value="273192" table:style-name="ce157">
            <text:p>273,192</text:p>
          </table:table-cell>
          <table:table-cell office:value-type="float" office:value="100" table:style-name="ce158">
            <text:p>100.00</text:p>
          </table:table-cell>
          <table:table-cell office:value-type="float" office:value="83101" table:style-name="ce159">
            <text:p>83,101</text:p>
          </table:table-cell>
          <table:table-cell office:value-type="float" office:value="43614" table:style-name="ce159">
            <text:p>43,614</text:p>
          </table:table-cell>
          <table:table-cell office:value-type="float" office:value="39487" table:style-name="ce159">
            <text:p>39,487</text:p>
          </table:table-cell>
          <table:table-cell office:value-type="float" office:value="14.71" table:style-name="ce160">
            <text:p>14.71</text:p>
          </table:table-cell>
          <table:table-cell office:value-type="float" office:value="405059" table:style-name="ce159">
            <text:p>405,059</text:p>
          </table:table-cell>
          <table:table-cell office:value-type="float" office:value="211428" table:style-name="ce159">
            <text:p>211,428</text:p>
          </table:table-cell>
          <table:table-cell office:value-type="float" office:value="193631" table:style-name="ce159">
            <text:p>193,631</text:p>
          </table:table-cell>
          <table:table-cell office:value-type="float" office:value="71.680000000000007" table:style-name="ce160">
            <text:p>71.68</text:p>
          </table:table-cell>
          <table:table-cell office:value-type="float" office:value="76947" table:style-name="ce159">
            <text:p>76,947</text:p>
          </table:table-cell>
          <table:table-cell office:value-type="float" office:value="36873" table:style-name="ce159">
            <text:p>36,873</text:p>
          </table:table-cell>
          <table:table-cell office:value-type="float" office:value="40074" table:style-name="ce159">
            <text:p>40,074</text:p>
          </table:table-cell>
          <table:table-cell office:value-type="float" office:value="13.62" table:style-name="ce160">
            <text:p>13.62</text:p>
          </table:table-cell>
          <table:table-cell office:value-type="float" office:value="254999" table:style-name="ce159">
            <text:p>254,999</text:p>
          </table:table-cell>
          <table:table-cell office:value-type="float" office:value="132910" table:style-name="ce159">
            <text:p>132,910</text:p>
          </table:table-cell>
          <table:table-cell office:value-type="float" office:value="122089" table:style-name="ce159">
            <text:p>122,089</text:p>
          </table:table-cell>
          <table:table-cell office:value-type="float" office:value="45.12" table:style-name="ce160">
            <text:p>45.12</text:p>
          </table:table-cell>
          <table:table-cell office:value-type="float" office:value="443697" table:style-name="ce159">
            <text:p>443,697</text:p>
          </table:table-cell>
          <table:table-cell office:value-type="float" office:value="228325" table:style-name="ce159">
            <text:p>228,325</text:p>
          </table:table-cell>
          <table:table-cell office:value-type="float" office:value="215372" table:style-name="ce159">
            <text:p>215,372</text:p>
          </table:table-cell>
          <table:table-cell office:value-type="float" office:value="78.52" table:style-name="ce161">
            <text:p>78.52</text:p>
          </table:table-cell>
          <table:table-cell table:number-columns-repeated="16359" table:style-name="ce139"/>
        </table:table-row>
        <table:table-row table:style-name="ro37">
          <table:table-cell office:value-type="string" table:style-name="ce155">
            <text:p>彰 化 縣</text:p>
          </table:table-cell>
          <table:table-cell office:value-type="float" office:value="1296660" table:style-name="ce156">
            <text:p>1,296,660</text:p>
          </table:table-cell>
          <table:table-cell office:value-type="float" office:value="663990" table:style-name="ce157">
            <text:p>663,990</text:p>
          </table:table-cell>
          <table:table-cell office:value-type="float" office:value="632670" table:style-name="ce157">
            <text:p>632,670</text:p>
          </table:table-cell>
          <table:table-cell office:value-type="float" office:value="100" table:style-name="ce158">
            <text:p>100.00</text:p>
          </table:table-cell>
          <table:table-cell office:value-type="float" office:value="192806" table:style-name="ce159">
            <text:p>192,806</text:p>
          </table:table-cell>
          <table:table-cell office:value-type="float" office:value="101132" table:style-name="ce159">
            <text:p>101,132</text:p>
          </table:table-cell>
          <table:table-cell office:value-type="float" office:value="91674" table:style-name="ce159">
            <text:p>91,674</text:p>
          </table:table-cell>
          <table:table-cell office:value-type="float" office:value="14.87" table:style-name="ce160">
            <text:p>14.87</text:p>
          </table:table-cell>
          <table:table-cell office:value-type="float" office:value="939475" table:style-name="ce159">
            <text:p>939,475</text:p>
          </table:table-cell>
          <table:table-cell office:value-type="float" office:value="487234" table:style-name="ce159">
            <text:p>487,234</text:p>
          </table:table-cell>
          <table:table-cell office:value-type="float" office:value="452241" table:style-name="ce159">
            <text:p>452,241</text:p>
          </table:table-cell>
          <table:table-cell office:value-type="float" office:value="72.45" table:style-name="ce160">
            <text:p>72.45</text:p>
          </table:table-cell>
          <table:table-cell office:value-type="float" office:value="164379" table:style-name="ce159">
            <text:p>164,379</text:p>
          </table:table-cell>
          <table:table-cell office:value-type="float" office:value="75624" table:style-name="ce159">
            <text:p>75,624</text:p>
          </table:table-cell>
          <table:table-cell office:value-type="float" office:value="88755" table:style-name="ce159">
            <text:p>88,755</text:p>
          </table:table-cell>
          <table:table-cell office:value-type="float" office:value="12.68" table:style-name="ce160">
            <text:p>12.68</text:p>
          </table:table-cell>
          <table:table-cell office:value-type="float" office:value="594540" table:style-name="ce159">
            <text:p>594,540</text:p>
          </table:table-cell>
          <table:table-cell office:value-type="float" office:value="308867" table:style-name="ce159">
            <text:p>308,867</text:p>
          </table:table-cell>
          <table:table-cell office:value-type="float" office:value="285673" table:style-name="ce159">
            <text:p>285,673</text:p>
          </table:table-cell>
          <table:table-cell office:value-type="float" office:value="45.85" table:style-name="ce160">
            <text:p>45.85</text:p>
          </table:table-cell>
          <table:table-cell office:value-type="float" office:value="1013810" table:style-name="ce159">
            <text:p>1,013,810</text:p>
          </table:table-cell>
          <table:table-cell office:value-type="float" office:value="515889" table:style-name="ce159">
            <text:p>515,889</text:p>
          </table:table-cell>
          <table:table-cell office:value-type="float" office:value="497921" table:style-name="ce159">
            <text:p>497,921</text:p>
          </table:table-cell>
          <table:table-cell office:value-type="float" office:value="78.19" table:style-name="ce161">
            <text:p>78.19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南 投 縣</text:p>
          </table:table-cell>
          <table:table-cell office:value-type="float" office:value="517984" table:style-name="ce156">
            <text:p>517,984</text:p>
          </table:table-cell>
          <table:table-cell office:value-type="float" office:value="265873" table:style-name="ce157">
            <text:p>265,873</text:p>
          </table:table-cell>
          <table:table-cell office:value-type="float" office:value="252111" table:style-name="ce157">
            <text:p>252,111</text:p>
          </table:table-cell>
          <table:table-cell office:value-type="float" office:value="100" table:style-name="ce158">
            <text:p>100.00</text:p>
          </table:table-cell>
          <table:table-cell office:value-type="float" office:value="68202" table:style-name="ce159">
            <text:p>68,202</text:p>
          </table:table-cell>
          <table:table-cell office:value-type="float" office:value="35392" table:style-name="ce159">
            <text:p>35,392</text:p>
          </table:table-cell>
          <table:table-cell office:value-type="float" office:value="32810" table:style-name="ce159">
            <text:p>32,810</text:p>
          </table:table-cell>
          <table:table-cell office:value-type="float" office:value="13.17" table:style-name="ce160">
            <text:p>13.17</text:p>
          </table:table-cell>
          <table:table-cell office:value-type="float" office:value="376354" table:style-name="ce159">
            <text:p>376,354</text:p>
          </table:table-cell>
          <table:table-cell office:value-type="float" office:value="196053" table:style-name="ce159">
            <text:p>196,053</text:p>
          </table:table-cell>
          <table:table-cell office:value-type="float" office:value="180301" table:style-name="ce159">
            <text:p>180,301</text:p>
          </table:table-cell>
          <table:table-cell office:value-type="float" office:value="72.66" table:style-name="ce160">
            <text:p>72.66</text:p>
          </table:table-cell>
          <table:table-cell office:value-type="float" office:value="73428" table:style-name="ce159">
            <text:p>73,428</text:p>
          </table:table-cell>
          <table:table-cell office:value-type="float" office:value="34428" table:style-name="ce159">
            <text:p>34,428</text:p>
          </table:table-cell>
          <table:table-cell office:value-type="float" office:value="39000" table:style-name="ce159">
            <text:p>39,000</text:p>
          </table:table-cell>
          <table:table-cell office:value-type="float" office:value="14.18" table:style-name="ce160">
            <text:p>14.18</text:p>
          </table:table-cell>
          <table:table-cell office:value-type="float" office:value="229046" table:style-name="ce159">
            <text:p>229,046</text:p>
          </table:table-cell>
          <table:table-cell office:value-type="float" office:value="119665" table:style-name="ce159">
            <text:p>119,665</text:p>
          </table:table-cell>
          <table:table-cell office:value-type="float" office:value="109381" table:style-name="ce159">
            <text:p>109,381</text:p>
          </table:table-cell>
          <table:table-cell office:value-type="float" office:value="44.22" table:style-name="ce160">
            <text:p>44.22</text:p>
          </table:table-cell>
          <table:table-cell office:value-type="float" office:value="413957" table:style-name="ce159">
            <text:p>413,957</text:p>
          </table:table-cell>
          <table:table-cell office:value-type="float" office:value="212054" table:style-name="ce159">
            <text:p>212,054</text:p>
          </table:table-cell>
          <table:table-cell office:value-type="float" office:value="201903" table:style-name="ce159">
            <text:p>201,903</text:p>
          </table:table-cell>
          <table:table-cell office:value-type="float" office:value="79.92" table:style-name="ce161">
            <text:p>79.92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雲 林 縣</text:p>
          </table:table-cell>
          <table:table-cell office:value-type="float" office:value="708574" table:style-name="ce156">
            <text:p>708,574</text:p>
          </table:table-cell>
          <table:table-cell office:value-type="float" office:value="368958" table:style-name="ce157">
            <text:p>368,958</text:p>
          </table:table-cell>
          <table:table-cell office:value-type="float" office:value="339616" table:style-name="ce157">
            <text:p>339,616</text:p>
          </table:table-cell>
          <table:table-cell office:value-type="float" office:value="100" table:style-name="ce158">
            <text:p>100.00</text:p>
          </table:table-cell>
          <table:table-cell office:value-type="float" office:value="97413" table:style-name="ce159">
            <text:p>97,413</text:p>
          </table:table-cell>
          <table:table-cell office:value-type="float" office:value="51268" table:style-name="ce159">
            <text:p>51,268</text:p>
          </table:table-cell>
          <table:table-cell office:value-type="float" office:value="46145" table:style-name="ce159">
            <text:p>46,145</text:p>
          </table:table-cell>
          <table:table-cell office:value-type="float" office:value="13.75" table:style-name="ce160">
            <text:p>13.75</text:p>
          </table:table-cell>
          <table:table-cell office:value-type="float" office:value="500261" table:style-name="ce159">
            <text:p>500,261</text:p>
          </table:table-cell>
          <table:table-cell office:value-type="float" office:value="267740" table:style-name="ce159">
            <text:p>267,740</text:p>
          </table:table-cell>
          <table:table-cell office:value-type="float" office:value="232521" table:style-name="ce159">
            <text:p>232,521</text:p>
          </table:table-cell>
          <table:table-cell office:value-type="float" office:value="70.599999999999994" table:style-name="ce160">
            <text:p>70.60</text:p>
          </table:table-cell>
          <table:table-cell office:value-type="float" office:value="110900" table:style-name="ce159">
            <text:p>110,900</text:p>
          </table:table-cell>
          <table:table-cell office:value-type="float" office:value="49950" table:style-name="ce159">
            <text:p>49,950</text:p>
          </table:table-cell>
          <table:table-cell office:value-type="float" office:value="60950" table:style-name="ce159">
            <text:p>60,950</text:p>
          </table:table-cell>
          <table:table-cell office:value-type="float" office:value="15.65" table:style-name="ce160">
            <text:p>15.65</text:p>
          </table:table-cell>
          <table:table-cell office:value-type="float" office:value="311141" table:style-name="ce159">
            <text:p>311,141</text:p>
          </table:table-cell>
          <table:table-cell office:value-type="float" office:value="165848" table:style-name="ce159">
            <text:p>165,848</text:p>
          </table:table-cell>
          <table:table-cell office:value-type="float" office:value="145293" table:style-name="ce159">
            <text:p>145,293</text:p>
          </table:table-cell>
          <table:table-cell office:value-type="float" office:value="43.91" table:style-name="ce160">
            <text:p>43.91</text:p>
          </table:table-cell>
          <table:table-cell office:value-type="float" office:value="565035" table:style-name="ce159">
            <text:p>565,035</text:p>
          </table:table-cell>
          <table:table-cell office:value-type="float" office:value="293486" table:style-name="ce159">
            <text:p>293,486</text:p>
          </table:table-cell>
          <table:table-cell office:value-type="float" office:value="271549" table:style-name="ce159">
            <text:p>271,549</text:p>
          </table:table-cell>
          <table:table-cell office:value-type="float" office:value="79.739999999999995" table:style-name="ce161">
            <text:p>79.74</text:p>
          </table:table-cell>
          <table:table-cell table:number-columns-repeated="16359" table:style-name="ce139"/>
        </table:table-row>
        <table:table-row table:style-name="ro38">
          <table:table-cell office:value-type="string" table:style-name="ce155">
            <text:p>嘉 義 縣</text:p>
          </table:table-cell>
          <table:table-cell office:value-type="float" office:value="530004" table:style-name="ce156">
            <text:p>530,004</text:p>
          </table:table-cell>
          <table:table-cell office:value-type="float" office:value="276127" table:style-name="ce157">
            <text:p>276,127</text:p>
          </table:table-cell>
          <table:table-cell office:value-type="float" office:value="253877" table:style-name="ce157">
            <text:p>253,877</text:p>
          </table:table-cell>
          <table:table-cell office:value-type="float" office:value="100" table:style-name="ce158">
            <text:p>100.00</text:p>
          </table:table-cell>
          <table:table-cell office:value-type="float" office:value="64135" table:style-name="ce159">
            <text:p>64,135</text:p>
          </table:table-cell>
          <table:table-cell office:value-type="float" office:value="33624" table:style-name="ce159">
            <text:p>33,624</text:p>
          </table:table-cell>
          <table:table-cell office:value-type="float" office:value="30511" table:style-name="ce159">
            <text:p>30,511</text:p>
          </table:table-cell>
          <table:table-cell office:value-type="float" office:value="12.1" table:style-name="ce160">
            <text:p>12.10</text:p>
          </table:table-cell>
          <table:table-cell office:value-type="float" office:value="379551" table:style-name="ce159">
            <text:p>379,551</text:p>
          </table:table-cell>
          <table:table-cell office:value-type="float" office:value="203421" table:style-name="ce159">
            <text:p>203,421</text:p>
          </table:table-cell>
          <table:table-cell office:value-type="float" office:value="176130" table:style-name="ce159">
            <text:p>176,130</text:p>
          </table:table-cell>
          <table:table-cell office:value-type="float" office:value="71.61" table:style-name="ce160">
            <text:p>71.61</text:p>
          </table:table-cell>
          <table:table-cell office:value-type="float" office:value="86318" table:style-name="ce159">
            <text:p>86,318</text:p>
          </table:table-cell>
          <table:table-cell office:value-type="float" office:value="39082" table:style-name="ce159">
            <text:p>39,082</text:p>
          </table:table-cell>
          <table:table-cell office:value-type="float" office:value="47236" table:style-name="ce159">
            <text:p>47,236</text:p>
          </table:table-cell>
          <table:table-cell office:value-type="float" office:value="16.29" table:style-name="ce160">
            <text:p>16.29</text:p>
          </table:table-cell>
          <table:table-cell office:value-type="float" office:value="231192" table:style-name="ce159">
            <text:p>231,192</text:p>
          </table:table-cell>
          <table:table-cell office:value-type="float" office:value="123208" table:style-name="ce159">
            <text:p>123,208</text:p>
          </table:table-cell>
          <table:table-cell office:value-type="float" office:value="107984" table:style-name="ce159">
            <text:p>107,984</text:p>
          </table:table-cell>
          <table:table-cell office:value-type="float" office:value="43.62" table:style-name="ce160">
            <text:p>43.62</text:p>
          </table:table-cell>
          <table:table-cell office:value-type="float" office:value="431501" table:style-name="ce159">
            <text:p>431,501</text:p>
          </table:table-cell>
          <table:table-cell office:value-type="float" office:value="224611" table:style-name="ce159">
            <text:p>224,611</text:p>
          </table:table-cell>
          <table:table-cell office:value-type="float" office:value="206890" table:style-name="ce159">
            <text:p>206,890</text:p>
          </table:table-cell>
          <table:table-cell office:value-type="float" office:value="81.41" table:style-name="ce161">
            <text:p>81.41</text:p>
          </table:table-cell>
          <table:table-cell table:number-columns-repeated="16359" table:style-name="ce139"/>
        </table:table-row>
        <table:table-row table:style-name="ro39">
          <table:table-cell office:value-type="string" table:style-name="ce155">
            <text:p>屏 東 縣</text:p>
          </table:table-cell>
          <table:table-cell office:value-type="float" office:value="853607" table:style-name="ce156">
            <text:p>853,607</text:p>
          </table:table-cell>
          <table:table-cell office:value-type="float" office:value="437844" table:style-name="ce157">
            <text:p>437,844</text:p>
          </table:table-cell>
          <table:table-cell office:value-type="float" office:value="415763" table:style-name="ce157">
            <text:p>415,763</text:p>
          </table:table-cell>
          <table:table-cell office:value-type="float" office:value="100" table:style-name="ce158">
            <text:p>100.00</text:p>
          </table:table-cell>
          <table:table-cell office:value-type="float" office:value="108122" table:style-name="ce159">
            <text:p>108,122</text:p>
          </table:table-cell>
          <table:table-cell office:value-type="float" office:value="56439" table:style-name="ce159">
            <text:p>56,439</text:p>
          </table:table-cell>
          <table:table-cell office:value-type="float" office:value="51683" table:style-name="ce159">
            <text:p>51,683</text:p>
          </table:table-cell>
          <table:table-cell office:value-type="float" office:value="12.67" table:style-name="ce160">
            <text:p>12.67</text:p>
          </table:table-cell>
          <table:table-cell office:value-type="float" office:value="631180" table:style-name="ce159">
            <text:p>631,180</text:p>
          </table:table-cell>
          <table:table-cell office:value-type="float" office:value="327063" table:style-name="ce159">
            <text:p>327,063</text:p>
          </table:table-cell>
          <table:table-cell office:value-type="float" office:value="304117" table:style-name="ce159">
            <text:p>304,117</text:p>
          </table:table-cell>
          <table:table-cell office:value-type="float" office:value="73.94" table:style-name="ce160">
            <text:p>73.94</text:p>
          </table:table-cell>
          <table:table-cell office:value-type="float" office:value="114305" table:style-name="ce159">
            <text:p>114,305</text:p>
          </table:table-cell>
          <table:table-cell office:value-type="float" office:value="54342" table:style-name="ce159">
            <text:p>54,342</text:p>
          </table:table-cell>
          <table:table-cell office:value-type="float" office:value="59963" table:style-name="ce159">
            <text:p>59,963</text:p>
          </table:table-cell>
          <table:table-cell office:value-type="float" office:value="13.39" table:style-name="ce160">
            <text:p>13.39</text:p>
          </table:table-cell>
          <table:table-cell office:value-type="float" office:value="385387" table:style-name="ce159">
            <text:p>385,387</text:p>
          </table:table-cell>
          <table:table-cell office:value-type="float" office:value="200954" table:style-name="ce159">
            <text:p>200,954</text:p>
          </table:table-cell>
          <table:table-cell office:value-type="float" office:value="184433" table:style-name="ce159">
            <text:p>184,433</text:p>
          </table:table-cell>
          <table:table-cell office:value-type="float" office:value="45.15" table:style-name="ce160">
            <text:p>45.15</text:p>
          </table:table-cell>
          <table:table-cell office:value-type="float" office:value="686146" table:style-name="ce159">
            <text:p>686,146</text:p>
          </table:table-cell>
          <table:table-cell office:value-type="float" office:value="350417" table:style-name="ce159">
            <text:p>350,417</text:p>
          </table:table-cell>
          <table:table-cell office:value-type="float" office:value="335729" table:style-name="ce159">
            <text:p>335,729</text:p>
          </table:table-cell>
          <table:table-cell office:value-type="float" office:value="80.38" table:style-name="ce161">
            <text:p>80.38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臺 東 縣</text:p>
          </table:table-cell>
          <table:table-cell office:value-type="float" office:value="224989" table:style-name="ce156">
            <text:p>224,989</text:p>
          </table:table-cell>
          <table:table-cell office:value-type="float" office:value="117029" table:style-name="ce157">
            <text:p>117,029</text:p>
          </table:table-cell>
          <table:table-cell office:value-type="float" office:value="107960" table:style-name="ce157">
            <text:p>107,960</text:p>
          </table:table-cell>
          <table:table-cell office:value-type="float" office:value="100" table:style-name="ce158">
            <text:p>100.00</text:p>
          </table:table-cell>
          <table:table-cell office:value-type="float" office:value="31061" table:style-name="ce159">
            <text:p>31,061</text:p>
          </table:table-cell>
          <table:table-cell office:value-type="float" office:value="16237" table:style-name="ce159">
            <text:p>16,237</text:p>
          </table:table-cell>
          <table:table-cell office:value-type="float" office:value="14824" table:style-name="ce159">
            <text:p>14,824</text:p>
          </table:table-cell>
          <table:table-cell office:value-type="float" office:value="13.81" table:style-name="ce160">
            <text:p>13.81</text:p>
          </table:table-cell>
          <table:table-cell office:value-type="float" office:value="163221" table:style-name="ce159">
            <text:p>163,221</text:p>
          </table:table-cell>
          <table:table-cell office:value-type="float" office:value="86287" table:style-name="ce159">
            <text:p>86,287</text:p>
          </table:table-cell>
          <table:table-cell office:value-type="float" office:value="76934" table:style-name="ce159">
            <text:p>76,934</text:p>
          </table:table-cell>
          <table:table-cell office:value-type="float" office:value="72.55" table:style-name="ce160">
            <text:p>72.55</text:p>
          </table:table-cell>
          <table:table-cell office:value-type="float" office:value="30707" table:style-name="ce159">
            <text:p>30,707</text:p>
          </table:table-cell>
          <table:table-cell office:value-type="float" office:value="14505" table:style-name="ce159">
            <text:p>14,505</text:p>
          </table:table-cell>
          <table:table-cell office:value-type="float" office:value="16202" table:style-name="ce159">
            <text:p>16,202</text:p>
          </table:table-cell>
          <table:table-cell office:value-type="float" office:value="13.65" table:style-name="ce160">
            <text:p>13.65</text:p>
          </table:table-cell>
          <table:table-cell office:value-type="float" office:value="100294" table:style-name="ce159">
            <text:p>100,294</text:p>
          </table:table-cell>
          <table:table-cell office:value-type="float" office:value="53834" table:style-name="ce159">
            <text:p>53,834</text:p>
          </table:table-cell>
          <table:table-cell office:value-type="float" office:value="46460" table:style-name="ce159">
            <text:p>46,460</text:p>
          </table:table-cell>
          <table:table-cell office:value-type="float" office:value="44.58" table:style-name="ce160">
            <text:p>44.58</text:p>
          </table:table-cell>
          <table:table-cell office:value-type="float" office:value="178660" table:style-name="ce159">
            <text:p>178,660</text:p>
          </table:table-cell>
          <table:table-cell office:value-type="float" office:value="92833" table:style-name="ce159">
            <text:p>92,833</text:p>
          </table:table-cell>
          <table:table-cell office:value-type="float" office:value="85827" table:style-name="ce159">
            <text:p>85,827</text:p>
          </table:table-cell>
          <table:table-cell office:value-type="float" office:value="79.41" table:style-name="ce161">
            <text:p>79.41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花 蓮 縣</text:p>
          </table:table-cell>
          <table:table-cell office:value-type="float" office:value="334039" table:style-name="ce156">
            <text:p>334,039</text:p>
          </table:table-cell>
          <table:table-cell office:value-type="float" office:value="171196" table:style-name="ce157">
            <text:p>171,196</text:p>
          </table:table-cell>
          <table:table-cell office:value-type="float" office:value="162843" table:style-name="ce157">
            <text:p>162,843</text:p>
          </table:table-cell>
          <table:table-cell office:value-type="float" office:value="100" table:style-name="ce158">
            <text:p>100.00</text:p>
          </table:table-cell>
          <table:table-cell office:value-type="float" office:value="45251" table:style-name="ce159">
            <text:p>45,251</text:p>
          </table:table-cell>
          <table:table-cell office:value-type="float" office:value="23716" table:style-name="ce159">
            <text:p>23,716</text:p>
          </table:table-cell>
          <table:table-cell office:value-type="float" office:value="21535" table:style-name="ce159">
            <text:p>21,535</text:p>
          </table:table-cell>
          <table:table-cell office:value-type="float" office:value="13.55" table:style-name="ce160">
            <text:p>13.55</text:p>
          </table:table-cell>
          <table:table-cell office:value-type="float" office:value="244931" table:style-name="ce159">
            <text:p>244,931</text:p>
          </table:table-cell>
          <table:table-cell office:value-type="float" office:value="126415" table:style-name="ce159">
            <text:p>126,415</text:p>
          </table:table-cell>
          <table:table-cell office:value-type="float" office:value="118516" table:style-name="ce159">
            <text:p>118,516</text:p>
          </table:table-cell>
          <table:table-cell office:value-type="float" office:value="73.319999999999993" table:style-name="ce160">
            <text:p>73.32</text:p>
          </table:table-cell>
          <table:table-cell office:value-type="float" office:value="43857" table:style-name="ce159">
            <text:p>43,857</text:p>
          </table:table-cell>
          <table:table-cell office:value-type="float" office:value="21065" table:style-name="ce159">
            <text:p>21,065</text:p>
          </table:table-cell>
          <table:table-cell office:value-type="float" office:value="22792" table:style-name="ce159">
            <text:p>22,792</text:p>
          </table:table-cell>
          <table:table-cell office:value-type="float" office:value="13.13" table:style-name="ce160">
            <text:p>13.13</text:p>
          </table:table-cell>
          <table:table-cell office:value-type="float" office:value="149368" table:style-name="ce159">
            <text:p>149,368</text:p>
          </table:table-cell>
          <table:table-cell office:value-type="float" office:value="77889" table:style-name="ce159">
            <text:p>77,889</text:p>
          </table:table-cell>
          <table:table-cell office:value-type="float" office:value="71479" table:style-name="ce159">
            <text:p>71,479</text:p>
          </table:table-cell>
          <table:table-cell office:value-type="float" office:value="44.72" table:style-name="ce160">
            <text:p>44.72</text:p>
          </table:table-cell>
          <table:table-cell office:value-type="float" office:value="265491" table:style-name="ce159">
            <text:p>265,491</text:p>
          </table:table-cell>
          <table:table-cell office:value-type="float" office:value="135433" table:style-name="ce159">
            <text:p>135,433</text:p>
          </table:table-cell>
          <table:table-cell office:value-type="float" office:value="130058" table:style-name="ce159">
            <text:p>130,058</text:p>
          </table:table-cell>
          <table:table-cell office:value-type="float" office:value="79.48" table:style-name="ce161">
            <text:p>79.48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澎 湖 縣</text:p>
          </table:table-cell>
          <table:table-cell office:value-type="float" office:value="99516" table:style-name="ce156">
            <text:p>99,516</text:p>
          </table:table-cell>
          <table:table-cell office:value-type="float" office:value="51182" table:style-name="ce157">
            <text:p>51,182</text:p>
          </table:table-cell>
          <table:table-cell office:value-type="float" office:value="48334" table:style-name="ce157">
            <text:p>48,334</text:p>
          </table:table-cell>
          <table:table-cell office:value-type="float" office:value="100" table:style-name="ce158">
            <text:p>100.00</text:p>
          </table:table-cell>
          <table:table-cell office:value-type="float" office:value="12284" table:style-name="ce159">
            <text:p>12,284</text:p>
          </table:table-cell>
          <table:table-cell office:value-type="float" office:value="6450" table:style-name="ce159">
            <text:p>6,450</text:p>
          </table:table-cell>
          <table:table-cell office:value-type="float" office:value="5834" table:style-name="ce159">
            <text:p>5,834</text:p>
          </table:table-cell>
          <table:table-cell office:value-type="float" office:value="12.34" table:style-name="ce160">
            <text:p>12.34</text:p>
          </table:table-cell>
          <table:table-cell office:value-type="float" office:value="72983" table:style-name="ce159">
            <text:p>72,983</text:p>
          </table:table-cell>
          <table:table-cell office:value-type="float" office:value="38084" table:style-name="ce159">
            <text:p>38,084</text:p>
          </table:table-cell>
          <table:table-cell office:value-type="float" office:value="34899" table:style-name="ce159">
            <text:p>34,899</text:p>
          </table:table-cell>
          <table:table-cell office:value-type="float" office:value="73.34" table:style-name="ce160">
            <text:p>73.34</text:p>
          </table:table-cell>
          <table:table-cell office:value-type="float" office:value="14249" table:style-name="ce159">
            <text:p>14,249</text:p>
          </table:table-cell>
          <table:table-cell office:value-type="float" office:value="6648" table:style-name="ce159">
            <text:p>6,648</text:p>
          </table:table-cell>
          <table:table-cell office:value-type="float" office:value="7601" table:style-name="ce159">
            <text:p>7,601</text:p>
          </table:table-cell>
          <table:table-cell office:value-type="float" office:value="14.32" table:style-name="ce160">
            <text:p>14.32</text:p>
          </table:table-cell>
          <table:table-cell office:value-type="float" office:value="46588" table:style-name="ce159">
            <text:p>46,588</text:p>
          </table:table-cell>
          <table:table-cell office:value-type="float" office:value="24280" table:style-name="ce159">
            <text:p>24,280</text:p>
          </table:table-cell>
          <table:table-cell office:value-type="float" office:value="22308" table:style-name="ce159">
            <text:p>22,308</text:p>
          </table:table-cell>
          <table:table-cell office:value-type="float" office:value="46.81" table:style-name="ce160">
            <text:p>46.81</text:p>
          </table:table-cell>
          <table:table-cell office:value-type="float" office:value="80884" table:style-name="ce159">
            <text:p>80,884</text:p>
          </table:table-cell>
          <table:table-cell office:value-type="float" office:value="41441" table:style-name="ce159">
            <text:p>41,441</text:p>
          </table:table-cell>
          <table:table-cell office:value-type="float" office:value="39443" table:style-name="ce159">
            <text:p>39,443</text:p>
          </table:table-cell>
          <table:table-cell office:value-type="float" office:value="81.28" table:style-name="ce161">
            <text:p>81.28</text:p>
          </table:table-cell>
          <table:table-cell table:number-columns-repeated="16359" table:style-name="ce139"/>
        </table:table-row>
        <table:table-row table:style-name="ro24">
          <table:table-cell office:value-type="string" table:style-name="ce155">
            <text:p>基 隆 市</text:p>
          </table:table-cell>
          <table:table-cell office:value-type="float" office:value="375413" table:style-name="ce156">
            <text:p>375,413</text:p>
          </table:table-cell>
          <table:table-cell office:value-type="float" office:value="188911" table:style-name="ce157">
            <text:p>188,911</text:p>
          </table:table-cell>
          <table:table-cell office:value-type="float" office:value="186502" table:style-name="ce157">
            <text:p>186,502</text:p>
          </table:table-cell>
          <table:table-cell office:value-type="float" office:value="100" table:style-name="ce158">
            <text:p>100.00</text:p>
          </table:table-cell>
          <table:table-cell office:value-type="float" office:value="46039" table:style-name="ce159">
            <text:p>46,039</text:p>
          </table:table-cell>
          <table:table-cell office:value-type="float" office:value="24004" table:style-name="ce159">
            <text:p>24,004</text:p>
          </table:table-cell>
          <table:table-cell office:value-type="float" office:value="22035" table:style-name="ce159">
            <text:p>22,035</text:p>
          </table:table-cell>
          <table:table-cell office:value-type="float" office:value="12.26" table:style-name="ce160">
            <text:p>12.26</text:p>
          </table:table-cell>
          <table:table-cell office:value-type="float" office:value="284877" table:style-name="ce159">
            <text:p>284,877</text:p>
          </table:table-cell>
          <table:table-cell office:value-type="float" office:value="144343" table:style-name="ce159">
            <text:p>144,343</text:p>
          </table:table-cell>
          <table:table-cell office:value-type="float" office:value="140534" table:style-name="ce159">
            <text:p>140,534</text:p>
          </table:table-cell>
          <table:table-cell office:value-type="float" office:value="75.88" table:style-name="ce160">
            <text:p>75.88</text:p>
          </table:table-cell>
          <table:table-cell office:value-type="float" office:value="44497" table:style-name="ce159">
            <text:p>44,497</text:p>
          </table:table-cell>
          <table:table-cell office:value-type="float" office:value="20564" table:style-name="ce159">
            <text:p>20,564</text:p>
          </table:table-cell>
          <table:table-cell office:value-type="float" office:value="23933" table:style-name="ce159">
            <text:p>23,933</text:p>
          </table:table-cell>
          <table:table-cell office:value-type="float" office:value="11.85" table:style-name="ce160">
            <text:p>11.85</text:p>
          </table:table-cell>
          <table:table-cell office:value-type="float" office:value="172259" table:style-name="ce159">
            <text:p>172,259</text:p>
          </table:table-cell>
          <table:table-cell office:value-type="float" office:value="87967" table:style-name="ce159">
            <text:p>87,967</text:p>
          </table:table-cell>
          <table:table-cell office:value-type="float" office:value="84292" table:style-name="ce159">
            <text:p>84,292</text:p>
          </table:table-cell>
          <table:table-cell office:value-type="float" office:value="45.89" table:style-name="ce160">
            <text:p>45.89</text:p>
          </table:table-cell>
          <table:table-cell office:value-type="float" office:value="303503" table:style-name="ce159">
            <text:p>303,503</text:p>
          </table:table-cell>
          <table:table-cell office:value-type="float" office:value="151442" table:style-name="ce159">
            <text:p>151,442</text:p>
          </table:table-cell>
          <table:table-cell office:value-type="float" office:value="152061" table:style-name="ce159">
            <text:p>152,061</text:p>
          </table:table-cell>
          <table:table-cell office:value-type="float" office:value="80.849999999999994" table:style-name="ce161">
            <text:p>80.85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新 竹 市</text:p>
          </table:table-cell>
          <table:table-cell office:value-type="float" office:value="427561" table:style-name="ce156">
            <text:p>427,561</text:p>
          </table:table-cell>
          <table:table-cell office:value-type="float" office:value="211875" table:style-name="ce157">
            <text:p>211,875</text:p>
          </table:table-cell>
          <table:table-cell office:value-type="float" office:value="215686" table:style-name="ce157">
            <text:p>215,686</text:p>
          </table:table-cell>
          <table:table-cell office:value-type="float" office:value="100" table:style-name="ce158">
            <text:p>100.00</text:p>
          </table:table-cell>
          <table:table-cell office:value-type="float" office:value="78359" table:style-name="ce159">
            <text:p>78,359</text:p>
          </table:table-cell>
          <table:table-cell office:value-type="float" office:value="41000" table:style-name="ce159">
            <text:p>41,000</text:p>
          </table:table-cell>
          <table:table-cell office:value-type="float" office:value="37359" table:style-name="ce159">
            <text:p>37,359</text:p>
          </table:table-cell>
          <table:table-cell office:value-type="float" office:value="18.329999999999998" table:style-name="ce160">
            <text:p>18.33</text:p>
          </table:table-cell>
          <table:table-cell office:value-type="float" office:value="307697" table:style-name="ce159">
            <text:p>307,697</text:p>
          </table:table-cell>
          <table:table-cell office:value-type="float" office:value="151824" table:style-name="ce159">
            <text:p>151,824</text:p>
          </table:table-cell>
          <table:table-cell office:value-type="float" office:value="155873" table:style-name="ce159">
            <text:p>155,873</text:p>
          </table:table-cell>
          <table:table-cell office:value-type="float" office:value="71.97" table:style-name="ce160">
            <text:p>71.97</text:p>
          </table:table-cell>
          <table:table-cell office:value-type="float" office:value="41505" table:style-name="ce159">
            <text:p>41,505</text:p>
          </table:table-cell>
          <table:table-cell office:value-type="float" office:value="19051" table:style-name="ce159">
            <text:p>19,051</text:p>
          </table:table-cell>
          <table:table-cell office:value-type="float" office:value="22454" table:style-name="ce159">
            <text:p>22,454</text:p>
          </table:table-cell>
          <table:table-cell office:value-type="float" office:value="9.7100000000000009" table:style-name="ce160">
            <text:p>9.71</text:p>
          </table:table-cell>
          <table:table-cell office:value-type="float" office:value="203039" table:style-name="ce159">
            <text:p>203,039</text:p>
          </table:table-cell>
          <table:table-cell office:value-type="float" office:value="99963" table:style-name="ce159">
            <text:p>99,963</text:p>
          </table:table-cell>
          <table:table-cell office:value-type="float" office:value="103076" table:style-name="ce159">
            <text:p>103,076</text:p>
          </table:table-cell>
          <table:table-cell office:value-type="float" office:value="47.49" table:style-name="ce160">
            <text:p>47.49</text:p>
          </table:table-cell>
          <table:table-cell office:value-type="float" office:value="320547" table:style-name="ce159">
            <text:p>320,547</text:p>
          </table:table-cell>
          <table:table-cell office:value-type="float" office:value="156092" table:style-name="ce159">
            <text:p>156,092</text:p>
          </table:table-cell>
          <table:table-cell office:value-type="float" office:value="164455" table:style-name="ce159">
            <text:p>164,455</text:p>
          </table:table-cell>
          <table:table-cell office:value-type="float" office:value="74.97" table:style-name="ce161">
            <text:p>74.97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嘉 義 市</text:p>
          </table:table-cell>
          <table:table-cell office:value-type="float" office:value="271106" table:style-name="ce156">
            <text:p>271,106</text:p>
          </table:table-cell>
          <table:table-cell office:value-type="float" office:value="132841" table:style-name="ce157">
            <text:p>132,841</text:p>
          </table:table-cell>
          <table:table-cell office:value-type="float" office:value="138265" table:style-name="ce157">
            <text:p>138,265</text:p>
          </table:table-cell>
          <table:table-cell office:value-type="float" office:value="100" table:style-name="ce158">
            <text:p>100.00</text:p>
          </table:table-cell>
          <table:table-cell office:value-type="float" office:value="42766" table:style-name="ce159">
            <text:p>42,766</text:p>
          </table:table-cell>
          <table:table-cell office:value-type="float" office:value="22410" table:style-name="ce159">
            <text:p>22,410</text:p>
          </table:table-cell>
          <table:table-cell office:value-type="float" office:value="20356" table:style-name="ce159">
            <text:p>20,356</text:p>
          </table:table-cell>
          <table:table-cell office:value-type="float" office:value="15.77" table:style-name="ce160">
            <text:p>15.77</text:p>
          </table:table-cell>
          <table:table-cell office:value-type="float" office:value="196585" table:style-name="ce159">
            <text:p>196,585</text:p>
          </table:table-cell>
          <table:table-cell office:value-type="float" office:value="96074" table:style-name="ce159">
            <text:p>96,074</text:p>
          </table:table-cell>
          <table:table-cell office:value-type="float" office:value="100511" table:style-name="ce159">
            <text:p>100,511</text:p>
          </table:table-cell>
          <table:table-cell office:value-type="float" office:value="72.510000000000005" table:style-name="ce160">
            <text:p>72.51</text:p>
          </table:table-cell>
          <table:table-cell office:value-type="float" office:value="31755" table:style-name="ce159">
            <text:p>31,755</text:p>
          </table:table-cell>
          <table:table-cell office:value-type="float" office:value="14357" table:style-name="ce159">
            <text:p>14,357</text:p>
          </table:table-cell>
          <table:table-cell office:value-type="float" office:value="17398" table:style-name="ce159">
            <text:p>17,398</text:p>
          </table:table-cell>
          <table:table-cell office:value-type="float" office:value="11.71" table:style-name="ce160">
            <text:p>11.71</text:p>
          </table:table-cell>
          <table:table-cell office:value-type="float" office:value="122347" table:style-name="ce159">
            <text:p>122,347</text:p>
          </table:table-cell>
          <table:table-cell office:value-type="float" office:value="59551" table:style-name="ce159">
            <text:p>59,551</text:p>
          </table:table-cell>
          <table:table-cell office:value-type="float" office:value="62796" table:style-name="ce159">
            <text:p>62,796</text:p>
          </table:table-cell>
          <table:table-cell office:value-type="float" office:value="45.13" table:style-name="ce160">
            <text:p>45.13</text:p>
          </table:table-cell>
          <table:table-cell office:value-type="float" office:value="208124" table:style-name="ce159">
            <text:p>208,124</text:p>
          </table:table-cell>
          <table:table-cell office:value-type="float" office:value="100022" table:style-name="ce159">
            <text:p>100,022</text:p>
          </table:table-cell>
          <table:table-cell office:value-type="float" office:value="108102" table:style-name="ce159">
            <text:p>108,102</text:p>
          </table:table-cell>
          <table:table-cell office:value-type="float" office:value="76.77" table:style-name="ce161">
            <text:p>76.77</text:p>
          </table:table-cell>
          <table:table-cell table:number-columns-repeated="16359" table:style-name="ce139"/>
        </table:table-row>
        <table:table-row table:style-name="ro39">
          <table:table-cell office:value-type="string" table:style-name="ce150">
            <text:p>福 建 省</text:p>
          </table:table-cell>
          <table:table-cell office:value-type="float" office:value="130965" table:style-name="ce162">
            <text:p>130,965</text:p>
          </table:table-cell>
          <table:table-cell office:value-type="float" office:value="66666" table:style-name="ce163">
            <text:p>66,666</text:p>
          </table:table-cell>
          <table:table-cell office:value-type="float" office:value="64299" table:style-name="ce163">
            <text:p>64,299</text:p>
          </table:table-cell>
          <table:table-cell office:value-type="float" office:value="100" table:style-name="ce153">
            <text:p>100.00</text:p>
          </table:table-cell>
          <table:table-cell office:value-type="float" office:value="15023" table:style-name="ce152">
            <text:p>15,023</text:p>
          </table:table-cell>
          <table:table-cell office:value-type="float" office:value="7829" table:style-name="ce152">
            <text:p>7,829</text:p>
          </table:table-cell>
          <table:table-cell office:value-type="float" office:value="7194" table:style-name="ce152">
            <text:p>7,194</text:p>
          </table:table-cell>
          <table:table-cell office:value-type="float" office:value="11.47" table:style-name="ce153">
            <text:p>11.47</text:p>
          </table:table-cell>
          <table:table-cell office:value-type="float" office:value="101426" table:style-name="ce152">
            <text:p>101,426</text:p>
          </table:table-cell>
          <table:table-cell office:value-type="float" office:value="51862" table:style-name="ce152">
            <text:p>51,862</text:p>
          </table:table-cell>
          <table:table-cell office:value-type="float" office:value="49564" table:style-name="ce152">
            <text:p>49,564</text:p>
          </table:table-cell>
          <table:table-cell office:value-type="float" office:value="77.45" table:style-name="ce153">
            <text:p>77.45</text:p>
          </table:table-cell>
          <table:table-cell office:value-type="float" office:value="14516" table:style-name="ce152">
            <text:p>14,516</text:p>
          </table:table-cell>
          <table:table-cell office:value-type="float" office:value="6975" table:style-name="ce152">
            <text:p>6,975</text:p>
          </table:table-cell>
          <table:table-cell office:value-type="float" office:value="7541" table:style-name="ce152">
            <text:p>7,541</text:p>
          </table:table-cell>
          <table:table-cell office:value-type="float" office:value="11.08" table:style-name="ce153">
            <text:p>11.08</text:p>
          </table:table-cell>
          <table:table-cell office:value-type="float" office:value="63711" table:style-name="ce152">
            <text:p>63,711</text:p>
          </table:table-cell>
          <table:table-cell office:value-type="float" office:value="32286" table:style-name="ce152">
            <text:p>32,286</text:p>
          </table:table-cell>
          <table:table-cell office:value-type="float" office:value="31425" table:style-name="ce152">
            <text:p>31,425</text:p>
          </table:table-cell>
          <table:table-cell office:value-type="float" office:value="48.65" table:style-name="ce153">
            <text:p>48.65</text:p>
          </table:table-cell>
          <table:table-cell office:value-type="float" office:value="107410" table:style-name="ce152">
            <text:p>107,410</text:p>
          </table:table-cell>
          <table:table-cell office:value-type="float" office:value="54541" table:style-name="ce152">
            <text:p>54,541</text:p>
          </table:table-cell>
          <table:table-cell office:value-type="float" office:value="52869" table:style-name="ce152">
            <text:p>52,869</text:p>
          </table:table-cell>
          <table:table-cell office:value-type="float" office:value="82.01" table:style-name="ce154">
            <text:p>82.01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金 門 縣</text:p>
          </table:table-cell>
          <table:table-cell office:value-type="float" office:value="118924" table:style-name="ce156">
            <text:p>118,924</text:p>
          </table:table-cell>
          <table:table-cell office:value-type="float" office:value="59844" table:style-name="ce157">
            <text:p>59,844</text:p>
          </table:table-cell>
          <table:table-cell office:value-type="float" office:value="59080" table:style-name="ce157">
            <text:p>59,080</text:p>
          </table:table-cell>
          <table:table-cell office:value-type="float" office:value="100" table:style-name="ce158">
            <text:p>100.00</text:p>
          </table:table-cell>
          <table:table-cell office:value-type="float" office:value="13425" table:style-name="ce159">
            <text:p>13,425</text:p>
          </table:table-cell>
          <table:table-cell office:value-type="float" office:value="6979" table:style-name="ce159">
            <text:p>6,979</text:p>
          </table:table-cell>
          <table:table-cell office:value-type="float" office:value="6446" table:style-name="ce159">
            <text:p>6,446</text:p>
          </table:table-cell>
          <table:table-cell office:value-type="float" office:value="11.29" table:style-name="ce160">
            <text:p>11.29</text:p>
          </table:table-cell>
          <table:table-cell office:value-type="float" office:value="92096" table:style-name="ce159">
            <text:p>92,096</text:p>
          </table:table-cell>
          <table:table-cell office:value-type="float" office:value="46461" table:style-name="ce159">
            <text:p>46,461</text:p>
          </table:table-cell>
          <table:table-cell office:value-type="float" office:value="45635" table:style-name="ce159">
            <text:p>45,635</text:p>
          </table:table-cell>
          <table:table-cell office:value-type="float" office:value="77.44" table:style-name="ce160">
            <text:p>77.44</text:p>
          </table:table-cell>
          <table:table-cell office:value-type="float" office:value="13403" table:style-name="ce159">
            <text:p>13,403</text:p>
          </table:table-cell>
          <table:table-cell office:value-type="float" office:value="6404" table:style-name="ce159">
            <text:p>6,404</text:p>
          </table:table-cell>
          <table:table-cell office:value-type="float" office:value="6999" table:style-name="ce159">
            <text:p>6,999</text:p>
          </table:table-cell>
          <table:table-cell office:value-type="float" office:value="11.27" table:style-name="ce160">
            <text:p>11.27</text:p>
          </table:table-cell>
          <table:table-cell office:value-type="float" office:value="57850" table:style-name="ce159">
            <text:p>57,850</text:p>
          </table:table-cell>
          <table:table-cell office:value-type="float" office:value="28922" table:style-name="ce159">
            <text:p>28,922</text:p>
          </table:table-cell>
          <table:table-cell office:value-type="float" office:value="28928" table:style-name="ce159">
            <text:p>28,928</text:p>
          </table:table-cell>
          <table:table-cell office:value-type="float" office:value="48.64" table:style-name="ce160">
            <text:p>48.64</text:p>
          </table:table-cell>
          <table:table-cell office:value-type="float" office:value="97713" table:style-name="ce159">
            <text:p>97,713</text:p>
          </table:table-cell>
          <table:table-cell office:value-type="float" office:value="48979" table:style-name="ce159">
            <text:p>48,979</text:p>
          </table:table-cell>
          <table:table-cell office:value-type="float" office:value="48734" table:style-name="ce159">
            <text:p>48,734</text:p>
          </table:table-cell>
          <table:table-cell office:value-type="float" office:value="82.16" table:style-name="ce161">
            <text:p>82.16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55">
            <text:p>連 江 縣</text:p>
          </table:table-cell>
          <table:table-cell office:value-type="float" office:value="12041" table:style-name="ce156">
            <text:p>12,041</text:p>
          </table:table-cell>
          <table:table-cell office:value-type="float" office:value="6822" table:style-name="ce157">
            <text:p>6,822</text:p>
          </table:table-cell>
          <table:table-cell office:value-type="float" office:value="5219" table:style-name="ce157">
            <text:p>5,219</text:p>
          </table:table-cell>
          <table:table-cell office:value-type="float" office:value="100" table:style-name="ce158">
            <text:p>100.00</text:p>
          </table:table-cell>
          <table:table-cell office:value-type="float" office:value="1598" table:style-name="ce159">
            <text:p>1,598</text:p>
          </table:table-cell>
          <table:table-cell office:value-type="float" office:value="850" table:style-name="ce159">
            <text:p>850</text:p>
          </table:table-cell>
          <table:table-cell office:value-type="float" office:value="748" table:style-name="ce159">
            <text:p>748</text:p>
          </table:table-cell>
          <table:table-cell office:value-type="float" office:value="13.27" table:style-name="ce160">
            <text:p>13.27</text:p>
          </table:table-cell>
          <table:table-cell office:value-type="float" office:value="9330" table:style-name="ce159">
            <text:p>9,330</text:p>
          </table:table-cell>
          <table:table-cell office:value-type="float" office:value="5401" table:style-name="ce159">
            <text:p>5,401</text:p>
          </table:table-cell>
          <table:table-cell office:value-type="float" office:value="3929" table:style-name="ce159">
            <text:p>3,929</text:p>
          </table:table-cell>
          <table:table-cell office:value-type="float" office:value="77.489999999999995" table:style-name="ce160">
            <text:p>77.49</text:p>
          </table:table-cell>
          <table:table-cell office:value-type="float" office:value="1113" table:style-name="ce159">
            <text:p>1,113</text:p>
          </table:table-cell>
          <table:table-cell office:value-type="float" office:value="571" table:style-name="ce159">
            <text:p>571</text:p>
          </table:table-cell>
          <table:table-cell office:value-type="float" office:value="542" table:style-name="ce159">
            <text:p>542</text:p>
          </table:table-cell>
          <table:table-cell office:value-type="float" office:value="9.24" table:style-name="ce160">
            <text:p>9.24</text:p>
          </table:table-cell>
          <table:table-cell office:value-type="float" office:value="5861" table:style-name="ce159">
            <text:p>5,861</text:p>
          </table:table-cell>
          <table:table-cell office:value-type="float" office:value="3364" table:style-name="ce159">
            <text:p>3,364</text:p>
          </table:table-cell>
          <table:table-cell office:value-type="float" office:value="2497" table:style-name="ce159">
            <text:p>2,497</text:p>
          </table:table-cell>
          <table:table-cell office:value-type="float" office:value="48.68" table:style-name="ce160">
            <text:p>48.68</text:p>
          </table:table-cell>
          <table:table-cell office:value-type="float" office:value="9697" table:style-name="ce159">
            <text:p>9,697</text:p>
          </table:table-cell>
          <table:table-cell office:value-type="float" office:value="5562" table:style-name="ce159">
            <text:p>5,562</text:p>
          </table:table-cell>
          <table:table-cell office:value-type="float" office:value="4135" table:style-name="ce159">
            <text:p>4,135</text:p>
          </table:table-cell>
          <table:table-cell office:value-type="float" office:value="80.53" table:style-name="ce161">
            <text:p>80.53</text:p>
          </table:table-cell>
          <table:table-cell table:number-columns-repeated="16359" table:style-name="ce139"/>
        </table:table-row>
        <table:table-row table:style-name="ro40">
          <table:table-cell table:style-name="ce164"/>
          <table:table-cell table:style-name="ce165"/>
          <table:table-cell table:number-columns-repeated="6" table:style-name="ce166"/>
          <table:table-cell table:style-name="ce167"/>
          <table:table-cell table:number-columns-repeated="3" table:style-name="ce166"/>
          <table:table-cell table:style-name="ce167"/>
          <table:table-cell table:number-columns-repeated="3" table:style-name="ce166"/>
          <table:table-cell table:number-columns-repeated="3" table:style-name="ce167"/>
          <table:table-cell table:style-name="ce168"/>
          <table:table-cell table:style-name="ce167"/>
          <table:table-cell table:number-columns-repeated="3" table:style-name="ce169"/>
          <table:table-cell table:style-name="ce170"/>
          <table:table-cell table:number-columns-repeated="16359" table:style-name="ce171"/>
        </table:table-row>
        <table:table-row table:style-name="ro5">
          <table:table-cell table:style-name="ce172"/>
          <table:table-cell table:number-columns-repeated="23" table:style-name="ce171"/>
          <table:table-cell office:value-type="string" table:style-name="ce173">
            <text:p>內政部戶政司<text:span text:style-name="T7"><text:s/></text:span>民國<text:span text:style-name="T7">102</text:span>年<text:span text:style-name="T7">10</text:span>月<text:span text:style-name="T7">4</text:span>日編製</text:p>
          </table:table-cell>
          <table:table-cell table:number-columns-repeated="16359" table:style-name="ce171"/>
        </table:table-row>
        <table:table-row table:style-name="ro41">
          <table:table-cell table:style-name="ce174"/>
          <table:table-cell table:number-columns-repeated="16383" table:style-name="ce175"/>
        </table:table-row>
        <table:table-row table:number-rows-repeated="1048543" table:style-name="ro41">
          <table:table-cell table:number-columns-repeated="16384"/>
        </table:table-row>
      </table:table>
      <table:table table:name="資料分析_" table:style-name="ta4">
        <table:table-column table:style-name="co37" table:default-cell-style-name="ce1"/>
        <table:table-column table:style-name="co29" table:number-columns-repeated="5" table:default-cell-style-name="ce1"/>
        <table:table-column table:style-name="co28" table:default-cell-style-name="ce1"/>
        <table:table-column table:style-name="co38" table:default-cell-style-name="ce1"/>
        <table:table-column table:style-name="co29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6.95833in" svg:height="10.11667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7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4P0">
      <number:number number:decimal-places="2" number:min-integer-digits="1" number:grouping="true"/>
    </number:number-style>
    <number:number-style style:name="N84P1">
      <number:text>－  </number:text>
      <number:number number:decimal-places="2" number:min-integer-digits="1" number:grouping="true"/>
    </number:number-style>
    <number:text-style style:name="N84P2">
      <number:text>—</number:text>
    </number:text-style>
    <number:text-style style:name="N84"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number number:decimal-places="0" number:min-integer-digits="1" number:grouping="true"/>
    </number:number-style>
    <number:number-style style:name="N85P1">
      <number:text>－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7P0">
      <number:text>   </number:text>
      <number:number number:decimal-places="0" number:min-integer-digits="1" number:grouping="true"/>
    </number:number-style>
    <number:number-style style:name="N87P1">
      <number:text>－     </number:text>
      <number:number number:decimal-places="0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number:number-style style:name="N96P0">
      <number:text>   </number:text>
      <number:number number:decimal-places="0" number:min-integer-digits="1" number:grouping="true"/>
    </number:number-style>
    <number:number-style style:name="N96P1">
      <number:text>－ </number:text>
      <number:number number:decimal-places="0" number:min-integer-digits="1" number:grouping="true"/>
    </number:number-style>
    <number:text-style style:name="N96">
      <number:text>—</number:text>
      <style:map style:condition="value()&gt;0" style:apply-style-name="N96P0"/>
      <style:map style:condition="value()&lt;0" style:apply-style-name="N96P1"/>
    </number:text-style>
    <number:number-style style:name="N97P0">
      <number:text>    </number:text>
      <number:number number:decimal-places="2" number:min-integer-digits="1" number:grouping="true"/>
    </number:number-style>
    <number:number-style style:name="N97P1">
      <number:text>－  </number:text>
      <number:number number:decimal-places="2" number:min-integer-digits="1" number:grouping="true"/>
    </number:number-style>
    <number:text-style style:name="N97P2">
      <number:text>—</number:text>
    </number:text-style>
    <number:text-style style:name="N97">
      <style:map style:condition="value()&gt;0" style:apply-style-name="N97P0"/>
      <style:map style:condition="value()&lt;0" style:apply-style-name="N97P1"/>
      <style:map style:condition="value()=0" style:apply-style-name="N97P2"/>
    </number:text-style>
    <number:number-style style:name="N101P0">
      <number:number number:decimal-places="2" number:min-integer-digits="1" number:grouping="true"/>
    </number:number-style>
    <number:number-style style:name="N101P1">
      <number:text>–</number:text>
      <number:number number:decimal-places="2" number:min-integer-digits="1" number:grouping="true"/>
    </number:number-style>
    <number:text-style style:name="N101">
      <number:text>—</number:text>
      <style:map style:condition="value()&gt;0" style:apply-style-name="N101P0"/>
      <style:map style:condition="value()&lt;0" style:apply-style-name="N101P1"/>
    </number:text-style>
    <number:number-style style:name="N102P0">
      <number:number number:decimal-places="0" number:min-integer-digits="1" number:grouping="true"/>
    </number:number-style>
    <number:number-style style:name="N102P1">
      <number:text>-</number:text>
      <number:number number:decimal-places="0" number:min-integer-digits="1" number:grouping="true"/>
    </number:number-style>
    <number:text-style style:name="N102">
      <number:text>－</number:text>
      <style:map style:condition="value()&gt;0" style:apply-style-name="N102P0"/>
      <style:map style:condition="value()&lt;0" style:apply-style-name="N102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6032__34920__34399_04_44_05_44__36895__22577_3_38542__27573__24180__40801_-_36899__32080__40__20844__24335__41__27284_102.09-_26032__43__30007__22899_" style:display-name="一般_新表號04,05,速報3階段年齡-連結(公式)檔102.09-新+男女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36220472440945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393700787401575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3-10-04T05:12:58Z</meta:creation-date>
    <dc:date>2016-08-24T10:56:56Z</dc:date>
    <meta:print-date>2013-10-04T05:27:08Z</meta:print-date>
  </office:meta>
</office:document-meta>
</file>